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none" fo:background-color="#c9211e" fo:border-left="0.74pt solid #000000" fo:border-right="none" fo:border-top="none"/>
      <style:text-properties fo:color="#000000"/>
    </style:style>
    <style:style style:name="ce23" style:family="table-cell" style:parent-style-name="Default">
      <style:table-cell-properties fo:background-color="#c9211e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ce28" style:family="table-cell" style:parent-style-name="Note">
      <style:table-cell-properties style:text-align-source="fix" style:repeat-content="false" fo:wrap-option="wrap" style:vertical-align="middle"/>
      <style:paragraph-properties fo:text-align="center" fo:margin-left="0in"/>
      <style:text-properties style:font-name="CMU Serif"/>
    </style:style>
    <style:style style:name="ce29" style:family="table-cell" style:parent-style-name="Note">
      <style:table-cell-properties style:text-align-source="fix" style:repeat-content="false" style:vertical-align="middle"/>
      <style:paragraph-properties fo:text-align="center" fo:margin-left="0in"/>
      <style:text-properties style:font-name="CMU Serif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read-out" table:style-name="ta1">
        <office:forms form:automatic-focus="false" form:apply-design-mode="false"/>
        <table:shapes>
          <draw:frame draw:z-index="0" draw:style-name="gr1" draw:text-style-name="P1" svg:width="25.8972in" svg:height="3.5429in" svg:x="0in" svg:y="22.0421in">
            <draw:object draw:notify-on-update-of-ranges="'Spread-out'.B3:'Spread-out'.B3 'Spread-out'.B4:'Spread-out'.B114 'Spread-out'.C3:'Spread-out'.C3 'Spread-out'.C4:'Spread-out'.C114 'Spread-out'.D3:'Spread-out'.D3 'Spread-out'.D4:'Spread-out'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5.8756in" svg:height="3.5429in" svg:x="0in" svg:y="25.4295in">
            <draw:object draw:notify-on-update-of-ranges="'Spread-out'.E3:'Spread-out'.E3 'Spread-out'.E4:'Spread-out'.E114 'Spread-out'.F3:'Spread-out'.F3 'Spread-out'.F4:'Spread-out'.F114 'Spread-out'.G3:'Spread-out'.G3 'Spread-out'.G4:'Spread-out'.G1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5.8535in" svg:height="3.5429in" svg:x="0in" svg:y="28.9744in">
            <draw:object draw:notify-on-update-of-ranges="'Spread-out'.H3:'Spread-out'.H3 'Spread-out'.H4:'Spread-out'.H114 'Spread-out'.I3:'Spread-out'.I3 'Spread-out'.I4:'Spread-out'.I114 'Spread-out'.J3:'Spread-out'.J3 'Spread-out'.J4:'Spread-out'.J1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5.8213in" svg:height="3.5429in" svg:x="0in" svg:y="32.5106in">
            <draw:object draw:notify-on-update-of-ranges="'Spread-out'.K3:'Spread-out'.K3 'Spread-out'.K4:'Spread-out'.K114 'Spread-out'.L3:'Spread-out'.L3 'Spread-out'.L4:'Spread-out'.L114 'Spread-out'.M3:'Spread-out'.M3 'Spread-out'.M4:'Spread-out'.M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5.778in" svg:height="3.5429in" svg:x="0in" svg:y="35.9819in">
            <draw:object draw:notify-on-update-of-ranges="'Spread-out'.N3:'Spread-out'.N3 'Spread-out'.N4:'Spread-out'.N114 'Spread-out'.O3:'Spread-out'.O3 'Spread-out'.O4:'Spread-out'.O114 'Spread-out'.P3:'Spread-out'.P3 'Spread-out'.P4:'Spread-out'.P1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5.778in" svg:height="3.5429in" svg:x="0in" svg:y="39.5067in">
            <draw:object draw:notify-on-update-of-ranges="'Spread-out'.Q3:'Spread-out'.Q3 'Spread-out'.Q4:'Spread-out'.Q114 'Spread-out'.R3:'Spread-out'.R3 'Spread-out'.R4:'Spread-out'.R114 'Spread-out'.S3:'Spread-out'.S3 'Spread-out'.S4:'Spread-out'.S1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25.7886in" svg:height="3.5429in" svg:x="0in" svg:y="42.9567in">
            <draw:object draw:notify-on-update-of-ranges="'Spread-out'.T4:'Spread-out'.T114 'Spread-out'.T3:'Spread-out'.T3 'Spread-out'.T4:'Spread-out'.T114 'Spread-out'.U3:'Spread-out'.U3 'Spread-out'.U4:'Spread-out'.U114 'Spread-out'.V3:'Spread-out'.V3 'Spread-out'.V4:'Spread-out'.V1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21" table:number-rows-spanned="1">
            <text:p>Fill Ratio</text:p>
          </table:table-cell>
          <table:covered-table-cell table:number-columns-repeated="17"/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 = 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2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3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4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5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6</text:p>
          </table:table-cell>
          <table:covered-table-cell table:style-name="ce17"/>
          <table:covered-table-cell table:style-name="ce19"/>
        </table:table-row>
        <table:table-row table:style-name="ro1">
          <table:table-cell/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22" office:value-type="string" calcext:value-type="string">
            <text:p>Region 1</text:p>
          </table:table-cell>
          <table:table-cell table:style-name="ce23"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22" office:value-type="string" calcext:value-type="string">
            <text:p>Region 1</text:p>
          </table:table-cell>
          <table:table-cell table:style-name="ce23" office:value-type="string" calcext:value-type="string">
            <text:p>Region 2</text:p>
          </table:table-cell>
          <table:table-cell table:style-name="ce25" office:value-type="string" calcext:value-type="string">
            <text:p>Region 3</text:p>
          </table:table-cell>
        </table:table-row>
        <table:table-row table:style-name="ro1">
          <table:table-cell/>
          <table:table-cell office:value-type="float" office:value="0.729606178338064" calcext:value-type="float">
            <text:p>0.729606178338064</text:p>
          </table:table-cell>
          <table:table-cell office:value-type="float" office:value="0.460778768032726" calcext:value-type="float">
            <text:p>0.460778768032726</text:p>
          </table:table-cell>
          <table:table-cell office:value-type="float" office:value="0.909032520665641" calcext:value-type="float">
            <text:p>0.909032520665641</text:p>
          </table:table-cell>
          <table:table-cell office:value-type="float" office:value="0.735792739373716" calcext:value-type="float">
            <text:p>0.735792739373716</text:p>
          </table:table-cell>
          <table:table-cell office:value-type="float" office:value="0.49349413150909" calcext:value-type="float">
            <text:p>0.49349413150909</text:p>
          </table:table-cell>
          <table:table-cell office:value-type="float" office:value="0.911985196143009" calcext:value-type="float">
            <text:p>0.911985196143009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2695029322057" calcext:value-type="float">
            <text:p>0.522695029322057</text:p>
          </table:table-cell>
          <table:table-cell office:value-type="float" office:value="0.915154929669546" calcext:value-type="float">
            <text:p>0.915154929669546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8876840892581" calcext:value-type="float">
            <text:p>0.528876840892581</text:p>
          </table:table-cell>
          <table:table-cell office:value-type="float" office:value="0.919553366177727" calcext:value-type="float">
            <text:p>0.919553366177727</text:p>
          </table:table-cell>
          <table:table-cell office:value-type="float" office:value="0.777134083832951" calcext:value-type="float">
            <text:p>0.777134083832951</text:p>
          </table:table-cell>
          <table:table-cell office:value-type="float" office:value="0.534403501349895" calcext:value-type="float">
            <text:p>0.534403501349895</text:p>
          </table:table-cell>
          <table:table-cell office:value-type="float" office:value="0.926682512922319" calcext:value-type="float">
            <text:p>0.92668251292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67637997544" calcext:value-type="float">
            <text:p>0.928676379975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0152493739601" calcext:value-type="float">
            <text:p>0.440152493739601</text:p>
          </table:table-cell>
          <table:table-cell office:value-type="float" office:value="0.920872400531813" calcext:value-type="float">
            <text:p>0.920872400531813</text:p>
          </table:table-cell>
          <table:table-cell office:value-type="float" office:value="0.666864257546104" calcext:value-type="float">
            <text:p>0.666864257546104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925418068372307" calcext:value-type="float">
            <text:p>0.925418068372307</text:p>
          </table:table-cell>
          <table:table-cell office:value-type="float" office:value="0.673386322007786" calcext:value-type="float">
            <text:p>0.673386322007786</text:p>
          </table:table-cell>
          <table:table-cell office:value-type="float" office:value="0.488045241205864" calcext:value-type="float">
            <text:p>0.488045241205864</text:p>
          </table:table-cell>
          <table:table-cell office:value-type="float" office:value="0.932089811674669" calcext:value-type="float">
            <text:p>0.932089811674669</text:p>
          </table:table-cell>
          <table:table-cell office:value-type="float" office:value="0.702062164206114" calcext:value-type="float">
            <text:p>0.702062164206114</text:p>
          </table:table-cell>
          <table:table-cell office:value-type="float" office:value="0.523931689467693" calcext:value-type="float">
            <text:p>0.523931689467693</text:p>
          </table:table-cell>
          <table:table-cell office:value-type="float" office:value="0.933587137672778" calcext:value-type="float">
            <text:p>0.933587137672778</text:p>
          </table:table-cell>
          <table:table-cell office:value-type="float" office:value="0.721735080533777" calcext:value-type="float">
            <text:p>0.721735080533777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.939327588217578" calcext:value-type="float">
            <text:p>0.939327588217578</text:p>
          </table:table-cell>
          <table:table-cell office:value-type="float" office:value="0.730238973774969" calcext:value-type="float">
            <text:p>0.730238973774969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" calcext:value-type="float">
            <text:p>0</text:p>
          </table:table-cell>
          <table:table-cell office:value-type="float" office:value="0.754691123537268" calcext:value-type="float">
            <text:p>0.75469112353726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3404509853434" calcext:value-type="float">
            <text:p>0.183404509853434</text:p>
          </table:table-cell>
          <table:table-cell office:value-type="float" office:value="0.269243230949381" calcext:value-type="float">
            <text:p>0.269243230949381</text:p>
          </table:table-cell>
          <table:table-cell office:value-type="float" office:value="0.773473125686601" calcext:value-type="float">
            <text:p>0.773473125686601</text:p>
          </table:table-cell>
          <table:table-cell office:value-type="float" office:value="0.183404509853434" calcext:value-type="float">
            <text:p>0.183404509853434</text:p>
          </table:table-cell>
          <table:table-cell office:value-type="float" office:value="0.270200117228277" calcext:value-type="float">
            <text:p>0.270200117228277</text:p>
          </table:table-cell>
          <table:table-cell office:value-type="float" office:value="0.787506246861489" calcext:value-type="float">
            <text:p>0.787506246861489</text:p>
          </table:table-cell>
          <table:table-cell office:value-type="float" office:value="0.215102290968511" calcext:value-type="float">
            <text:p>0.215102290968511</text:p>
          </table:table-cell>
          <table:table-cell office:value-type="float" office:value="0.329978194769945" calcext:value-type="float">
            <text:p>0.329978194769945</text:p>
          </table:table-cell>
          <table:table-cell office:value-type="float" office:value="0.808237354179583" calcext:value-type="float">
            <text:p>0.808237354179583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75406755421221" calcext:value-type="float">
            <text:p>0.375406755421221</text:p>
          </table:table-cell>
          <table:table-cell office:value-type="float" office:value="0.81840656819519" calcext:value-type="float">
            <text:p>0.81840656819519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99921637808453" calcext:value-type="float">
            <text:p>0.399921637808453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/>
          <table:table-cell office:value-type="float" office:value="0.832828670086873" calcext:value-type="float">
            <text:p>0.832828670086873</text:p>
          </table:table-cell>
        </table:table-row>
        <table:table-row table:style-name="ro1" table:visibility="filter">
          <table:table-cell/>
          <table:table-cell office:value-type="float" office:value="0.832442640800422" calcext:value-type="float">
            <text:p>0.832442640800422</text:p>
          </table:table-cell>
          <table:table-cell office:value-type="float" office:value="0.25790282704494" calcext:value-type="float">
            <text:p>0.25790282704494</text:p>
          </table:table-cell>
          <table:table-cell office:value-type="float" office:value="0.663804527621805" calcext:value-type="float">
            <text:p>0.663804527621805</text:p>
          </table:table-cell>
          <table:table-cell office:value-type="float" office:value="0.847398123672102" calcext:value-type="float">
            <text:p>0.847398123672102</text:p>
          </table:table-cell>
          <table:table-cell office:value-type="float" office:value="0.271114825814776" calcext:value-type="float">
            <text:p>0.271114825814776</text:p>
          </table:table-cell>
          <table:table-cell office:value-type="float" office:value="0.685572334359619" calcext:value-type="float">
            <text:p>0.685572334359619</text:p>
          </table:table-cell>
          <table:table-cell office:value-type="float" office:value="0.85622278712802" calcext:value-type="float">
            <text:p>0.85622278712802</text:p>
          </table:table-cell>
          <table:table-cell office:value-type="float" office:value="0.284608890523172" calcext:value-type="float">
            <text:p>0.284608890523172</text:p>
          </table:table-cell>
          <table:table-cell office:value-type="float" office:value="0.699633619447558" calcext:value-type="float">
            <text:p>0.699633619447558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47625601496074" calcext:value-type="float">
            <text:p>0.347625601496074</text:p>
          </table:table-cell>
          <table:table-cell office:value-type="float" office:value="0.72321287724217" calcext:value-type="float">
            <text:p>0.72321287724217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8017178739893" calcext:value-type="float">
            <text:p>0.38017178739893</text:p>
          </table:table-cell>
          <table:table-cell office:value-type="float" office:value="0.749731117437453" calcext:value-type="float">
            <text:p>0.749731117437453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" calcext:value-type="float">
            <text:p>0</text:p>
          </table:table-cell>
          <table:table-cell office:value-type="float" office:value="0.749731117437453" calcext:value-type="float">
            <text:p>0.749731117437453</text:p>
          </table:table-cell>
          <table:table-cell table:number-columns-repeated="2"/>
          <table:table-cell office:value-type="float" office:value="0.749731117437453" calcext:value-type="float">
            <text:p>0.749731117437453</text:p>
          </table:table-cell>
        </table:table-row>
        <table:table-row table:style-name="ro1" table:visibility="filter">
          <table:table-cell/>
          <table:table-cell office:value-type="float" office:value="0.258779981600017" calcext:value-type="float">
            <text:p>0.258779981600017</text:p>
          </table:table-cell>
          <table:table-cell office:value-type="float" office:value="0.276877648147204" calcext:value-type="float">
            <text:p>0.276877648147204</text:p>
          </table:table-cell>
          <table:table-cell office:value-type="float" office:value="0.0939007157894184" calcext:value-type="float">
            <text:p>0.0939007157894184</text:p>
          </table:table-cell>
          <table:table-cell office:value-type="float" office:value="0.258779981600017" calcext:value-type="float">
            <text:p>0.258779981600017</text:p>
          </table:table-cell>
          <table:table-cell office:value-type="float" office:value="0.318861289478343" calcext:value-type="float">
            <text:p>0.318861289478343</text:p>
          </table:table-cell>
          <table:table-cell office:value-type="float" office:value="0.166420961674531" calcext:value-type="float">
            <text:p>0.166420961674531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59944314487378" calcext:value-type="float">
            <text:p>0.359944314487378</text:p>
          </table:table-cell>
          <table:table-cell office:value-type="float" office:value="0.23150361088217" calcext:value-type="float">
            <text:p>0.23150361088217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291033937213054" calcext:value-type="float">
            <text:p>0.291033937213054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57724903288536" calcext:value-type="float">
            <text:p>0.357724903288536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91340998110623" calcext:value-type="float">
            <text:p>0.391340998110623</text:p>
          </table:table-cell>
          <table:table-cell table:number-columns-repeated="2"/>
          <table:table-cell office:value-type="float" office:value="0.391340998110623" calcext:value-type="float">
            <text:p>0.391340998110623</text:p>
          </table:table-cell>
        </table:table-row>
        <table:table-row table:style-name="ro1" table:visibility="filter">
          <table:table-cell/>
          <table:table-cell office:value-type="float" office:value="0.0650515929852795" calcext:value-type="float">
            <text:p>0.0650515929852795</text:p>
          </table:table-cell>
          <table:table-cell office:value-type="float" office:value="0.799410398909043" calcext:value-type="float">
            <text:p>0.799410398909043</text:p>
          </table:table-cell>
          <table:table-cell office:value-type="float" office:value="0.6391199378155" calcext:value-type="float">
            <text:p>0.6391199378155</text:p>
          </table:table-cell>
          <table:table-cell office:value-type="float" office:value="0.0800863161360727" calcext:value-type="float">
            <text:p>0.0800863161360727</text:p>
          </table:table-cell>
          <table:table-cell office:value-type="float" office:value="0.815790534490513" calcext:value-type="float">
            <text:p>0.815790534490513</text:p>
          </table:table-cell>
          <table:table-cell office:value-type="float" office:value="0.672841870961601" calcext:value-type="float">
            <text:p>0.672841870961601</text:p>
          </table:table-cell>
          <table:table-cell office:value-type="float" office:value="0.137943629248188" calcext:value-type="float">
            <text:p>0.137943629248188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032870498931" calcext:value-type="float">
            <text:p>0.7032870498931</text:p>
          </table:table-cell>
          <table:table-cell office:value-type="float" office:value="0.154160733669496" calcext:value-type="float">
            <text:p>0.154160733669496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28236798592352" calcext:value-type="float">
            <text:p>0.728236798592352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37894843404043" calcext:value-type="float">
            <text:p>0.737894843404043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49682756587337" calcext:value-type="float">
            <text:p>0.749682756587337</text:p>
          </table:table-cell>
          <table:table-cell table:number-columns-repeated="2"/>
          <table:table-cell office:value-type="float" office:value="0.749682756587337" calcext:value-type="float">
            <text:p>0.749682756587337</text:p>
          </table:table-cell>
        </table:table-row>
        <table:table-row table:style-name="ro1" table:visibility="filter">
          <table:table-cell/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16704190790095" calcext:value-type="float">
            <text:p>0.16704190790095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215219114189421" calcext:value-type="float">
            <text:p>0.215219114189421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5227893917231" calcext:value-type="float">
            <text:p>0.75227893917231</text:p>
          </table:table-cell>
          <table:table-cell office:value-type="float" office:value="0.25658032088017" calcext:value-type="float">
            <text:p>0.25658032088017</text:p>
          </table:table-cell>
          <table:table-cell office:value-type="float" office:value="0.987305654597921" calcext:value-type="float">
            <text:p>0.987305654597921</text:p>
          </table:table-cell>
          <table:table-cell office:value-type="float" office:value="0.771590888451985" calcext:value-type="float">
            <text:p>0.771590888451985</text:p>
          </table:table-cell>
          <table:table-cell office:value-type="float" office:value="0.314302952033194" calcext:value-type="float">
            <text:p>0.314302952033194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343764392846585" calcext:value-type="float">
            <text:p>0.343764392846585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400209822236777" calcext:value-type="float">
            <text:p>0.400209822236777</text:p>
          </table:table-cell>
          <table:table-cell table:number-columns-repeated="2"/>
          <table:table-cell office:value-type="float" office:value="0.400209822236777" calcext:value-type="float">
            <text:p>0.400209822236777</text:p>
          </table:table-cell>
        </table:table-row>
        <table:table-row table:style-name="ro1" table:visibility="filter">
          <table:table-cell/>
          <table:table-cell office:value-type="float" office:value="0.431945018642116" calcext:value-type="float">
            <text:p>0.431945018642116</text:p>
          </table:table-cell>
          <table:table-cell office:value-type="float" office:value="0.618254771530296" calcext:value-type="float">
            <text:p>0.618254771530296</text:p>
          </table:table-cell>
          <table:table-cell office:value-type="float" office:value="0.48884658025692" calcext:value-type="float">
            <text:p>0.48884658025692</text:p>
          </table:table-cell>
          <table:table-cell office:value-type="float" office:value="0.438196573035713" calcext:value-type="float">
            <text:p>0.438196573035713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30045165067422" calcext:value-type="float">
            <text:p>0.530045165067422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69616926854062" calcext:value-type="float">
            <text:p>0.569616926854062</text:p>
          </table:table-cell>
          <table:table-cell office:value-type="float" office:value="0.492613660547659" calcext:value-type="float">
            <text:p>0.492613660547659</text:p>
          </table:table-cell>
          <table:table-cell office:value-type="float" office:value="0.642873021465083" calcext:value-type="float">
            <text:p>0.642873021465083</text:p>
          </table:table-cell>
          <table:table-cell office:value-type="float" office:value="0.572719314659342" calcext:value-type="float">
            <text:p>0.572719314659342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06288690840574" calcext:value-type="float">
            <text:p>0.606288690840574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28546382304056" calcext:value-type="float">
            <text:p>0.628546382304056</text:p>
          </table:table-cell>
          <table:table-cell table:number-columns-repeated="2"/>
          <table:table-cell office:value-type="float" office:value="0.628546382304056" calcext:value-type="float">
            <text:p>0.628546382304056</text:p>
          </table:table-cell>
        </table:table-row>
        <table:table-row table:style-name="ro1" table:visibility="filter">
          <table:table-cell/>
          <table:table-cell office:value-type="float" office:value="0.325183322026747" calcext:value-type="float">
            <text:p>0.325183322026747</text:p>
          </table:table-cell>
          <table:table-cell office:value-type="float" office:value="0.760227859889687" calcext:value-type="float">
            <text:p>0.760227859889687</text:p>
          </table:table-cell>
          <table:table-cell office:value-type="float" office:value="0.452199028283435" calcext:value-type="float">
            <text:p>0.452199028283435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76745406167671" calcext:value-type="float">
            <text:p>0.76745406167671</text:p>
          </table:table-cell>
          <table:table-cell office:value-type="float" office:value="0.504316995818955" calcext:value-type="float">
            <text:p>0.504316995818955</text:p>
          </table:table-cell>
          <table:table-cell office:value-type="float" office:value="0.391537600763494" calcext:value-type="float">
            <text:p>0.391537600763494</text:p>
          </table:table-cell>
          <table:table-cell office:value-type="float" office:value="0.767709765206013" calcext:value-type="float">
            <text:p>0.767709765206013</text:p>
          </table:table-cell>
          <table:table-cell office:value-type="float" office:value="0.535227078538306" calcext:value-type="float">
            <text:p>0.535227078538306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290882983583" calcext:value-type="float">
            <text:p>0.77290882983583</text:p>
          </table:table-cell>
          <table:table-cell office:value-type="float" office:value="0.543319208982004" calcext:value-type="float">
            <text:p>0.543319208982004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table:number-columns-repeated="2"/>
          <table:table-cell office:value-type="float" office:value="0.569435517100533" calcext:value-type="float">
            <text:p>0.569435517100533</text:p>
          </table:table-cell>
        </table:table-row>
        <table:table-row table:style-name="ro1" table:visibility="filter">
          <table:table-cell/>
          <table:table-cell office:value-type="float" office:value="0.969909852161994" calcext:value-type="float">
            <text:p>0.969909852161994</text:p>
          </table:table-cell>
          <table:table-cell office:value-type="float" office:value="0.789171238607338" calcext:value-type="float">
            <text:p>0.789171238607338</text:p>
          </table:table-cell>
          <table:table-cell office:value-type="float" office:value="0.51481735392969" calcext:value-type="float">
            <text:p>0.51481735392969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79711831132429" calcext:value-type="float">
            <text:p>0.79711831132429</text:p>
          </table:table-cell>
          <table:table-cell office:value-type="float" office:value="0.549219048074565" calcext:value-type="float">
            <text:p>0.549219048074565</text:p>
          </table:table-cell>
          <table:table-cell office:value-type="float" office:value="0.970772059025817" calcext:value-type="float">
            <text:p>0.970772059025817</text:p>
          </table:table-cell>
          <table:table-cell office:value-type="float" office:value="0.799960951094811" calcext:value-type="float">
            <text:p>0.799960951094811</text:p>
          </table:table-cell>
          <table:table-cell office:value-type="float" office:value="0.562991502034044" calcext:value-type="float">
            <text:p>0.562991502034044</text:p>
          </table:table-cell>
          <table:table-cell office:value-type="float" office:value="0.971114221810434" calcext:value-type="float">
            <text:p>0.971114221810434</text:p>
          </table:table-cell>
          <table:table-cell office:value-type="float" office:value="0.804575248069527" calcext:value-type="float">
            <text:p>0.804575248069527</text:p>
          </table:table-cell>
          <table:table-cell office:value-type="float" office:value="0.58211513042891" calcext:value-type="float">
            <text:p>0.58211513042891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00252143051399" calcext:value-type="float">
            <text:p>0.600252143051399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37701420205303" calcext:value-type="float">
            <text:p>0.637701420205303</text:p>
          </table:table-cell>
          <table:table-cell table:number-columns-repeated="2"/>
          <table:table-cell office:value-type="float" office:value="0.637701420205303" calcext:value-type="float">
            <text:p>0.637701420205303</text:p>
          </table:table-cell>
        </table:table-row>
        <table:table-row table:style-name="ro1" table:visibility="filter">
          <table:table-cell/>
          <table:table-cell office:value-type="float" office:value="0.713244787222995" calcext:value-type="float">
            <text:p>0.713244787222995</text:p>
          </table:table-cell>
          <table:table-cell office:value-type="float" office:value="0.747470938133757" calcext:value-type="float">
            <text:p>0.747470938133757</text:p>
          </table:table-cell>
          <table:table-cell office:value-type="float" office:value="0.867918294520022" calcext:value-type="float">
            <text:p>0.867918294520022</text:p>
          </table:table-cell>
          <table:table-cell office:value-type="float" office:value="0.731411581923974" calcext:value-type="float">
            <text:p>0.731411581923974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407541998622" calcext:value-type="float">
            <text:p>0.875407541998622</text:p>
          </table:table-cell>
          <table:table-cell office:value-type="float" office:value="0.743917005438927" calcext:value-type="float">
            <text:p>0.743917005438927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729138891876" calcext:value-type="float">
            <text:p>0.87572913889187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7237618363026" calcext:value-type="float">
            <text:p>0.87723761836302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84041435047146" calcext:value-type="float">
            <text:p>0.88404143504714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90215308873932" calcext:value-type="float">
            <text:p>0.890215308873932</text:p>
          </table:table-cell>
          <table:table-cell table:number-columns-repeated="2"/>
          <table:table-cell office:value-type="float" office:value="0.890215308873932" calcext:value-type="float">
            <text:p>0.890215308873932</text:p>
          </table:table-cell>
        </table:table-row>
        <table:table-row table:style-name="ro1" table:visibility="filter">
          <table:table-cell/>
          <table:table-cell office:value-type="float" office:value="0.456069984217036" calcext:value-type="float">
            <text:p>0.456069984217036</text:p>
          </table:table-cell>
          <table:table-cell office:value-type="float" office:value="0.24247050363473" calcext:value-type="float">
            <text:p>0.24247050363473</text:p>
          </table:table-cell>
          <table:table-cell office:value-type="float" office:value="0.936605692294961" calcext:value-type="float">
            <text:p>0.936605692294961</text:p>
          </table:table-cell>
          <table:table-cell office:value-type="float" office:value="0.456069984217036" calcext:value-type="float">
            <text:p>0.456069984217036</text:p>
          </table:table-cell>
          <table:table-cell office:value-type="float" office:value="0.287572674866118" calcext:value-type="float">
            <text:p>0.287572674866118</text:p>
          </table:table-cell>
          <table:table-cell office:value-type="float" office:value="0.941663376689664" calcext:value-type="float">
            <text:p>0.941663376689664</text:p>
          </table:table-cell>
          <table:table-cell office:value-type="float" office:value="0.489950866851365" calcext:value-type="float">
            <text:p>0.489950866851365</text:p>
          </table:table-cell>
          <table:table-cell office:value-type="float" office:value="0.290918658674306" calcext:value-type="float">
            <text:p>0.290918658674306</text:p>
          </table:table-cell>
          <table:table-cell office:value-type="float" office:value="0.946692078103703" calcext:value-type="float">
            <text:p>0.946692078103703</text:p>
          </table:table-cell>
          <table:table-cell office:value-type="float" office:value="0.512471091799782" calcext:value-type="float">
            <text:p>0.512471091799782</text:p>
          </table:table-cell>
          <table:table-cell office:value-type="float" office:value="0.326080281810357" calcext:value-type="float">
            <text:p>0.326080281810357</text:p>
          </table:table-cell>
          <table:table-cell office:value-type="float" office:value="0.950217707391648" calcext:value-type="float">
            <text:p>0.950217707391648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3284224184382" calcext:value-type="float">
            <text:p>0.953284224184382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4906865480438" calcext:value-type="float">
            <text:p>0.954906865480438</text:p>
          </table:table-cell>
          <table:table-cell table:number-columns-repeated="2"/>
          <table:table-cell office:value-type="float" office:value="0.954906865480438" calcext:value-type="float">
            <text:p>0.954906865480438</text:p>
          </table:table-cell>
        </table:table-row>
        <table:table-row table:style-name="ro1" table:visibility="filter">
          <table:table-cell/>
          <table:table-cell office:value-type="float" office:value="0.598658484197037" calcext:value-type="float">
            <text:p>0.598658484197037</text:p>
          </table:table-cell>
          <table:table-cell office:value-type="float" office:value="0.586841118020879" calcext:value-type="float">
            <text:p>0.58684111802087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07748699971127" calcext:value-type="float">
            <text:p>0.607748699971127</text:p>
          </table:table-cell>
          <table:table-cell office:value-type="float" office:value="0.621813046271049" calcext:value-type="float">
            <text:p>0.62181304627104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4001531390345" calcext:value-type="float">
            <text:p>0.64001531390345</text:p>
          </table:table-cell>
          <table:table-cell office:value-type="float" office:value="0.644523810482077" calcext:value-type="float">
            <text:p>0.644523810482077</text:p>
          </table:table-cell>
          <table:table-cell office:value-type="float" office:value="0.217387180717839" calcext:value-type="float">
            <text:p>0.21738718071783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6560141334713" calcext:value-type="float">
            <text:p>0.66560141334713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304599180060569" calcext:value-type="float">
            <text:p>0.304599180060569</text:p>
          </table:table-cell>
          <table:table-cell table:number-columns-repeated="2"/>
          <table:table-cell office:value-type="float" office:value="0.304599180060569" calcext:value-type="float">
            <text:p>0.304599180060569</text:p>
          </table:table-cell>
        </table:table-row>
        <table:table-row table:style-name="ro1" table:visibility="filter">
          <table:table-cell/>
          <table:table-cell office:value-type="float" office:value="0.637557471355213" calcext:value-type="float">
            <text:p>0.63755747135521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59650675213148" calcext:value-type="float">
            <text:p>0.659650675213148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92414349007425" calcext:value-type="float">
            <text:p>0.692414349007425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01433091616503" calcext:value-type="float">
            <text:p>0.70143309161650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86818597564551" calcext:value-type="float">
            <text:p>0.686818597564551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9467840666086" calcext:value-type="float">
            <text:p>0.69467840666086</text:p>
          </table:table-cell>
          <table:table-cell table:number-columns-repeated="2"/>
          <table:table-cell office:value-type="float" office:value="0.69467840666086" calcext:value-type="float">
            <text:p>0.69467840666086</text:p>
          </table:table-cell>
        </table:table-row>
        <table:table-row table:style-name="ro1" table:visibility="filter">
          <table:table-cell/>
          <table:table-cell office:value-type="float" office:value="0.731993941811405" calcext:value-type="float">
            <text:p>0.73199394181140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31169528001032" calcext:value-type="float">
            <text:p>0.531169528001032</text:p>
          </table:table-cell>
          <table:table-cell office:value-type="float" office:value="0.739627839622465" calcext:value-type="float">
            <text:p>0.73962783962246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45576217930726" calcext:value-type="float">
            <text:p>0.545576217930726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563888595624067" calcext:value-type="float">
            <text:p>0.563888595624067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10991197890278" calcext:value-type="float">
            <text:p>0.610991197890278</text:p>
          </table:table-cell>
          <table:table-cell table:number-columns-repeated="2"/>
          <table:table-cell office:value-type="float" office:value="0.610991197890278" calcext:value-type="float">
            <text:p>0.610991197890278</text:p>
          </table:table-cell>
        </table:table-row>
        <table:table-row table:style-name="ro1" table:visibility="filter">
          <table:table-cell/>
          <table:table-cell office:value-type="float" office:value="0.280934509687381" calcext:value-type="float">
            <text:p>0.280934509687381</text:p>
          </table:table-cell>
          <table:table-cell office:value-type="float" office:value="0.288630553240256" calcext:value-type="float">
            <text:p>0.288630553240256</text:p>
          </table:table-cell>
          <table:table-cell office:value-type="float" office:value="0.706777216885446" calcext:value-type="float">
            <text:p>0.706777216885446</text:p>
          </table:table-cell>
          <table:table-cell office:value-type="float" office:value="0.293472597864034" calcext:value-type="float">
            <text:p>0.293472597864034</text:p>
          </table:table-cell>
          <table:table-cell office:value-type="float" office:value="0.320815718068612" calcext:value-type="float">
            <text:p>0.320815718068612</text:p>
          </table:table-cell>
          <table:table-cell office:value-type="float" office:value="0.716366574265878" calcext:value-type="float">
            <text:p>0.716366574265878</text:p>
          </table:table-cell>
          <table:table-cell office:value-type="float" office:value="0.32000856264556" calcext:value-type="float">
            <text:p>0.32000856264556</text:p>
          </table:table-cell>
          <table:table-cell office:value-type="float" office:value="0.367998410440365" calcext:value-type="float">
            <text:p>0.367998410440365</text:p>
          </table:table-cell>
          <table:table-cell office:value-type="float" office:value="0.727673990293938" calcext:value-type="float">
            <text:p>0.727673990293938</text:p>
          </table:table-cell>
          <table:table-cell office:value-type="float" office:value="0.351877085003664" calcext:value-type="float">
            <text:p>0.351877085003664</text:p>
          </table:table-cell>
          <table:table-cell office:value-type="float" office:value="0.409612671055623" calcext:value-type="float">
            <text:p>0.409612671055623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58525920729165" calcext:value-type="float">
            <text:p>0.758525920729165</text:p>
          </table:table-cell>
          <table:table-cell table:number-columns-repeated="2"/>
          <table:table-cell office:value-type="float" office:value="0.758525920729165" calcext:value-type="float">
            <text:p>0.758525920729165</text:p>
          </table:table-cell>
        </table:table-row>
        <table:table-row table:style-name="ro1" table:visibility="filter">
          <table:table-cell/>
          <table:table-cell office:value-type="float" office:value="0.760785048616897" calcext:value-type="float">
            <text:p>0.76078504861689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4363281162977" calcext:value-type="float">
            <text:p>0.78436328116297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5477728840642" calcext:value-type="float">
            <text:p>0.785477728840642</text:p>
          </table:table-cell>
          <table:table-cell office:value-type="float" office:value="0.98772890153968" calcext:value-type="float">
            <text:p>0.98772890153968</text:p>
          </table:table-cell>
          <table:table-cell office:value-type="float" office:value="0.619035632012202" calcext:value-type="float">
            <text:p>0.619035632012202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841165938633" calcext:value-type="float">
            <text:p>0.987841165938633</text:p>
          </table:table-cell>
          <table:table-cell office:value-type="float" office:value="0.655931603518154" calcext:value-type="float">
            <text:p>0.655931603518154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211489057219" calcext:value-type="float">
            <text:p>0.68211489057219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4192783387213" calcext:value-type="float">
            <text:p>0.684192783387213</text:p>
          </table:table-cell>
          <table:table-cell table:number-columns-repeated="2"/>
          <table:table-cell office:value-type="float" office:value="0.684192783387213" calcext:value-type="float">
            <text:p>0.684192783387213</text:p>
          </table:table-cell>
        </table:table-row>
        <table:table-row table:style-name="ro1" table:visibility="filter">
          <table:table-cell/>
          <table:table-cell office:value-type="float" office:value="0.520068021177811" calcext:value-type="float">
            <text:p>0.520068021177811</text:p>
          </table:table-cell>
          <table:table-cell office:value-type="float" office:value="0.206333718405792" calcext:value-type="float">
            <text:p>0.206333718405792</text:p>
          </table:table-cell>
          <table:table-cell office:value-type="float" office:value="0.83811528964811" calcext:value-type="float">
            <text:p>0.83811528964811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46929735639426" calcext:value-type="float">
            <text:p>0.846929735639426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61672164113488" calcext:value-type="float">
            <text:p>0.861672164113488</text:p>
          </table:table-cell>
          <table:table-cell office:value-type="float" office:value="0.593738766410281" calcext:value-type="float">
            <text:p>0.593738766410281</text:p>
          </table:table-cell>
          <table:table-cell office:value-type="float" office:value="0.285444684892933" calcext:value-type="float">
            <text:p>0.285444684892933</text:p>
          </table:table-cell>
          <table:table-cell office:value-type="float" office:value="0.872312661448913" calcext:value-type="float">
            <text:p>0.872312661448913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76487164246755" calcext:value-type="float">
            <text:p>0.876487164246755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85513741228024" calcext:value-type="float">
            <text:p>0.885513741228024</text:p>
          </table:table-cell>
          <table:table-cell table:number-columns-repeated="2"/>
          <table:table-cell office:value-type="float" office:value="0.885513741228024" calcext:value-type="float">
            <text:p>0.885513741228024</text:p>
          </table:table-cell>
        </table:table-row>
        <table:table-row table:style-name="ro1" table:visibility="filter">
          <table:table-cell/>
          <table:table-cell office:value-type="float" office:value="0.708072577796045" calcext:value-type="float">
            <text:p>0.708072577796045</text:p>
          </table:table-cell>
          <table:table-cell office:value-type="float" office:value="0.152859139184332" calcext:value-type="float">
            <text:p>0.152859139184332</text:p>
          </table:table-cell>
          <table:table-cell office:value-type="float" office:value="0.944614219474023" calcext:value-type="float">
            <text:p>0.944614219474023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187484680939214" calcext:value-type="float">
            <text:p>0.187484680939214</text:p>
          </table:table-cell>
          <table:table-cell office:value-type="float" office:value="0.948361141664778" calcext:value-type="float">
            <text:p>0.948361141664778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32512492592273" calcext:value-type="float">
            <text:p>0.232512492592273</text:p>
          </table:table-cell>
          <table:table-cell office:value-type="float" office:value="0.949934469954936" calcext:value-type="float">
            <text:p>0.949934469954936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85931205517722" calcext:value-type="float">
            <text:p>0.285931205517722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5043039319545" calcext:value-type="float">
            <text:p>0.955043039319545</text:p>
          </table:table-cell>
          <table:table-cell table:number-columns-repeated="2"/>
          <table:table-cell office:value-type="float" office:value="0.955043039319545" calcext:value-type="float">
            <text:p>0.955043039319545</text:p>
          </table:table-cell>
        </table:table-row>
        <table:table-row table:style-name="ro1" table:visibility="filter">
          <table:table-cell/>
          <table:table-cell office:value-type="float" office:value="0.271349031773896" calcext:value-type="float">
            <text:p>0.271349031773896</text:p>
          </table:table-cell>
          <table:table-cell office:value-type="float" office:value="0.713349585884552" calcext:value-type="float">
            <text:p>0.713349585884552</text:p>
          </table:table-cell>
          <table:table-cell office:value-type="float" office:value="0.359233369399766" calcext:value-type="float">
            <text:p>0.359233369399766</text:p>
          </table:table-cell>
          <table:table-cell office:value-type="float" office:value="0.283126123675714" calcext:value-type="float">
            <text:p>0.283126123675714</text:p>
          </table:table-cell>
          <table:table-cell office:value-type="float" office:value="0.716700473062386" calcext:value-type="float">
            <text:p>0.716700473062386</text:p>
          </table:table-cell>
          <table:table-cell office:value-type="float" office:value="0.374411244396013" calcext:value-type="float">
            <text:p>0.374411244396013</text:p>
          </table:table-cell>
          <table:table-cell office:value-type="float" office:value="0.328654328408357" calcext:value-type="float">
            <text:p>0.328654328408357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06280119918649" calcext:value-type="float">
            <text:p>0.406280119918649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40859710997396" calcext:value-type="float">
            <text:p>0.44085971099739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2751490200506" calcext:value-type="float">
            <text:p>0.46275149020050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4557375861252" calcext:value-type="float">
            <text:p>0.464557375861252</text:p>
          </table:table-cell>
          <table:table-cell table:number-columns-repeated="2"/>
          <table:table-cell office:value-type="float" office:value="0.464557375861252" calcext:value-type="float">
            <text:p>0.464557375861252</text:p>
          </table:table-cell>
        </table:table-row>
        <table:table-row table:style-name="ro1" table:visibility="filter">
          <table:table-cell/>
          <table:table-cell office:value-type="float" office:value="0.623298126827558" calcext:value-type="float">
            <text:p>0.623298126827558</text:p>
          </table:table-cell>
          <table:table-cell office:value-type="float" office:value="0.890527280739895" calcext:value-type="float">
            <text:p>0.890527280739895</text:p>
          </table:table-cell>
          <table:table-cell office:value-type="float" office:value="0.430887523661806" calcext:value-type="float">
            <text:p>0.430887523661806</text:p>
          </table:table-cell>
          <table:table-cell office:value-type="float" office:value="0.630324314052454" calcext:value-type="float">
            <text:p>0.630324314052454</text:p>
          </table:table-cell>
          <table:table-cell office:value-type="float" office:value="0.900703089045128" calcext:value-type="float">
            <text:p>0.900703089045128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54730205862344" calcext:value-type="float">
            <text:p>0.654730205862344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67721312826202" calcext:value-type="float">
            <text:p>0.667721312826202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60524835277168" calcext:value-type="float">
            <text:p>0.460524835277168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64681938060094" calcext:value-type="float">
            <text:p>0.464681938060094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89215599180987" calcext:value-type="float">
            <text:p>0.489215599180987</text:p>
          </table:table-cell>
          <table:table-cell table:number-columns-repeated="2"/>
          <table:table-cell office:value-type="float" office:value="0.489215599180987" calcext:value-type="float">
            <text:p>0.489215599180987</text:p>
          </table:table-cell>
        </table:table-row>
        <table:table-row table:style-name="ro1" table:visibility="filter">
          <table:table-cell/>
          <table:table-cell office:value-type="float" office:value="0.49517691011127" calcext:value-type="float">
            <text:p>0.49517691011127</text:p>
          </table:table-cell>
          <table:table-cell office:value-type="float" office:value="0.154362715274202" calcext:value-type="float">
            <text:p>0.154362715274202</text:p>
          </table:table-cell>
          <table:table-cell office:value-type="float" office:value="0.51559602857925" calcext:value-type="float">
            <text:p>0.51559602857925</text:p>
          </table:table-cell>
          <table:table-cell office:value-type="float" office:value="0.521914894263973" calcext:value-type="float">
            <text:p>0.521914894263973</text:p>
          </table:table-cell>
          <table:table-cell office:value-type="float" office:value="0.177257894299311" calcext:value-type="float">
            <text:p>0.177257894299311</text:p>
          </table:table-cell>
          <table:table-cell office:value-type="float" office:value="0.535628511294887" calcext:value-type="float">
            <text:p>0.535628511294887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36887508274257" calcext:value-type="float">
            <text:p>0.236887508274257</text:p>
          </table:table-cell>
          <table:table-cell office:value-type="float" office:value="0.559575193648289" calcext:value-type="float">
            <text:p>0.559575193648289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56713444084772" calcext:value-type="float">
            <text:p>0.256713444084772</text:p>
          </table:table-cell>
          <table:table-cell office:value-type="float" office:value="0.598637566390607" calcext:value-type="float">
            <text:p>0.598637566390607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12063592882534" calcext:value-type="float">
            <text:p>0.612063592882534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43346925078118" calcext:value-type="float">
            <text:p>0.643346925078118</text:p>
          </table:table-cell>
          <table:table-cell table:number-columns-repeated="2"/>
          <table:table-cell office:value-type="float" office:value="0.643346925078118" calcext:value-type="float">
            <text:p>0.643346925078118</text:p>
          </table:table-cell>
        </table:table-row>
        <table:table-row table:style-name="ro1" table:visibility="filter">
          <table:table-cell/>
          <table:table-cell office:value-type="float" office:value="0.11586905952513" calcext:value-type="float">
            <text:p>0.11586905952513</text:p>
          </table:table-cell>
          <table:table-cell office:value-type="float" office:value="0.322353844974723" calcext:value-type="float">
            <text:p>0.322353844974723</text:p>
          </table:table-cell>
          <table:table-cell office:value-type="float" office:value="0.453789541383639" calcext:value-type="float">
            <text:p>0.453789541383639</text:p>
          </table:table-cell>
          <table:table-cell office:value-type="float" office:value="0.174531303837954" calcext:value-type="float">
            <text:p>0.174531303837954</text:p>
          </table:table-cell>
          <table:table-cell office:value-type="float" office:value="0.345864995298592" calcext:value-type="float">
            <text:p>0.345864995298592</text:p>
          </table:table-cell>
          <table:table-cell office:value-type="float" office:value="0.456160779331672" calcext:value-type="float">
            <text:p>0.456160779331672</text:p>
          </table:table-cell>
          <table:table-cell office:value-type="float" office:value="0.185019751409198" calcext:value-type="float">
            <text:p>0.185019751409198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2816052377217" calcext:value-type="float">
            <text:p>0.472816052377217</text:p>
          </table:table-cell>
          <table:table-cell office:value-type="float" office:value="0.208304722119536" calcext:value-type="float">
            <text:p>0.208304722119536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9221409897208" calcext:value-type="float">
            <text:p>0.4792214098972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16075917840908" calcext:value-type="float">
            <text:p>0.5160759178409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47733002199922" calcext:value-type="float">
            <text:p>0.547733002199922</text:p>
          </table:table-cell>
          <table:table-cell table:number-columns-repeated="2"/>
          <table:table-cell office:value-type="float" office:value="0.547733002199922" calcext:value-type="float">
            <text:p>0.547733002199922</text:p>
          </table:table-cell>
        </table:table-row>
        <table:table-row table:style-name="ro1" table:visibility="filter">
          <table:table-cell/>
          <table:table-cell office:value-type="float" office:value="0.601115011743209" calcext:value-type="float">
            <text:p>0.601115011743209</text:p>
          </table:table-cell>
          <table:table-cell office:value-type="float" office:value="0.481140101854817" calcext:value-type="float">
            <text:p>0.481140101854817</text:p>
          </table:table-cell>
          <table:table-cell office:value-type="float" office:value="0.036671426933543" calcext:value-type="float">
            <text:p>0.036671426933543</text:p>
          </table:table-cell>
          <table:table-cell office:value-type="float" office:value="0.624684844213675" calcext:value-type="float">
            <text:p>0.624684844213675</text:p>
          </table:table-cell>
          <table:table-cell office:value-type="float" office:value="0.51728651940677" calcext:value-type="float">
            <text:p>0.51728651940677</text:p>
          </table:table-cell>
          <table:table-cell office:value-type="float" office:value="0.132439712160982" calcext:value-type="float">
            <text:p>0.132439712160982</text:p>
          </table:table-cell>
          <table:table-cell office:value-type="float" office:value="0.640433070493479" calcext:value-type="float">
            <text:p>0.640433070493479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198399437939873" calcext:value-type="float">
            <text:p>0.198399437939873</text:p>
          </table:table-cell>
          <table:table-cell office:value-type="float" office:value="0.655686691022881" calcext:value-type="float">
            <text:p>0.655686691022881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243691632645085" calcext:value-type="float">
            <text:p>0.243691632645085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281239405004383" calcext:value-type="float">
            <text:p>0.281239405004383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335631721253642" calcext:value-type="float">
            <text:p>0.335631721253642</text:p>
          </table:table-cell>
          <table:table-cell table:number-columns-repeated="2"/>
          <table:table-cell office:value-type="float" office:value="0.335631721253642" calcext:value-type="float">
            <text:p>0.335631721253642</text:p>
          </table:table-cell>
        </table:table-row>
        <table:table-row table:style-name="ro1" table:visibility="filter">
          <table:table-cell/>
          <table:table-cell office:value-type="float" office:value="0.356753326693589" calcext:value-type="float">
            <text:p>0.356753326693589</text:p>
          </table:table-cell>
          <table:table-cell office:value-type="float" office:value="0.184521019356377" calcext:value-type="float">
            <text:p>0.184521019356377</text:p>
          </table:table-cell>
          <table:table-cell office:value-type="float" office:value="0.656736664541292" calcext:value-type="float">
            <text:p>0.656736664541292</text:p>
          </table:table-cell>
          <table:table-cell office:value-type="float" office:value="0.356753326693589" calcext:value-type="float">
            <text:p>0.356753326693589</text:p>
          </table:table-cell>
          <table:table-cell office:value-type="float" office:value="0.230158512046606" calcext:value-type="float">
            <text:p>0.230158512046606</text:p>
          </table:table-cell>
          <table:table-cell office:value-type="float" office:value="0.670074439527448" calcext:value-type="float">
            <text:p>0.670074439527448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29103166182449" calcext:value-type="float">
            <text:p>0.29103166182449</text:p>
          </table:table-cell>
          <table:table-cell office:value-type="float" office:value="0.675090128014871" calcext:value-type="float">
            <text:p>0.675090128014871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35882551051352" calcext:value-type="float">
            <text:p>0.335882551051352</text:p>
          </table:table-cell>
          <table:table-cell office:value-type="float" office:value="0.705244481691854" calcext:value-type="float">
            <text:p>0.70524448169185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table:number-columns-repeated="2"/>
          <table:table-cell office:value-type="float" office:value="0.722339823879224" calcext:value-type="float">
            <text:p>0.722339823879224</text:p>
          </table:table-cell>
        </table:table-row>
        <table:table-row table:style-name="ro1" table:visibility="filter">
          <table:table-cell/>
          <table:table-cell office:value-type="float" office:value="0.155994520336203" calcext:value-type="float">
            <text:p>0.155994520336203</text:p>
          </table:table-cell>
          <table:table-cell office:value-type="float" office:value="0.593592453554049" calcext:value-type="float">
            <text:p>0.593592453554049</text:p>
          </table:table-cell>
          <table:table-cell office:value-type="float" office:value="0.26974961151699" calcext:value-type="float">
            <text:p>0.26974961151699</text:p>
          </table:table-cell>
          <table:table-cell office:value-type="float" office:value="0.218998803980357" calcext:value-type="float">
            <text:p>0.218998803980357</text:p>
          </table:table-cell>
          <table:table-cell office:value-type="float" office:value="0.626968970173305" calcext:value-type="float">
            <text:p>0.626968970173305</text:p>
          </table:table-cell>
          <table:table-cell office:value-type="float" office:value="0.312586717329121" calcext:value-type="float">
            <text:p>0.312586717329121</text:p>
          </table:table-cell>
          <table:table-cell office:value-type="float" office:value="0.262293921783331" calcext:value-type="float">
            <text:p>0.262293921783331</text:p>
          </table:table-cell>
          <table:table-cell office:value-type="float" office:value="0.661915626416564" calcext:value-type="float">
            <text:p>0.661915626416564</text:p>
          </table:table-cell>
          <table:table-cell office:value-type="float" office:value="0.354261349535947" calcext:value-type="float">
            <text:p>0.35426134953594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188029819803" calcext:value-type="float">
            <text:p>0.40188029819803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3327255258507" calcext:value-type="float">
            <text:p>0.40332725525850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30911171384911" calcext:value-type="float">
            <text:p>0.430911171384911</text:p>
          </table:table-cell>
          <table:table-cell table:number-columns-repeated="2"/>
          <table:table-cell office:value-type="float" office:value="0.430911171384911" calcext:value-type="float">
            <text:p>0.430911171384911</text:p>
          </table:table-cell>
        </table:table-row>
        <table:table-row table:style-name="ro1" table:visibility="filter">
          <table:table-cell/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18097695270949" calcext:value-type="float">
            <text:p>0.18097695270949</text:p>
          </table:table-cell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30446588184256" calcext:value-type="float">
            <text:p>0.30446588184256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38058014696899" calcext:value-type="float">
            <text:p>0.338058014696899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51387128868421" calcext:value-type="float">
            <text:p>0.351387128868421</text:p>
          </table:table-cell>
          <table:table-cell table:number-columns-repeated="2"/>
          <table:table-cell office:value-type="float" office:value="0.351387128868421" calcext:value-type="float">
            <text:p>0.351387128868421</text:p>
          </table:table-cell>
        </table:table-row>
        <table:table-row table:style-name="ro1" table:visibility="filter">
          <table:table-cell/>
          <table:table-cell office:value-type="float" office:value="0.0740446517340904" calcext:value-type="float">
            <text:p>0.0740446517340904</text:p>
          </table:table-cell>
          <table:table-cell office:value-type="float" office:value="0.0802337456616422" calcext:value-type="float">
            <text:p>0.0802337456616422</text:p>
          </table:table-cell>
          <table:table-cell office:value-type="float" office:value="0.148343200962089" calcext:value-type="float">
            <text:p>0.148343200962089</text:p>
          </table:table-cell>
          <table:table-cell office:value-type="float" office:value="0.0921232806103919" calcext:value-type="float">
            <text:p>0.0921232806103919</text:p>
          </table:table-cell>
          <table:table-cell office:value-type="float" office:value="0.107196484644639" calcext:value-type="float">
            <text:p>0.107196484644639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165069443727383" calcext:value-type="float">
            <text:p>0.165069443727383</text:p>
          </table:table-cell>
          <table:table-cell office:value-type="float" office:value="0.1760237971981" calcext:value-type="float">
            <text:p>0.1760237971981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243246505243078" calcext:value-type="float">
            <text:p>0.243246505243078</text:p>
          </table:table-cell>
          <table:table-cell office:value-type="float" office:value="0.24666971561119" calcext:value-type="float">
            <text:p>0.2466697156111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288905938448389" calcext:value-type="float">
            <text:p>0.28890593844838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358024660218139" calcext:value-type="float">
            <text:p>0.358024660218139</text:p>
          </table:table-cell>
          <table:table-cell table:number-columns-repeated="2"/>
          <table:table-cell office:value-type="float" office:value="0.358024660218139" calcext:value-type="float">
            <text:p>0.358024660218139</text:p>
          </table:table-cell>
        </table:table-row>
        <table:table-row table:style-name="ro1" table:visibility="filter">
          <table:table-cell/>
          <table:table-cell office:value-type="float" office:value="0.388677289689482" calcext:value-type="float">
            <text:p>0.388677289689482</text:p>
          </table:table-cell>
          <table:table-cell office:value-type="float" office:value="0.285095168693847" calcext:value-type="float">
            <text:p>0.285095168693847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09402950763472" calcext:value-type="float">
            <text:p>0.409402950763472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10253025954767" calcext:value-type="float">
            <text:p>0.410253025954767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table:number-columns-repeated="2"/>
          <table:table-cell office:value-type="float" office:value="0.324949938940562" calcext:value-type="float">
            <text:p>0.324949938940562</text:p>
          </table:table-cell>
        </table:table-row>
        <table:table-row table:style-name="ro1" table:visibility="filter">
          <table:table-cell/>
          <table:table-cell office:value-type="float" office:value="0.358465728544273" calcext:value-type="float">
            <text:p>0.358465728544273</text:p>
          </table:table-cell>
          <table:table-cell office:value-type="float" office:value="0.873578624106777" calcext:value-type="float">
            <text:p>0.873578624106777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58465728544273" calcext:value-type="float">
            <text:p>0.358465728544273</text:p>
          </table:table-cell>
          <table:table-cell office:value-type="float" office:value="0.8836325028836" calcext:value-type="float">
            <text:p>0.8836325028836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0577813733628" calcext:value-type="float">
            <text:p>0.890577813733628</text:p>
          </table:table-cell>
          <table:table-cell office:value-type="float" office:value="0.706135400904066" calcext:value-type="float">
            <text:p>0.706135400904066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5836497131764" calcext:value-type="float">
            <text:p>0.895836497131764</text:p>
          </table:table-cell>
          <table:table-cell office:value-type="float" office:value="0.709899681419245" calcext:value-type="float">
            <text:p>0.709899681419245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28533565389011" calcext:value-type="float">
            <text:p>0.728533565389011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30370534283107" calcext:value-type="float">
            <text:p>0.730370534283107</text:p>
          </table:table-cell>
          <table:table-cell table:number-columns-repeated="2"/>
          <table:table-cell office:value-type="float" office:value="0.730370534283107" calcext:value-type="float">
            <text:p>0.730370534283107</text:p>
          </table:table-cell>
        </table:table-row>
        <table:table-row table:style-name="ro1" table:visibility="filter">
          <table:table-cell/>
          <table:table-cell office:value-type="float" office:value="0.122038234844779" calcext:value-type="float">
            <text:p>0.122038234844779</text:p>
          </table:table-cell>
          <table:table-cell office:value-type="float" office:value="0.0366832028905979" calcext:value-type="float">
            <text:p>0.0366832028905979</text:p>
          </table:table-cell>
          <table:table-cell office:value-type="float" office:value="0.13087366071835" calcext:value-type="float">
            <text:p>0.1308736607183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58978734919275" calcext:value-type="float">
            <text:p>0.15897873491927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93978171121029" calcext:value-type="float">
            <text:p>0.193978171121029</text:p>
          </table:table-cell>
          <table:table-cell office:value-type="float" office:value="0.207549117151391" calcext:value-type="float">
            <text:p>0.207549117151391</text:p>
          </table:table-cell>
          <table:table-cell office:value-type="float" office:value="0.142044421342467" calcext:value-type="float">
            <text:p>0.142044421342467</text:p>
          </table:table-cell>
          <table:table-cell office:value-type="float" office:value="0.222165014801493" calcext:value-type="float">
            <text:p>0.222165014801493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36514223164061" calcext:value-type="float">
            <text:p>0.236514223164061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41268686226083" calcext:value-type="float">
            <text:p>0.241268686226083</text:p>
          </table:table-cell>
          <table:table-cell table:number-columns-repeated="2"/>
          <table:table-cell office:value-type="float" office:value="0.241268686226083" calcext:value-type="float">
            <text:p>0.241268686226083</text:p>
          </table:table-cell>
        </table:table-row>
        <table:table-row table:style-name="ro1" table:visibility="filter">
          <table:table-cell/>
          <table:table-cell office:value-type="float" office:value="0.195982862419145" calcext:value-type="float">
            <text:p>0.195982862419145</text:p>
          </table:table-cell>
          <table:table-cell office:value-type="float" office:value="0.462534716133148" calcext:value-type="float">
            <text:p>0.462534716133148</text:p>
          </table:table-cell>
          <table:table-cell office:value-type="float" office:value="0.622966583563483" calcext:value-type="float">
            <text:p>0.622966583563483</text:p>
          </table:table-cell>
          <table:table-cell office:value-type="float" office:value="0.241675848070781" calcext:value-type="float">
            <text:p>0.241675848070781</text:p>
          </table:table-cell>
          <table:table-cell office:value-type="float" office:value="0.470733160133217" calcext:value-type="float">
            <text:p>0.470733160133217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86096625159786" calcext:value-type="float">
            <text:p>0.286096625159786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94579076301311" calcext:value-type="float">
            <text:p>0.294579076301311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63284226038145" calcext:value-type="float">
            <text:p>0.663284226038145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68249185203399" calcext:value-type="float">
            <text:p>0.668249185203399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8628110985105" calcext:value-type="float">
            <text:p>0.68628110985105</text:p>
          </table:table-cell>
          <table:table-cell table:number-columns-repeated="2"/>
          <table:table-cell office:value-type="float" office:value="0.68628110985105" calcext:value-type="float">
            <text:p>0.68628110985105</text:p>
          </table:table-cell>
        </table:table-row>
        <table:table-row table:style-name="ro1" table:visibility="filter">
          <table:table-cell/>
          <table:table-cell office:value-type="float" office:value="0.0745506436797708" calcext:value-type="float">
            <text:p>0.0745506436797708</text:p>
          </table:table-cell>
          <table:table-cell office:value-type="float" office:value="0.364269861048075" calcext:value-type="float">
            <text:p>0.364269861048075</text:p>
          </table:table-cell>
          <table:table-cell office:value-type="float" office:value="0.631560220092521" calcext:value-type="float">
            <text:p>0.631560220092521</text:p>
          </table:table-cell>
          <table:table-cell office:value-type="float" office:value="0.161585322833295" calcext:value-type="float">
            <text:p>0.161585322833295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5554233565487" calcext:value-type="float">
            <text:p>0.655554233565487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7557660877649" calcext:value-type="float">
            <text:p>0.657557660877649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70302235496361" calcext:value-type="float">
            <text:p>0.670302235496361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3236610281177" calcext:value-type="float">
            <text:p>0.693236610281177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8321966268134" calcext:value-type="float">
            <text:p>0.698321966268134</text:p>
          </table:table-cell>
          <table:table-cell table:number-columns-repeated="2"/>
          <table:table-cell office:value-type="float" office:value="0.698321966268134" calcext:value-type="float">
            <text:p>0.698321966268134</text:p>
          </table:table-cell>
        </table:table-row>
        <table:table-row table:style-name="ro1" table:visibility="filter">
          <table:table-cell/>
          <table:table-cell office:value-type="float" office:value="0.19967378215836" calcext:value-type="float">
            <text:p>0.19967378215836</text:p>
          </table:table-cell>
          <table:table-cell office:value-type="float" office:value="0.245957728384508" calcext:value-type="float">
            <text:p>0.245957728384508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255047968829578" calcext:value-type="float">
            <text:p>0.255047968829578</text:p>
          </table:table-cell>
          <table:table-cell office:value-type="float" office:value="0.321126260922199" calcext:value-type="float">
            <text:p>0.321126260922199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25182580986933" calcext:value-type="float">
            <text:p>0.325182580986933</text:p>
          </table:table-cell>
          <table:table-cell office:value-type="float" office:value="0.33571799877147" calcext:value-type="float">
            <text:p>0.33571799877147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92189575075739" calcext:value-type="float">
            <text:p>0.392189575075739</text:p>
          </table:table-cell>
          <table:table-cell office:value-type="float" office:value="0.339560383665865" calcext:value-type="float">
            <text:p>0.339560383665865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468704175813181" calcext:value-type="float">
            <text:p>0.46870417581318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503290124288553" calcext:value-type="float">
            <text:p>0.503290124288553</text:p>
          </table:table-cell>
          <table:table-cell table:number-columns-repeated="2"/>
          <table:table-cell office:value-type="float" office:value="0.503290124288553" calcext:value-type="float">
            <text:p>0.503290124288553</text:p>
          </table:table-cell>
        </table:table-row>
        <table:table-row table:style-name="ro1" table:visibility="filter">
          <table:table-cell/>
          <table:table-cell office:value-type="float" office:value="0.198715681534172" calcext:value-type="float">
            <text:p>0.198715681534172</text:p>
          </table:table-cell>
          <table:table-cell office:value-type="float" office:value="0.186567024051306" calcext:value-type="float">
            <text:p>0.186567024051306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266762621704478" calcext:value-type="float">
            <text:p>0.266762621704478</text:p>
          </table:table-cell>
          <table:table-cell office:value-type="float" office:value="0.222420119344234" calcext:value-type="float">
            <text:p>0.222420119344234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303654452821146" calcext:value-type="float">
            <text:p>0.303654452821146</text:p>
          </table:table-cell>
          <table:table-cell office:value-type="float" office:value="0.27108817352357" calcext:value-type="float">
            <text:p>0.27108817352357</text:p>
          </table:table-cell>
          <table:table-cell office:value-type="float" office:value="0.334789192959483" calcext:value-type="float">
            <text:p>0.334789192959483</text:p>
          </table:table-cell>
          <table:table-cell office:value-type="float" office:value="0.370728025449324" calcext:value-type="float">
            <text:p>0.370728025449324</text:p>
          </table:table-cell>
          <table:table-cell office:value-type="float" office:value="0.322707674582976" calcext:value-type="float">
            <text:p>0.322707674582976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table:number-columns-repeated="2"/>
          <table:table-cell office:value-type="float" office:value="0.345752852617845" calcext:value-type="float">
            <text:p>0.345752852617845</text:p>
          </table:table-cell>
        </table:table-row>
        <table:table-row table:style-name="ro1" table:visibility="filter">
          <table:table-cell/>
          <table:table-cell office:value-type="float" office:value="0.291229140198042" calcext:value-type="float">
            <text:p>0.291229140198042</text:p>
          </table:table-cell>
          <table:table-cell office:value-type="float" office:value="0.0887025337570556" calcext:value-type="float">
            <text:p>0.0887025337570556</text:p>
          </table:table-cell>
          <table:table-cell office:value-type="float" office:value="0.163523872585023" calcext:value-type="float">
            <text:p>0.163523872585023</text:p>
          </table:table-cell>
          <table:table-cell office:value-type="float" office:value="0.291881000416238" calcext:value-type="float">
            <text:p>0.291881000416238</text:p>
          </table:table-cell>
          <table:table-cell office:value-type="float" office:value="0.166681936082885" calcext:value-type="float">
            <text:p>0.166681936082885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337371930075916" calcext:value-type="float">
            <text:p>0.337371930075916</text:p>
          </table:table-cell>
          <table:table-cell office:value-type="float" office:value="0.230613122042082" calcext:value-type="float">
            <text:p>0.230613122042082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401638823576068" calcext:value-type="float">
            <text:p>0.401638823576068</text:p>
          </table:table-cell>
          <table:table-cell office:value-type="float" office:value="0.255511267660756" calcext:value-type="float">
            <text:p>0.255511267660756</text:p>
          </table:table-cell>
          <table:table-cell office:value-type="float" office:value="0.24004405483071" calcext:value-type="float">
            <text:p>0.24004405483071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table:number-columns-repeated="2"/>
          <table:table-cell office:value-type="float" office:value="0.29548346637214" calcext:value-type="float">
            <text:p>0.29548346637214</text:p>
          </table:table-cell>
        </table:table-row>
        <table:table-row table:style-name="ro1" table:visibility="filter">
          <table:table-cell/>
          <table:table-cell office:value-type="float" office:value="0.304613769173371" calcext:value-type="float">
            <text:p>0.304613769173371</text:p>
          </table:table-cell>
          <table:table-cell office:value-type="float" office:value="0.532617266455023" calcext:value-type="float">
            <text:p>0.532617266455023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56113549468045" calcext:value-type="float">
            <text:p>0.556113549468045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24151562514528" calcext:value-type="float">
            <text:p>0.324151562514528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table:number-columns-repeated="2"/>
          <table:table-cell office:value-type="float" office:value="0.542303499290184" calcext:value-type="float">
            <text:p>0.542303499290184</text:p>
          </table:table-cell>
        </table:table-row>
        <table:table-row table:style-name="ro1" table:visibility="filter">
          <table:table-cell/>
          <table:table-cell office:value-type="float" office:value="0.212339110678276" calcext:value-type="float">
            <text:p>0.212339110678276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393435406685096" calcext:value-type="float">
            <text:p>0.0393435406685096</text:p>
          </table:table-cell>
          <table:table-cell office:value-type="float" office:value="0.230003927052003" calcext:value-type="float">
            <text:p>0.230003927052003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713335845434198" calcext:value-type="float">
            <text:p>0.0713335845434198</text:p>
          </table:table-cell>
          <table:table-cell office:value-type="float" office:value="0.265289219661557" calcext:value-type="float">
            <text:p>0.265289219661557</text:p>
          </table:table-cell>
          <table:table-cell office:value-type="float" office:value="0.364006206356657" calcext:value-type="float">
            <text:p>0.364006206356657</text:p>
          </table:table-cell>
          <table:table-cell office:value-type="float" office:value="0.113530081598471" calcext:value-type="float">
            <text:p>0.113530081598471</text:p>
          </table:table-cell>
          <table:table-cell office:value-type="float" office:value="0.305981491010185" calcext:value-type="float">
            <text:p>0.305981491010185</text:p>
          </table:table-cell>
          <table:table-cell office:value-type="float" office:value="0.370810108590051" calcext:value-type="float">
            <text:p>0.370810108590051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91479148671296" calcext:value-type="float">
            <text:p>0.191479148671296</text:p>
          </table:table-cell>
          <table:table-cell table:number-columns-repeated="2"/>
          <table:table-cell office:value-type="float" office:value="0.191479148671296" calcext:value-type="float">
            <text:p>0.191479148671296</text:p>
          </table:table-cell>
        </table:table-row>
        <table:table-row table:style-name="ro1" table:visibility="filter">
          <table:table-cell/>
          <table:table-cell office:value-type="float" office:value="0.0464504127199977" calcext:value-type="float">
            <text:p>0.0464504127199977</text:p>
          </table:table-cell>
          <table:table-cell office:value-type="float" office:value="0.107172011339776" calcext:value-type="float">
            <text:p>0.107172011339776</text:p>
          </table:table-cell>
          <table:table-cell office:value-type="float" office:value="0.454739855633859" calcext:value-type="float">
            <text:p>0.454739855633859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128437636673321" calcext:value-type="float">
            <text:p>0.128437636673321</text:p>
          </table:table-cell>
          <table:table-cell office:value-type="float" office:value="0.505287354606663" calcext:value-type="float">
            <text:p>0.505287354606663</text:p>
          </table:table-cell>
          <table:table-cell office:value-type="float" office:value="0.0789477202351806" calcext:value-type="float">
            <text:p>0.0789477202351806</text:p>
          </table:table-cell>
          <table:table-cell office:value-type="float" office:value="0.204584045715789" calcext:value-type="float">
            <text:p>0.20458404571578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153902496051415" calcext:value-type="float">
            <text:p>0.153902496051415</text:p>
          </table:table-cell>
          <table:table-cell office:value-type="float" office:value="0.273907473751739" calcext:value-type="float">
            <text:p>0.27390747375173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5104634271874" calcext:value-type="float">
            <text:p>0.545104634271874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7468114906727" calcext:value-type="float">
            <text:p>0.547468114906727</text:p>
          </table:table-cell>
          <table:table-cell table:number-columns-repeated="2"/>
          <table:table-cell office:value-type="float" office:value="0.547468114906727" calcext:value-type="float">
            <text:p>0.547468114906727</text:p>
          </table:table-cell>
        </table:table-row>
        <table:table-row table:style-name="ro1" table:visibility="filter">
          <table:table-cell/>
          <table:table-cell office:value-type="float" office:value="0.184854455525527" calcext:value-type="float">
            <text:p>0.184854455525527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11919619397728" calcext:value-type="float">
            <text:p>0.111919619397728</text:p>
          </table:table-cell>
          <table:table-cell office:value-type="float" office:value="0.204743162595365" calcext:value-type="float">
            <text:p>0.204743162595365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58016301064243" calcext:value-type="float">
            <text:p>0.158016301064243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18427071117654" calcext:value-type="float">
            <text:p>0.18427071117654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24586169273335" calcext:value-type="float">
            <text:p>0.24586169273335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51940161648143" calcext:value-type="float">
            <text:p>0.251940161648143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85695564734745" calcext:value-type="float">
            <text:p>0.285695564734745</text:p>
          </table:table-cell>
          <table:table-cell table:number-columns-repeated="2"/>
          <table:table-cell office:value-type="float" office:value="0.285695564734745" calcext:value-type="float">
            <text:p>0.285695564734745</text:p>
          </table:table-cell>
        </table:table-row>
        <table:table-row table:style-name="ro1" table:visibility="filter">
          <table:table-cell/>
          <table:table-cell office:value-type="float" office:value="0.156018640442437" calcext:value-type="float">
            <text:p>0.156018640442437</text:p>
          </table:table-cell>
          <table:table-cell office:value-type="float" office:value="0.410396826989661" calcext:value-type="float">
            <text:p>0.41039682698966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04708252930536" calcext:value-type="float">
            <text:p>0.204708252930536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59027217939593" calcext:value-type="float">
            <text:p>0.259027217939593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48625247928324" calcext:value-type="float">
            <text:p>0.448625247928324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table:number-columns-repeated="2"/>
          <table:table-cell office:value-type="float" office:value="0.241256275896188" calcext:value-type="float">
            <text:p>0.241256275896188</text:p>
          </table:table-cell>
        </table:table-row>
        <table:table-row table:style-name="ro1" table:visibility="filter">
          <table:table-cell/>
          <table:table-cell office:value-type="float" office:value="0.170524123687292" calcext:value-type="float">
            <text:p>0.170524123687292</text:p>
          </table:table-cell>
          <table:table-cell office:value-type="float" office:value="0.237226791735994" calcext:value-type="float">
            <text:p>0.237226791735994</text:p>
          </table:table-cell>
          <table:table-cell office:value-type="float" office:value="0.205841210036768" calcext:value-type="float">
            <text:p>0.205841210036768</text:p>
          </table:table-cell>
          <table:table-cell office:value-type="float" office:value="0.244517233494018" calcext:value-type="float">
            <text:p>0.244517233494018</text:p>
          </table:table-cell>
          <table:table-cell office:value-type="float" office:value="0.305727966891189" calcext:value-type="float">
            <text:p>0.305727966891189</text:p>
          </table:table-cell>
          <table:table-cell office:value-type="float" office:value="0.256823941035059" calcext:value-type="float">
            <text:p>0.256823941035059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0128543240213" calcext:value-type="float">
            <text:p>0.340128543240213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92364187090713" calcext:value-type="float">
            <text:p>0.292364187090713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338840299421635" calcext:value-type="float">
            <text:p>0.338840299421635</text:p>
          </table:table-cell>
          <table:table-cell table:number-columns-repeated="2"/>
          <table:table-cell office:value-type="float" office:value="0.338840299421635" calcext:value-type="float">
            <text:p>0.338840299421635</text:p>
          </table:table-cell>
        </table:table-row>
        <table:table-row table:style-name="ro1" table:visibility="filter">
          <table:table-cell/>
          <table:table-cell office:value-type="float" office:value="0.140924224974763" calcext:value-type="float">
            <text:p>0.140924224974763</text:p>
          </table:table-cell>
          <table:table-cell office:value-type="float" office:value="0.537106541818548" calcext:value-type="float">
            <text:p>0.537106541818548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62228901260625" calcext:value-type="float">
            <text:p>0.562228901260625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93116943112167" calcext:value-type="float">
            <text:p>0.59311694311216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37147472452318" calcext:value-type="float">
            <text:p>0.237147472452318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86956240230159" calcext:value-type="float">
            <text:p>0.386956240230159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" calcext:value-type="float">
            <text:p>0</text:p>
          </table:table-cell>
          <table:table-cell office:value-type="float" office:value="0.399516358891338" calcext:value-type="float">
            <text:p>0.399516358891338</text:p>
          </table:table-cell>
          <table:table-cell table:number-columns-repeated="2"/>
          <table:table-cell office:value-type="float" office:value="0.399516358891338" calcext:value-type="float">
            <text:p>0.399516358891338</text:p>
          </table:table-cell>
        </table:table-row>
        <table:table-row table:style-name="ro1" table:visibility="filter">
          <table:table-cell/>
          <table:table-cell office:value-type="float" office:value="0.0452272889105381" calcext:value-type="float">
            <text:p>0.0452272889105381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415728590503921" calcext:value-type="float">
            <text:p>0.0415728590503921</text:p>
          </table:table-cell>
          <table:table-cell office:value-type="float" office:value="0.13752085313714" calcext:value-type="float">
            <text:p>0.13752085313714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47712323108772" calcext:value-type="float">
            <text:p>0.147712323108772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93403155774898" calcext:value-type="float">
            <text:p>0.193403155774898</text:p>
          </table:table-cell>
          <table:table-cell office:value-type="float" office:value="0.183093553361503" calcext:value-type="float">
            <text:p>0.183093553361503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.185750637932596" calcext:value-type="float">
            <text:p>0.185750637932596</text:p>
          </table:table-cell>
          <table:table-cell office:value-type="float" office:value="0.174881719128308" calcext:value-type="float">
            <text:p>0.174881719128308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" calcext:value-type="float">
            <text:p>0</text:p>
          </table:table-cell>
          <table:table-cell office:value-type="float" office:value="0.238878870834229" calcext:value-type="float">
            <text:p>0.238878870834229</text:p>
          </table:table-cell>
          <table:table-cell table:number-columns-repeated="2"/>
          <table:table-cell office:value-type="float" office:value="0.238878870834229" calcext:value-type="float">
            <text:p>0.238878870834229</text:p>
          </table:table-cell>
        </table:table-row>
        <table:table-row table:style-name="ro1" table:visibility="filter">
          <table:table-cell/>
          <table:table-cell office:value-type="float" office:value="0.181824967207101" calcext:value-type="float">
            <text:p>0.181824967207101</text:p>
          </table:table-cell>
          <table:table-cell office:value-type="float" office:value="0.120635871100601" calcext:value-type="float">
            <text:p>0.120635871100601</text:p>
          </table:table-cell>
          <table:table-cell office:value-type="float" office:value="0.236050463346464" calcext:value-type="float">
            <text:p>0.236050463346464</text:p>
          </table:table-cell>
          <table:table-cell office:value-type="float" office:value="0.181824967207101" calcext:value-type="float">
            <text:p>0.181824967207101</text:p>
          </table:table-cell>
          <table:table-cell office:value-type="float" office:value="0.179719708819453" calcext:value-type="float">
            <text:p>0.179719708819453</text:p>
          </table:table-cell>
          <table:table-cell office:value-type="float" office:value="0.28371016754883" calcext:value-type="float">
            <text:p>0.28371016754883</text:p>
          </table:table-cell>
          <table:table-cell office:value-type="float" office:value="0.18749993566891" calcext:value-type="float">
            <text:p>0.187499935668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22053887985589" calcext:value-type="float">
            <text:p>0.322053887985589</text:p>
          </table:table-cell>
          <table:table-cell office:value-type="float" office:value="0.193815875422391" calcext:value-type="float">
            <text:p>0.1938158754223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5634797462946" calcext:value-type="float">
            <text:p>0.35634797462946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table:number-columns-repeated="2"/>
          <table:table-cell office:value-type="float" office:value="0.394207732674347" calcext:value-type="float">
            <text:p>0.394207732674347</text:p>
          </table:table-cell>
        </table:table-row>
        <table:table-row table:style-name="ro1" table:visibility="filter">
          <table:table-cell/>
          <table:table-cell office:value-type="float" office:value="0.139493860652042" calcext:value-type="float">
            <text:p>0.139493860652042</text:p>
          </table:table-cell>
          <table:table-cell office:value-type="float" office:value="0.610620042441633" calcext:value-type="float">
            <text:p>0.610620042441633</text:p>
          </table:table-cell>
          <table:table-cell office:value-type="float" office:value="0.122109914010027" calcext:value-type="float">
            <text:p>0.122109914010027</text:p>
          </table:table-cell>
          <table:table-cell office:value-type="float" office:value="0.163654494816" calcext:value-type="float">
            <text:p>0.163654494816</text:p>
          </table:table-cell>
          <table:table-cell office:value-type="float" office:value="0.640308655511004" calcext:value-type="float">
            <text:p>0.640308655511004</text:p>
          </table:table-cell>
          <table:table-cell office:value-type="float" office:value="0.153274687755319" calcext:value-type="float">
            <text:p>0.1532746877553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65394258870993" calcext:value-type="float">
            <text:p>0.665394258870993</text:p>
          </table:table-cell>
          <table:table-cell office:value-type="float" office:value="0.154300984424819" calcext:value-type="float">
            <text:p>0.1543009844248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86036987745548" calcext:value-type="float">
            <text:p>0.686036987745548</text:p>
          </table:table-cell>
          <table:table-cell office:value-type="float" office:value="0.218668957885866" calcext:value-type="float">
            <text:p>0.218668957885866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59148060118123" calcext:value-type="float">
            <text:p>0.259148060118123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71350362263242" calcext:value-type="float">
            <text:p>0.271350362263242</text:p>
          </table:table-cell>
          <table:table-cell table:number-columns-repeated="2"/>
          <table:table-cell office:value-type="float" office:value="0.271350362263242" calcext:value-type="float">
            <text:p>0.271350362263242</text:p>
          </table:table-cell>
        </table:table-row>
        <table:table-row table:style-name="ro1" table:visibility="filter">
          <table:table-cell/>
          <table:table-cell office:value-type="float" office:value="0.119594245938302" calcext:value-type="float">
            <text:p>0.119594245938302</text:p>
          </table:table-cell>
          <table:table-cell office:value-type="float" office:value="0.127580302795564" calcext:value-type="float">
            <text:p>0.127580302795564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642199827871" calcext:value-type="float">
            <text:p>0.17642199827871</text:p>
          </table:table-cell>
          <table:table-cell office:value-type="float" office:value="0.1469455914257" calcext:value-type="float">
            <text:p>0.1469455914257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187881592772457" calcext:value-type="float">
            <text:p>0.187881592772457</text:p>
          </table:table-cell>
          <table:table-cell office:value-type="float" office:value="0.129625625678238" calcext:value-type="float">
            <text:p>0.129625625678238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224094172340571" calcext:value-type="float">
            <text:p>0.224094172340571</text:p>
          </table:table-cell>
          <table:table-cell office:value-type="float" office:value="0.169798405479404" calcext:value-type="float">
            <text:p>0.169798405479404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191525253072669" calcext:value-type="float">
            <text:p>0.191525253072669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233835132186643" calcext:value-type="float">
            <text:p>0.233835132186643</text:p>
          </table:table-cell>
          <table:table-cell table:number-columns-repeated="2"/>
          <table:table-cell office:value-type="float" office:value="0.233835132186643" calcext:value-type="float">
            <text:p>0.233835132186643</text:p>
          </table:table-cell>
        </table:table-row>
        <table:table-row table:style-name="ro1" table:visibility="filter">
          <table:table-cell/>
          <table:table-cell office:value-type="float" office:value="0.0205844942958024" calcext:value-type="float">
            <text:p>0.0205844942958024</text:p>
          </table:table-cell>
          <table:table-cell office:value-type="float" office:value="0.24240973241508" calcext:value-type="float">
            <text:p>0.24240973241508</text:p>
          </table:table-cell>
          <table:table-cell office:value-type="float" office:value="0.139651254756313" calcext:value-type="float">
            <text:p>0.139651254756313</text:p>
          </table:table-cell>
          <table:table-cell office:value-type="float" office:value="0.0583015629562217" calcext:value-type="float">
            <text:p>0.0583015629562217</text:p>
          </table:table-cell>
          <table:table-cell office:value-type="float" office:value="0.299226007759863" calcext:value-type="float">
            <text:p>0.299226007759863</text:p>
          </table:table-cell>
          <table:table-cell office:value-type="float" office:value="0.146484090202085" calcext:value-type="float">
            <text:p>0.146484090202085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07675021547673" calcext:value-type="float">
            <text:p>0.307675021547673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50662553793582" calcext:value-type="float">
            <text:p>0.350662553793582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189574359725659" calcext:value-type="float">
            <text:p>0.18957435972565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253829314744643" calcext:value-type="float">
            <text:p>0.253829314744643</text:p>
          </table:table-cell>
          <table:table-cell table:number-columns-repeated="2"/>
          <table:table-cell office:value-type="float" office:value="0.253829314744643" calcext:value-type="float">
            <text:p>0.253829314744643</text:p>
          </table:table-cell>
        </table:table-row>
        <table:table-row table:style-name="ro1" table:visibility="filter">
          <table:table-cell/>
          <table:table-cell office:value-type="float" office:value="0.0976721140063839" calcext:value-type="float">
            <text:p>0.0976721140063839</text:p>
          </table:table-cell>
          <table:table-cell office:value-type="float" office:value="0.322079165583178" calcext:value-type="float">
            <text:p>0.322079165583178</text:p>
          </table:table-cell>
          <table:table-cell office:value-type="float" office:value="0.13156768512726" calcext:value-type="float">
            <text:p>0.13156768512726</text:p>
          </table:table-cell>
          <table:table-cell office:value-type="float" office:value="0.0976721140063839" calcext:value-type="float">
            <text:p>0.0976721140063839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13682978849427" calcext:value-type="float">
            <text:p>0.113682978849427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28095994976306" calcext:value-type="float">
            <text:p>0.128095994976306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256561754268161" calcext:value-type="float">
            <text:p>0.256561754268161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16233327686453" calcext:value-type="float">
            <text:p>0.316233327686453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47955409056934" calcext:value-type="float">
            <text:p>0.347955409056934</text:p>
          </table:table-cell>
          <table:table-cell table:number-columns-repeated="2"/>
          <table:table-cell office:value-type="float" office:value="0.347955409056934" calcext:value-type="float">
            <text:p>0.347955409056934</text:p>
          </table:table-cell>
        </table:table-row>
        <table:table-row table:style-name="ro1" table:visibility="filter">
          <table:table-cell/>
          <table:table-cell office:value-type="float" office:value="0.0055221171236024" calcext:value-type="float">
            <text:p>0.0055221171236024</text:p>
          </table:table-cell>
          <table:table-cell office:value-type="float" office:value="0.0817590319488719" calcext:value-type="float">
            <text:p>0.0817590319488719</text:p>
          </table:table-cell>
          <table:table-cell office:value-type="float" office:value="0.179683108870242" calcext:value-type="float">
            <text:p>0.179683108870242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43105346203392" calcext:value-type="float">
            <text:p>0.143105346203392</text:p>
          </table:table-cell>
          <table:table-cell office:value-type="float" office:value="0.211749787998761" calcext:value-type="float">
            <text:p>0.211749787998761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52571813895913" calcext:value-type="float">
            <text:p>0.152571813895913</text:p>
          </table:table-cell>
          <table:table-cell office:value-type="float" office:value="0.288673057418191" calcext:value-type="float">
            <text:p>0.288673057418191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1023924281614" calcext:value-type="float">
            <text:p>0.21023924281614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" calcext:value-type="float">
            <text:p>0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907155574067" calcext:value-type="float">
            <text:p>0.32907155574067</text:p>
          </table:table-cell>
          <table:table-cell table:number-columns-repeated="2"/>
          <table:table-cell office:value-type="float" office:value="0.32907155574067" calcext:value-type="float">
            <text:p>0.32907155574067</text:p>
          </table:table-cell>
        </table:table-row>
        <table:table-row table:style-name="ro1" table:visibility="filter">
          <table:table-cell/>
          <table:table-cell office:value-type="float" office:value="0.0580836121681995" calcext:value-type="float">
            <text:p>0.0580836121681995</text:p>
          </table:table-cell>
          <table:table-cell office:value-type="float" office:value="0.524511389570255" calcext:value-type="float">
            <text:p>0.524511389570255</text:p>
          </table:table-cell>
          <table:table-cell office:value-type="float" office:value="0.167619216288318" calcext:value-type="float">
            <text:p>0.167619216288318</text:p>
          </table:table-cell>
          <table:table-cell office:value-type="float" office:value="0.0595394962090967" calcext:value-type="float">
            <text:p>0.0595394962090967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176285103442952" calcext:value-type="float">
            <text:p>0.17628510344295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2022392807172" calcext:value-type="float">
            <text:p>0.532022392807172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table:number-columns-repeated="2"/>
          <table:table-cell office:value-type="float" office:value="0.233529259873702" calcext:value-type="float">
            <text:p>0.233529259873702</text:p>
          </table:table-cell>
        </table:table-row>
        <table:table-row table:style-name="ro1" table:visibility="filter">
          <table:table-cell/>
          <table:table-cell office:value-type="float" office:value="0.0343885211152184" calcext:value-type="float">
            <text:p>0.0343885211152184</text:p>
          </table:table-cell>
          <table:table-cell office:value-type="float" office:value="0.112038902168052" calcext:value-type="float">
            <text:p>0.112038902168052</text:p>
          </table:table-cell>
          <table:table-cell office:value-type="float" office:value="0.0734967473300127" calcext:value-type="float">
            <text:p>0.0734967473300127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27892973581032" calcext:value-type="float">
            <text:p>0.127892973581032</text:p>
          </table:table-cell>
          <table:table-cell office:value-type="float" office:value="0.123529026866175" calcext:value-type="float">
            <text:p>0.123529026866175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48209533061384" calcext:value-type="float">
            <text:p>0.148209533061384</text:p>
          </table:table-cell>
          <table:table-cell office:value-type="float" office:value="0.133147086150463" calcext:value-type="float">
            <text:p>0.133147086150463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592901549837" calcext:value-type="float">
            <text:p>0.1592901549837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.0514808566652765" calcext:value-type="float">
            <text:p>0.0514808566652765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" calcext:value-type="float">
            <text:p>0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table:number-columns-repeated="2"/>
          <table:table-cell office:value-type="float" office:value="0.148527550732018" calcext:value-type="float">
            <text:p>0.148527550732018</text:p>
          </table:table-cell>
        </table:table-row>
        <table:table-row table:style-name="ro1" table:visibility="filter">
          <table:table-cell/>
          <table:table-cell office:value-type="float" office:value="0.0635583502860236" calcext:value-type="float">
            <text:p>0.0635583502860236</text:p>
          </table:table-cell>
          <table:table-cell office:value-type="float" office:value="0.363082296398635" calcext:value-type="float">
            <text:p>0.363082296398635</text:p>
          </table:table-cell>
          <table:table-cell office:value-type="float" office:value="0.00493998093440962" calcext:value-type="float">
            <text:p>0.0049399809344096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66570162123033" calcext:value-type="float">
            <text:p>0.366570162123033</text:p>
          </table:table-cell>
          <table:table-cell office:value-type="float" office:value="0.0512307314772552" calcext:value-type="float">
            <text:p>0.051230731477255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86541592880654" calcext:value-type="float">
            <text:p>0.386541592880654</text:p>
          </table:table-cell>
          <table:table-cell office:value-type="float" office:value="0.0975535501207418" calcext:value-type="float">
            <text:p>0.0975535501207418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47646994308667" calcext:value-type="float">
            <text:p>0.147646994308667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61191579742855" calcext:value-type="float">
            <text:p>0.161191579742855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214420887261688" calcext:value-type="float">
            <text:p>0.214420887261688</text:p>
          </table:table-cell>
          <table:table-cell table:number-columns-repeated="2"/>
          <table:table-cell office:value-type="float" office:value="0.214420887261688" calcext:value-type="float">
            <text:p>0.214420887261688</text:p>
          </table:table-cell>
        </table:table-row>
        <table:table-row table:style-name="ro1" table:visibility="filter">
          <table:table-cell/>
          <table:table-cell office:value-type="float" office:value="0.54671027934328" calcext:value-type="float">
            <text:p>0.54671027934328</text:p>
          </table:table-cell>
          <table:table-cell office:value-type="float" office:value="0.252436944344021" calcext:value-type="float">
            <text:p>0.252436944344021</text:p>
          </table:table-cell>
          <table:table-cell office:value-type="float" office:value="0.029973589872678" calcext:value-type="float">
            <text:p>0.029973589872678</text:p>
          </table:table-cell>
          <table:table-cell office:value-type="float" office:value="0.587881038316465" calcext:value-type="float">
            <text:p>0.587881038316465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338637587433105" calcext:value-type="float">
            <text:p>0.338637587433105</text:p>
          </table:table-cell>
          <table:table-cell office:value-type="float" office:value="0.106673863686265" calcext:value-type="float">
            <text:p>0.106673863686265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table:number-columns-repeated="2"/>
          <table:table-cell office:value-type="float" office:value="0.136532246271141" calcext:value-type="float">
            <text:p>0.136532246271141</text:p>
          </table:table-cell>
        </table:table-row>
        <table:table-row table:style-name="ro1">
          <table:table-cell/>
          <table:table-cell office:value-type="float" office:value="0.611852894722379" calcext:value-type="float">
            <text:p>0.611852894722379</text:p>
          </table:table-cell>
          <table:table-cell office:value-type="float" office:value="0.327497352177915" calcext:value-type="float">
            <text:p>0.327497352177915</text:p>
          </table:table-cell>
          <table:table-cell office:value-type="float" office:value="0.986630122958847" calcext:value-type="float">
            <text:p>0.986630122958847</text:p>
          </table:table-cell>
          <table:table-cell office:value-type="float" office:value="0" calcext:value-type="float">
            <text:p>0</text:p>
          </table:table-cell>
          <table:table-cell office:value-type="float" office:value="0.363637348768285" calcext:value-type="float">
            <text:p>0.363637348768285</text:p>
          </table:table-cell>
          <table:table-cell office:value-type="float" office:value="0.987509654042311" calcext:value-type="float">
            <text:p>0.987509654042311</text:p>
          </table:table-cell>
          <table:table-cell office:value-type="float" office:value="0" calcext:value-type="float">
            <text:p>0</text:p>
          </table:table-cell>
          <table:table-cell office:value-type="float" office:value="0.407946565912354" calcext:value-type="float">
            <text:p>0.40794656591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74540118847362" calcext:value-type="float">
            <text:p>0.374540118847362</text:p>
          </table:table-cell>
          <table:table-cell office:value-type="float" office:value="0.134414676938974" calcext:value-type="float">
            <text:p>0.134414676938974</text:p>
          </table:table-cell>
          <table:table-cell office:value-type="float" office:value="0.951811785423239" calcext:value-type="float">
            <text:p>0.951811785423239</text:p>
          </table:table-cell>
          <table:table-cell office:value-type="float" office:value="0.419945734110189" calcext:value-type="float">
            <text:p>0.419945734110189</text:p>
          </table:table-cell>
          <table:table-cell office:value-type="float" office:value="0.191450166252069" calcext:value-type="float">
            <text:p>0.191450166252069</text:p>
          </table:table-cell>
          <table:table-cell office:value-type="float" office:value="0.95604519506094" calcext:value-type="float">
            <text:p>0.95604519506094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14674870146852" calcext:value-type="float">
            <text:p>0.214674870146852</text:p>
          </table:table-cell>
          <table:table-cell office:value-type="float" office:value="0.959676159216362" calcext:value-type="float">
            <text:p>0.959676159216362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77093261354908" calcext:value-type="float">
            <text:p>0.277093261354908</text:p>
          </table:table-cell>
          <table:table-cell office:value-type="float" office:value="0.96126683908136" calcext:value-type="float">
            <text:p>0.96126683908136</text:p>
          </table:table-cell>
          <table:table-cell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85175961393014" calcext:value-type="float">
            <text:p>0.785175961393014</text:p>
          </table:table-cell>
          <table:table-cell office:value-type="float" office:value="0.173373595294755" calcext:value-type="float">
            <text:p>0.173373595294755</text:p>
          </table:table-cell>
          <table:table-cell office:value-type="float" office:value="0.247231074403177" calcext:value-type="float">
            <text:p>0.247231074403177</text:p>
          </table:table-cell>
          <table:table-cell office:value-type="float" office:value="0.788288651552621" calcext:value-type="float">
            <text:p>0.788288651552621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88934376456879" calcext:value-type="float">
            <text:p>0.78893437645687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910687285259" calcext:value-type="float">
            <text:p>0.791068728525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356634057215191" calcext:value-type="float">
            <text:p>0.356634057215191</text:p>
          </table:table-cell>
          <table:table-cell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0982321715662" calcext:value-type="float">
            <text:p>0.310982321715662</text:p>
          </table:table-cell>
          <table:table-cell office:value-type="float" office:value="0.20934932333671" calcext:value-type="float">
            <text:p>0.20934932333671</text:p>
          </table:table-cell>
          <table:table-cell office:value-type="float" office:value="0.169757905087541" calcext:value-type="float">
            <text:p>0.169757905087541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24426060874121" calcext:value-type="float">
            <text:p>0.224426060874121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81631021981404" calcext:value-type="float">
            <text:p>0.281631021981404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8910502324359" calcext:value-type="float">
            <text:p>0.38910502324359</text:p>
          </table:table-cell>
          <table:table-cell office:value-type="float" office:value="0.31405726551726" calcext:value-type="float">
            <text:p>0.31405726551726</text:p>
          </table:table-cell>
          <table:table-cell office:value-type="float" office:value="0.303337531579086" calcext:value-type="float">
            <text:p>0.303337531579086</text:p>
          </table:table-cell>
          <table:table-cell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9584627764558" calcext:value-type="float">
            <text:p>0.969584627764558</text:p>
          </table:table-cell>
          <table:table-cell office:value-type="float" office:value="0.187043748557523" calcext:value-type="float">
            <text:p>0.187043748557523</text:p>
          </table:table-cell>
          <table:table-cell office:value-type="float" office:value="0.474630875749814" calcext:value-type="float">
            <text:p>0.474630875749814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04435708150101" calcext:value-type="float">
            <text:p>0.504435708150101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39558564574037" calcext:value-type="float">
            <text:p>0.539558564574037</text:p>
          </table:table-cell>
          <table:table-cell office:value-type="float" office:value="0.973422733428724" calcext:value-type="float">
            <text:p>0.973422733428724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53041304464332" calcext:value-type="float">
            <text:p>0.553041304464332</text:p>
          </table:table-cell>
          <table:table-cell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1270346685946" calcext:value-type="float">
            <text:p>0.771270346685946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5118696436046" calcext:value-type="float">
            <text:p>0.965118696436046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8155997979103" calcext:value-type="float">
            <text:p>0.968155997979103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0689028994994" calcext:value-type="float">
            <text:p>0.970689028994994</text:p>
          </table:table-cell>
          <table:table-cell office:value-type="float" office:value="0.789966771017223" calcext:value-type="float">
            <text:p>0.789966771017223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2084284353773" calcext:value-type="float">
            <text:p>0.972084284353773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07544851901438" calcext:value-type="float">
            <text:p>0.607544851901438</text:p>
          </table:table-cell>
          <table:table-cell office:value-type="float" office:value="0.211448006996545" calcext:value-type="float">
            <text:p>0.211448006996545</text:p>
          </table:table-cell>
          <table:table-cell office:value-type="float" office:value="0.969821045078545" calcext:value-type="float">
            <text:p>0.969821045078545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48672940036299" calcext:value-type="float">
            <text:p>0.248672940036299</text:p>
          </table:table-cell>
          <table:table-cell office:value-type="float" office:value="0.969912750049023" calcext:value-type="float">
            <text:p>0.969912750049023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280060888855927" calcext:value-type="float">
            <text:p>0.280060888855927</text:p>
          </table:table-cell>
          <table:table-cell office:value-type="float" office:value="0.97043879139697" calcext:value-type="float">
            <text:p>0.97043879139697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351847781490279" calcext:value-type="float">
            <text:p>0.351847781490279</text:p>
          </table:table-cell>
          <table:table-cell office:value-type="float" office:value="0.970681700777323" calcext:value-type="float">
            <text:p>0.970681700777323</text:p>
          </table:table-cell>
          <table:table-cell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92144648535218" calcext:value-type="float">
            <text:p>0.292144648535218</text:p>
          </table:table-cell>
          <table:table-cell office:value-type="float" office:value="0.336604278193921" calcext:value-type="float">
            <text:p>0.336604278193921</text:p>
          </table:table-cell>
          <table:table-cell office:value-type="float" office:value="0.237543324923878" calcext:value-type="float">
            <text:p>0.237543324923878</text:p>
          </table:table-cell>
          <table:table-cell office:value-type="float" office:value="0.292144648535218" calcext:value-type="float">
            <text:p>0.292144648535218</text:p>
          </table:table-cell>
          <table:table-cell office:value-type="float" office:value="0.358728470566498" calcext:value-type="float">
            <text:p>0.358728470566498</text:p>
          </table:table-cell>
          <table:table-cell office:value-type="float" office:value="0.244841145099707" calcext:value-type="float">
            <text:p>0.244841145099707</text:p>
          </table:table-cell>
          <table:table-cell office:value-type="float" office:value="0.303678049149962" calcext:value-type="float">
            <text:p>0.303678049149962</text:p>
          </table:table-cell>
          <table:table-cell office:value-type="float" office:value="0.422723143900056" calcext:value-type="float">
            <text:p>0.422723143900056</text:p>
          </table:table-cell>
          <table:table-cell office:value-type="float" office:value="0.272595832447118" calcext:value-type="float">
            <text:p>0.272595832447118</text:p>
          </table:table-cell>
          <table:table-cell office:value-type="float" office:value="0.335328741246017" calcext:value-type="float">
            <text:p>0.335328741246017</text:p>
          </table:table-cell>
          <table:table-cell office:value-type="float" office:value="0.424142489683509" calcext:value-type="float">
            <text:p>0.424142489683509</text:p>
          </table:table-cell>
          <table:table-cell office:value-type="float" office:value="0.298291487120951" calcext:value-type="float">
            <text:p>0.298291487120951</text:p>
          </table:table-cell>
          <table:table-cell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28737509151929" calcext:value-type="float">
            <text:p>0.828737509151929</text:p>
          </table:table-cell>
          <table:table-cell office:value-type="float" office:value="0.0393121398410989" calcext:value-type="float">
            <text:p>0.0393121398410989</text:p>
          </table:table-cell>
          <table:table-cell office:value-type="float" office:value="0.854385093369579" calcext:value-type="float">
            <text:p>0.854385093369579</text:p>
          </table:table-cell>
          <table:table-cell office:value-type="float" office:value="0.828737509151929" calcext:value-type="float">
            <text:p>0.828737509151929</text:p>
          </table:table-cell>
          <table:table-cell office:value-type="float" office:value="0.0953242348002668" calcext:value-type="float">
            <text:p>0.0953242348002668</text:p>
          </table:table-cell>
          <table:table-cell office:value-type="float" office:value="0.863172204427728" calcext:value-type="float">
            <text:p>0.863172204427728</text:p>
          </table:table-cell>
          <table:table-cell office:value-type="float" office:value="0.842598829900222" calcext:value-type="float">
            <text:p>0.842598829900222</text:p>
          </table:table-cell>
          <table:table-cell office:value-type="float" office:value="0.116458161894033" calcext:value-type="float">
            <text:p>0.116458161894033</text:p>
          </table:table-cell>
          <table:table-cell office:value-type="float" office:value="0.870865987805116" calcext:value-type="float">
            <text:p>0.870865987805116</text:p>
          </table:table-cell>
          <table:table-cell office:value-type="float" office:value="0.844222011662221" calcext:value-type="float">
            <text:p>0.844222011662221</text:p>
          </table:table-cell>
          <table:table-cell office:value-type="float" office:value="0.14060178437043" calcext:value-type="float">
            <text:p>0.14060178437043</text:p>
          </table:table-cell>
          <table:table-cell office:value-type="float" office:value="0.879094426132792" calcext:value-type="float">
            <text:p>0.879094426132792</text:p>
          </table:table-cell>
          <table:table-cell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3103425875594" calcext:value-type="float">
            <text:p>0.863103425875594</text:p>
          </table:table-cell>
          <table:table-cell office:value-type="float" office:value="0.0633749704727677" calcext:value-type="float">
            <text:p>0.0633749704727677</text:p>
          </table:table-cell>
          <table:table-cell office:value-type="float" office:value="0.704680762736647" calcext:value-type="float">
            <text:p>0.704680762736647</text:p>
          </table:table-cell>
          <table:table-cell office:value-type="float" office:value="0.86740685156208" calcext:value-type="float">
            <text:p>0.86740685156208</text:p>
          </table:table-cell>
          <table:table-cell office:value-type="float" office:value="0.0713839134964074" calcext:value-type="float">
            <text:p>0.0713839134964074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77958517116515" calcext:value-type="float">
            <text:p>0.877958517116515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88887615392743" calcext:value-type="float">
            <text:p>0.888887615392743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45463067032891" calcext:value-type="float">
            <text:p>0.745463067032891</text:p>
          </table:table-cell>
          <table:table-cell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884925020519195" calcext:value-type="float">
            <text:p>0.0884925020519195</text:p>
          </table:table-cell>
          <table:table-cell office:value-type="float" office:value="0.119762131819251" calcext:value-type="float">
            <text:p>0.119762131819251</text:p>
          </table:table-cell>
          <table:table-cell office:value-type="float" office:value="0.733113022415281" calcext:value-type="float">
            <text:p>0.733113022415281</text:p>
          </table:table-cell>
          <table:table-cell office:value-type="float" office:value="0.110117934265387" calcext:value-type="float">
            <text:p>0.110117934265387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.742220482547531" calcext:value-type="float">
            <text:p>0.742220482547531</text:p>
          </table:table-cell>
          <table:table-cell office:value-type="float" office:value="0.143454039000792" calcext:value-type="float">
            <text:p>0.143454039000792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" calcext:value-type="float">
            <text:p>0</text:p>
          </table:table-cell>
          <table:table-cell office:value-type="float" office:value="0.193503245383968" calcext:value-type="float">
            <text:p>0.193503245383968</text:p>
          </table:table-cell>
          <table:table-cell office:value-type="float" office:value="0.166585716827801" calcext:value-type="float">
            <text:p>0.16658571682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140552345018" calcext:value-type="float">
            <text:p>0.2031405523450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8397348116461" calcext:value-type="float">
            <text:p>0.808397348116461</text:p>
          </table:table-cell>
          <table:table-cell office:value-type="float" office:value="0.101782472620404" calcext:value-type="float">
            <text:p>0.101782472620404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23624625033105" calcext:value-type="float">
            <text:p>0.123624625033105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42751858314677" calcext:value-type="float">
            <text:p>0.142751858314677</text:p>
          </table:table-cell>
          <table:table-cell office:value-type="float" office:value="0" calcext:value-type="float">
            <text:p>0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97489376519967" calcext:value-type="float">
            <text:p>0.19748937651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15824964682089" calcext:value-type="float">
            <text:p>0.715824964682089</text:p>
          </table:table-cell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27158512466785" calcext:value-type="float">
            <text:p>0.727158512466785</text:p>
          </table:table-cell>
          <table:table-cell office:value-type="float" office:value="0.716324575677577" calcext:value-type="float">
            <text:p>0.716324575677577</text:p>
          </table:table-cell>
          <table:table-cell office:value-type="float" office:value="0.0603012776165869" calcext:value-type="float">
            <text:p>0.0603012776165869</text:p>
          </table:table-cell>
          <table:table-cell office:value-type="float" office:value="0" calcext:value-type="float">
            <text:p>0</text:p>
          </table:table-cell>
          <table:table-cell office:value-type="float" office:value="0.726838782511675" calcext:value-type="float">
            <text:p>0.726838782511675</text:p>
          </table:table-cell>
          <table:table-cell office:value-type="float" office:value="0.144319665554718" calcext:value-type="float">
            <text:p>0.14431966555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15461428454834" calcext:value-type="float">
            <text:p>0.815461428454834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45305255002666" calcext:value-type="float">
            <text:p>0.445305255002666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90745230551106" calcext:value-type="float">
            <text:p>0.490745230551106</text:p>
          </table:table-cell>
          <table:table-cell office:value-type="float" office:value="0.841146303604458" calcext:value-type="float">
            <text:p>0.841146303604458</text:p>
          </table:table-cell>
          <table:table-cell office:value-type="float" office:value="0.106218532791833" calcext:value-type="float">
            <text:p>0.106218532791833</text:p>
          </table:table-cell>
          <table:table-cell office:value-type="float" office:value="0.526140231074228" calcext:value-type="float">
            <text:p>0.526140231074228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office:value-type="float" office:value="0.526714003001912" calcext:value-type="float">
            <text:p>0.526714003001912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2214925161949" calcext:value-type="float">
            <text:p>0.472214925161949</text:p>
          </table:table-cell>
          <table:table-cell office:value-type="float" office:value="0.114836824739204" calcext:value-type="float">
            <text:p>0.114836824739204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.507047898074756" calcext:value-type="float">
            <text:p>0.507047898074756</text:p>
          </table:table-cell>
          <table:table-cell office:value-type="float" office:value="0.128658877630191" calcext:value-type="float">
            <text:p>0.128658877630191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45866409513248" calcext:value-type="float">
            <text:p>0.845866409513248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50870756148865" calcext:value-type="float">
            <text:p>0.850870756148865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84233026512157" calcext:value-type="float">
            <text:p>0.684233026512157</text:p>
          </table:table-cell>
          <table:table-cell office:value-type="float" office:value="0.668643219924431" calcext:value-type="float">
            <text:p>0.668643219924431</text:p>
          </table:table-cell>
          <table:table-cell office:value-type="float" office:value="0.617847240201214" calcext:value-type="float">
            <text:p>0.617847240201214</text:p>
          </table:table-cell>
          <table:table-cell office:value-type="float" office:value="0.695846403184021" calcext:value-type="float">
            <text:p>0.695846403184021</text:p>
          </table:table-cell>
          <table:table-cell office:value-type="float" office:value="0.686319814897718" calcext:value-type="float">
            <text:p>0.686319814897718</text:p>
          </table:table-cell>
          <table:table-cell office:value-type="float" office:value="0.621723065150509" calcext:value-type="float">
            <text:p>0.621723065150509</text:p>
          </table:table-cell>
          <table:table-cell office:value-type="float" office:value="0" calcext:value-type="float">
            <text:p>0</text:p>
          </table:table-cell>
          <table:table-cell office:value-type="float" office:value="0.698531246924938" calcext:value-type="float">
            <text:p>0.698531246924938</text:p>
          </table:table-cell>
          <table:table-cell office:value-type="float" office:value="0.647824358663589" calcext:value-type="float">
            <text:p>0.647824358663589</text:p>
          </table:table-cell>
          <table:table-cell office:value-type="float" office:value="0" calcext:value-type="float">
            <text:p>0</text:p>
          </table:table-cell>
          <table:table-cell office:value-type="float" office:value="0.715137875388912" calcext:value-type="float">
            <text:p>0.7151378753889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9320402078782" calcext:value-type="float">
            <text:p>0.90932040207878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3875017527905" calcext:value-type="float">
            <text:p>0.933875017527905</text:p>
          </table:table-cell>
          <table:table-cell office:value-type="float" office:value="0.917550178373022" calcext:value-type="float">
            <text:p>0.91755017837302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928294484887" calcext:value-type="float">
            <text:p>0.93928294484887</text:p>
          </table:table-cell>
          <table:table-cell office:value-type="float" office:value="0" calcext:value-type="float">
            <text:p>0</text:p>
          </table:table-cell>
          <table:table-cell office:value-type="float" office:value="0.45507360926382" calcext:value-type="float">
            <text:p>0.45507360926382</text:p>
          </table:table-cell>
          <table:table-cell office:value-type="float" office:value="0.944246258752244" calcext:value-type="float">
            <text:p>0.9442462587522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1711076089411" calcext:value-type="float">
            <text:p>0.311711076089411</text:p>
          </table:table-cell>
          <table:table-cell office:value-type="float" office:value="0.581238221422612" calcext:value-type="float">
            <text:p>0.581238221422612</text:p>
          </table:table-cell>
          <table:table-cell office:value-type="float" office:value="0.519773948556018" calcext:value-type="float">
            <text:p>0.519773948556018</text:p>
          </table:table-cell>
          <table:table-cell office:value-type="float" office:value="0.312852797981688" calcext:value-type="float">
            <text:p>0.312852797981688</text:p>
          </table:table-cell>
          <table:table-cell office:value-type="float" office:value="0.597875094662737" calcext:value-type="float">
            <text:p>0.597875094662737</text:p>
          </table:table-cell>
          <table:table-cell office:value-type="float" office:value="0.528487090685457" calcext:value-type="float">
            <text:p>0.528487090685457</text:p>
          </table:table-cell>
          <table:table-cell office:value-type="float" office:value="0.323602325598033" calcext:value-type="float">
            <text:p>0.323602325598033</text:p>
          </table:table-cell>
          <table:table-cell office:value-type="float" office:value="0.608421385061481" calcext:value-type="float">
            <text:p>0.608421385061481</text:p>
          </table:table-cell>
          <table:table-cell office:value-type="float" office:value="0.564099066014224" calcext:value-type="float">
            <text:p>0.5640990660142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2244769296657" calcext:value-type="float">
            <text:p>0.772244769296657</text:p>
          </table:table-cell>
          <table:table-cell office:value-type="float" office:value="0.283775905798724" calcext:value-type="float">
            <text:p>0.283775905798724</text:p>
          </table:table-cell>
          <table:table-cell office:value-type="float" office:value="0.391081536651761" calcext:value-type="float">
            <text:p>0.391081536651761</text:p>
          </table:table-cell>
          <table:table-cell office:value-type="float" office:value="0" calcext:value-type="float">
            <text:p>0</text:p>
          </table:table-cell>
          <table:table-cell office:value-type="float" office:value="0.31378035585965" calcext:value-type="float">
            <text:p>0.31378035585965</text:p>
          </table:table-cell>
          <table:table-cell office:value-type="float" office:value="0.416109819074468" calcext:value-type="float">
            <text:p>0.4161098190744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5132823361115" calcext:value-type="float">
            <text:p>0.775132823361115</text:p>
          </table:table-cell>
          <table:table-cell office:value-type="float" office:value="0.895206837687199" calcext:value-type="float">
            <text:p>0.895206837687199</text:p>
          </table:table-cell>
          <table:table-cell office:value-type="float" office:value="0.592350328593362" calcext:value-type="float">
            <text:p>0.592350328593362</text:p>
          </table:table-cell>
          <table:table-cell office:value-type="float" office:value="0.790246945647494" calcext:value-type="float">
            <text:p>0.790246945647494</text:p>
          </table:table-cell>
          <table:table-cell office:value-type="float" office:value="0" calcext:value-type="float">
            <text:p>0</text:p>
          </table:table-cell>
          <table:table-cell office:value-type="float" office:value="0.605040776720092" calcext:value-type="float">
            <text:p>0.605040776720092</text:p>
          </table:table-cell>
          <table:table-cell office:value-type="float" office:value="0.806397795606911" calcext:value-type="float">
            <text:p>0.80639779560691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5632033074559" calcext:value-type="float">
            <text:p>0.965632033074559</text:p>
          </table:table-cell>
          <table:table-cell office:value-type="float" office:value="0.447412366823455" calcext:value-type="float">
            <text:p>0.447412366823455</text:p>
          </table:table-cell>
          <table:table-cell office:value-type="float" office:value="0.844170448969197" calcext:value-type="float">
            <text:p>0.844170448969197</text:p>
          </table:table-cell>
          <table:table-cell office:value-type="float" office:value="0.966395372462973" calcext:value-type="float">
            <text:p>0.966395372462973</text:p>
          </table:table-cell>
          <table:table-cell office:value-type="float" office:value="0.466515099908349" calcext:value-type="float">
            <text:p>0.466515099908349</text:p>
          </table:table-cell>
          <table:table-cell office:value-type="float" office:value="0.850088633730518" calcext:value-type="float">
            <text:p>0.85008863373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121299756956" calcext:value-type="float">
            <text:p>0.85812129975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915381694231" calcext:value-type="float">
            <text:p>0.8709153816942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61277197569496" calcext:value-type="float">
            <text:p>0.561277197569496</text:p>
          </table:table-cell>
          <table:table-cell office:value-type="float" office:value="0.605774819356887" calcext:value-type="float">
            <text:p>0.605774819356887</text:p>
          </table:table-cell>
          <table:table-cell office:value-type="float" office:value="0.258133432701128" calcext:value-type="float">
            <text:p>0.258133432701128</text:p>
          </table:table-cell>
          <table:table-cell office:value-type="float" office:value="0.584037725114088" calcext:value-type="float">
            <text:p>0.584037725114088</text:p>
          </table:table-cell>
          <table:table-cell office:value-type="float" office:value="0" calcext:value-type="float">
            <text:p>0</text:p>
          </table:table-cell>
          <table:table-cell office:value-type="float" office:value="0.312799632270568" calcext:value-type="float">
            <text:p>0.3127996322705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50714306409916" calcext:value-type="float">
            <text:p>0.950714306409916</text:p>
          </table:table-cell>
          <table:table-cell office:value-type="float" office:value="0.929375989127586" calcext:value-type="float">
            <text:p>0.929375989127586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5296385772394" calcext:value-type="float">
            <text:p>0.955296385772394</text:p>
          </table:table-cell>
          <table:table-cell office:value-type="float" office:value="0.929845612438534" calcext:value-type="float">
            <text:p>0.929845612438534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8045690353349" calcext:value-type="float">
            <text:p>0.958045690353349</text:p>
          </table:table-cell>
          <table:table-cell office:value-type="float" office:value="0.931075918903304" calcext:value-type="float">
            <text:p>0.931075918903304</text:p>
          </table:table-cell>
          <table:table-cell office:value-type="float" office:value="0.307929941591191" calcext:value-type="float">
            <text:p>0.30792994159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06469479993" calcext:value-type="float">
            <text:p>0.3550064694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96958090407" calcext:value-type="float">
            <text:p>0.394969580904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219698075404" calcext:value-type="float">
            <text:p>0.80219698075404</text:p>
          </table:table-cell>
          <table:table-cell office:value-type="float" office:value="0.370472102791382" calcext:value-type="float">
            <text:p>0.370472102791382</text:p>
          </table:table-cell>
          <table:table-cell office:value-type="float" office:value="0.585354364396752" calcext:value-type="float">
            <text:p>0.585354364396752</text:p>
          </table:table-cell>
          <table:table-cell office:value-type="float" office:value="0.803215245996466" calcext:value-type="float">
            <text:p>0.803215245996466</text:p>
          </table:table-cell>
          <table:table-cell office:value-type="float" office:value="0.428441668193956" calcext:value-type="float">
            <text:p>0.428441668193956</text:p>
          </table:table-cell>
          <table:table-cell office:value-type="float" office:value="0.615049239546849" calcext:value-type="float">
            <text:p>0.61504923954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101320633205" calcext:value-type="float">
            <text:p>0.679101320633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87212742576327" calcext:value-type="float">
            <text:p>0.887212742576327</text:p>
          </table:table-cell>
          <table:table-cell office:value-type="float" office:value="0.809874445854635" calcext:value-type="float">
            <text:p>0.809874445854635</text:p>
          </table:table-cell>
          <table:table-cell office:value-type="float" office:value="0.683248028289646" calcext:value-type="float">
            <text:p>0.683248028289646</text:p>
          </table:table-cell>
          <table:table-cell office:value-type="float" office:value="0.891314021133369" calcext:value-type="float">
            <text:p>0.891314021133369</text:p>
          </table:table-cell>
          <table:table-cell office:value-type="float" office:value="0.819819256228486" calcext:value-type="float">
            <text:p>0.819819256228486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66361843293692" calcext:value-type="float">
            <text:p>0.366361843293692</text:p>
          </table:table-cell>
          <table:table-cell office:value-type="float" office:value="0.5716126894699" calcext:value-type="float">
            <text:p>0.5716126894699</text:p>
          </table:table-cell>
          <table:table-cell office:value-type="float" office:value="0.210662189005667" calcext:value-type="float">
            <text:p>0.210662189005667</text:p>
          </table:table-cell>
          <table:table-cell office:value-type="float" office:value="0" calcext:value-type="float">
            <text:p>0</text:p>
          </table:table-cell>
          <table:table-cell office:value-type="float" office:value="0.578034961820253" calcext:value-type="float">
            <text:p>0.578034961820253</text:p>
          </table:table-cell>
          <table:table-cell office:value-type="float" office:value="0.253815082908466" calcext:value-type="float">
            <text:p>0.25381508290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731216956969" calcext:value-type="float">
            <text:p>0.3437312169569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94827350427649" calcext:value-type="float">
            <text:p>0.894827350427649</text:p>
          </table:table-cell>
          <table:table-cell office:value-type="float" office:value="0.681502722223929" calcext:value-type="float">
            <text:p>0.681502722223929</text:p>
          </table:table-cell>
          <table:table-cell office:value-type="float" office:value="0.97139509404164" calcext:value-type="float">
            <text:p>0.97139509404164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69216937488195" calcext:value-type="float">
            <text:p>0.6921693748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823664171614" calcext:value-type="float">
            <text:p>0.7068236641716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7899978811085" calcext:value-type="float">
            <text:p>0.597899978811085</text:p>
          </table:table-cell>
          <table:table-cell office:value-type="float" office:value="0.806201279793061" calcext:value-type="float">
            <text:p>0.806201279793061</text:p>
          </table:table-cell>
          <table:table-cell office:value-type="float" office:value="0.736402015065641" calcext:value-type="float">
            <text:p>0.736402015065641</text:p>
          </table:table-cell>
          <table:table-cell office:value-type="float" office:value="0.6095508853467" calcext:value-type="float">
            <text:p>0.6095508853467</text:p>
          </table:table-cell>
          <table:table-cell office:value-type="float" office:value="0.823201314010503" calcext:value-type="float">
            <text:p>0.8232013140105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39498941564189" calcext:value-type="float">
            <text:p>0.939498941564189</text:p>
          </table:table-cell>
          <table:table-cell office:value-type="float" office:value="0.86550712589398" calcext:value-type="float">
            <text:p>0.86550712589398</text:p>
          </table:table-cell>
          <table:table-cell office:value-type="float" office:value="0.492277856448035" calcext:value-type="float">
            <text:p>0.492277856448035</text:p>
          </table:table-cell>
          <table:table-cell office:value-type="float" office:value="0" calcext:value-type="float">
            <text:p>0</text:p>
          </table:table-cell>
          <table:table-cell office:value-type="float" office:value="0.867708181706034" calcext:value-type="float">
            <text:p>0.867708181706034</text:p>
          </table:table-cell>
          <table:table-cell office:value-type="float" office:value="0.501475210052914" calcext:value-type="float">
            <text:p>0.501475210052914</text:p>
          </table:table-cell>
          <table:table-cell office:value-type="float" office:value="0" calcext:value-type="float">
            <text:p>0</text:p>
          </table:table-cell>
          <table:table-cell office:value-type="float" office:value="0.871603722781546" calcext:value-type="float">
            <text:p>0.8716037227815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2414568862042" calcext:value-type="float">
            <text:p>0.592414568862042</text:p>
          </table:table-cell>
          <table:table-cell office:value-type="float" office:value="0.532589432551586" calcext:value-type="float">
            <text:p>0.532589432551586</text:p>
          </table:table-cell>
          <table:table-cell office:value-type="float" office:value="0.969412322335288" calcext:value-type="float">
            <text:p>0.969412322335288</text:p>
          </table:table-cell>
          <table:table-cell office:value-type="float" office:value="0" calcext:value-type="float">
            <text:p>0</text:p>
          </table:table-cell>
          <table:table-cell office:value-type="float" office:value="0.575051371788764" calcext:value-type="float">
            <text:p>0.575051371788764</text:p>
          </table:table-cell>
          <table:table-cell office:value-type="float" office:value="0.972401271232211" calcext:value-type="float">
            <text:p>0.972401271232211</text:p>
          </table:table-cell>
          <table:table-cell office:value-type="float" office:value="0" calcext:value-type="float">
            <text:p>0</text:p>
          </table:table-cell>
          <table:table-cell office:value-type="float" office:value="0.600135874394934" calcext:value-type="float">
            <text:p>0.6001358743949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07234808688392" calcext:value-type="float">
            <text:p>0.507234808688392</text:p>
          </table:table-cell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54684493277946" calcext:value-type="float">
            <text:p>0.554684493277946</text:p>
          </table:table-cell>
          <table:table-cell office:value-type="float" office:value="0.875892979854754" calcext:value-type="float">
            <text:p>0.875892979854754</text:p>
          </table:table-cell>
          <table:table-cell office:value-type="float" office:value="0.65199610884554" calcext:value-type="float">
            <text:p>0.65199610884554</text:p>
          </table:table-cell>
          <table:table-cell office:value-type="float" office:value="0.597694051787679" calcext:value-type="float">
            <text:p>0.59769405178767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4756431632238" calcext:value-type="float">
            <text:p>0.524756431632238</text:p>
          </table:table-cell>
          <table:table-cell office:value-type="float" office:value="0.982378616908606" calcext:value-type="float">
            <text:p>0.982378616908606</text:p>
          </table:table-cell>
          <table:table-cell office:value-type="float" office:value="0.31615610497675" calcext:value-type="float">
            <text:p>0.31615610497675</text:p>
          </table:table-cell>
          <table:table-cell office:value-type="float" office:value="0.540965390604567" calcext:value-type="float">
            <text:p>0.540965390604567</text:p>
          </table:table-cell>
          <table:table-cell office:value-type="float" office:value="0.983666506485567" calcext:value-type="float">
            <text:p>0.983666506485567</text:p>
          </table:table-cell>
          <table:table-cell office:value-type="float" office:value="0.334948547949264" calcext:value-type="float">
            <text:p>0.334948547949264</text:p>
          </table:table-cell>
          <table:table-cell office:value-type="float" office:value="0.55730576855458" calcext:value-type="float">
            <text:p>0.55730576855458</text:p>
          </table:table-cell>
          <table:table-cell office:value-type="float" office:value="0.984361028687317" calcext:value-type="float">
            <text:p>0.984361028687317</text:p>
          </table:table-cell>
          <table:table-cell office:value-type="float" office:value="0.389647737262118" calcext:value-type="float">
            <text:p>0.3896477372621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25330330763264" calcext:value-type="float">
            <text:p>0.325330330763264</text:p>
          </table:table-cell>
          <table:table-cell office:value-type="float" office:value="0.411840914147269" calcext:value-type="float">
            <text:p>0.411840914147269</text:p>
          </table:table-cell>
          <table:table-cell office:value-type="float" office:value="0.61714498660403" calcext:value-type="float">
            <text:p>0.61714498660403</text:p>
          </table:table-cell>
          <table:table-cell office:value-type="float" office:value="0.325330330763264" calcext:value-type="float">
            <text:p>0.325330330763264</text:p>
          </table:table-cell>
          <table:table-cell office:value-type="float" office:value="0.455155550987924" calcext:value-type="float">
            <text:p>0.455155550987924</text:p>
          </table:table-cell>
          <table:table-cell office:value-type="float" office:value="0.626975806231471" calcext:value-type="float">
            <text:p>0.626975806231471</text:p>
          </table:table-cell>
          <table:table-cell office:value-type="float" office:value="0.352921145537401" calcext:value-type="float">
            <text:p>0.352921145537401</text:p>
          </table:table-cell>
          <table:table-cell office:value-type="float" office:value="0.486099731608872" calcext:value-type="float">
            <text:p>0.4860997316088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68142254377505" calcext:value-type="float">
            <text:p>0.868142254377505</text:p>
          </table:table-cell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71138980447444" calcext:value-type="float">
            <text:p>0.871138980447444</text:p>
          </table:table-cell>
          <table:table-cell office:value-type="float" office:value="0.952207792965975" calcext:value-type="float">
            <text:p>0.95220779296597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1874235023117" calcext:value-type="float">
            <text:p>0.921874235023117</text:p>
          </table:table-cell>
          <table:table-cell office:value-type="float" office:value="0.769492933191937" calcext:value-type="float">
            <text:p>0.769492933191937</text:p>
          </table:table-cell>
          <table:table-cell office:value-type="float" office:value="0.912363345616691" calcext:value-type="float">
            <text:p>0.912363345616691</text:p>
          </table:table-cell>
          <table:table-cell office:value-type="float" office:value="0.924511879376488" calcext:value-type="float">
            <text:p>0.92451187937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297731631288" calcext:value-type="float">
            <text:p>0.92829773163128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04242242959538" calcext:value-type="float">
            <text:p>0.30424224295953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70749901272511" calcext:value-type="float">
            <text:p>0.870749901272511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29007168040987" calcext:value-type="float">
            <text:p>0.729007168040987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68271280513259" calcext:value-type="float">
            <text:p>0.868271280513259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71400418931425" calcext:value-type="float">
            <text:p>0.871400418931425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" calcext:value-type="float">
            <text:p>0</text:p>
          </table:table-cell>
          <table:table-cell office:value-type="float" office:value="0.876535604880134" calcext:value-type="float">
            <text:p>0.87653560488013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42696083158248" calcext:value-type="float">
            <text:p>0.542696083158248</text:p>
          </table:table-cell>
          <table:table-cell office:value-type="float" office:value="0.507610378684455" calcext:value-type="float">
            <text:p>0.507610378684455</text:p>
          </table:table-cell>
          <table:table-cell office:value-type="float" office:value="0.805670152950053" calcext:value-type="float">
            <text:p>0.805670152950053</text:p>
          </table:table-cell>
          <table:table-cell office:value-type="float" office:value="0.542696083158248" calcext:value-type="float">
            <text:p>0.542696083158248</text:p>
          </table:table-cell>
          <table:table-cell office:value-type="float" office:value="0.536475727183518" calcext:value-type="float">
            <text:p>0.536475727183518</text:p>
          </table:table-cell>
          <table:table-cell office:value-type="float" office:value="0.814982087048942" calcext:value-type="float">
            <text:p>0.814982087048942</text:p>
          </table:table-cell>
          <table:table-cell office:value-type="float" office:value="0.585506807657632" calcext:value-type="float">
            <text:p>0.585506807657632</text:p>
          </table:table-cell>
          <table:table-cell office:value-type="float" office:value="0.562064453989998" calcext:value-type="float">
            <text:p>0.562064453989998</text:p>
          </table:table-cell>
          <table:table-cell office:value-type="float" office:value="0.820590504626271" calcext:value-type="float">
            <text:p>0.8205905046262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0967179954561" calcext:value-type="float">
            <text:p>0.770967179954561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68904984478718" calcext:value-type="float">
            <text:p>0.868904984478718</text:p>
          </table:table-cell>
          <table:table-cell office:value-type="float" office:value="0.776409859639486" calcext:value-type="float">
            <text:p>0.776409859639486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7409861099428" calcext:value-type="float">
            <text:p>0.87409861099428</text:p>
          </table:table-cell>
          <table:table-cell office:value-type="float" office:value="0" calcext:value-type="float">
            <text:p>0</text:p>
          </table:table-cell>
          <table:table-cell office:value-type="float" office:value="0.461297760549164" calcext:value-type="float">
            <text:p>0.461297760549164</text:p>
          </table:table-cell>
          <table:table-cell office:value-type="float" office:value="0.885895040130219" calcext:value-type="float">
            <text:p>0.885895040130219</text:p>
          </table:table-cell>
          <table:table-cell office:value-type="float" office:value="0" calcext:value-type="float">
            <text:p>0</text:p>
          </table:table-cell>
          <table:table-cell office:value-type="float" office:value="0.514692236406504" calcext:value-type="float">
            <text:p>0.514692236406504</text:p>
          </table:table-cell>
          <table:table-cell office:value-type="float" office:value="0.892900326835395" calcext:value-type="float">
            <text:p>0.8929003268353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30898024852649" calcext:value-type="float">
            <text:p>0.330898024852649</text:p>
          </table:table-cell>
          <table:table-cell office:value-type="float" office:value="0.55676289301393" calcext:value-type="float">
            <text:p>0.55676289301393</text:p>
          </table:table-cell>
          <table:table-cell office:value-type="float" office:value="0.672602118225126" calcext:value-type="float">
            <text:p>0.672602118225126</text:p>
          </table:table-cell>
          <table:table-cell office:value-type="float" office:value="0.33712754943571" calcext:value-type="float">
            <text:p>0.33712754943571</text:p>
          </table:table-cell>
          <table:table-cell office:value-type="float" office:value="0.585180935209034" calcext:value-type="float">
            <text:p>0.585180935209034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371486194121959" calcext:value-type="float">
            <text:p>0.371486194121959</text:p>
          </table:table-cell>
          <table:table-cell office:value-type="float" office:value="0" calcext:value-type="float">
            <text:p>0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402448362038851" calcext:value-type="float">
            <text:p>0.402448362038851</text:p>
          </table:table-cell>
          <table:table-cell office:value-type="float" office:value="0" calcext:value-type="float">
            <text:p>0</text:p>
          </table:table-cell>
          <table:table-cell office:value-type="float" office:value="0.706396573954393" calcext:value-type="float">
            <text:p>0.70639657395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257904352359" calcext:value-type="float">
            <text:p>0.726257904352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62522284353982" calcext:value-type="float">
            <text:p>0.662522284353982</text:p>
          </table:table-cell>
          <table:table-cell office:value-type="float" office:value="0.511677442115666" calcext:value-type="float">
            <text:p>0.511677442115666</text:p>
          </table:table-cell>
          <table:table-cell table:style-name="ce20"/>
          <table:table-cell office:value-type="float" office:value="0.676371793494602" calcext:value-type="float">
            <text:p>0.676371793494602</text:p>
          </table:table-cell>
          <table:table-cell office:value-type="float" office:value="0.557935424459712" calcext:value-type="float">
            <text:p>0.557935424459712</text:p>
          </table:table-cell>
          <table:table-cell table:style-name="ce20"/>
          <table:table-cell office:value-type="float" office:value="0.676371793494602" calcext:value-type="float">
            <text:p>0.676371793494602</text:p>
          </table:table-cell>
          <table:table-cell office:value-type="float" office:value="0.588538519024719" calcext:value-type="float">
            <text:p>0.588538519024719</text:p>
          </table:table-cell>
          <table:table-cell table:style-name="ce20"/>
          <table:table-cell office:value-type="float" office:value="0.703118288245546" calcext:value-type="float">
            <text:p>0.703118288245546</text:p>
          </table:table-cell>
          <table:table-cell office:value-type="float" office:value="0.588538519024719" calcext:value-type="float">
            <text:p>0.588538519024719</text:p>
          </table:table-cell>
          <table:table-cell table:style-name="ce20"/>
          <table:table-cell table:number-columns-repeated="2" office:value-type="float" office:value="0" calcext:value-type="float">
            <text:p>0</text:p>
          </table:table-cell>
          <table:table-cell table:style-name="ce20"/>
          <table:table-cell table:number-columns-repeated="2"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03417270854857" calcext:value-type="float">
            <text:p>0.503417270854857</text:p>
          </table:table-cell>
          <table:table-cell table:style-name="ce20"/>
          <table:table-cell table:style-name="ce15"/>
          <table:table-cell office:value-type="float" office:value="0.533781032152806" calcext:value-type="float">
            <text:p>0.533781032152806</text:p>
          </table:table-cell>
          <table:table-cell table:style-name="ce20"/>
          <table:table-cell table:style-name="ce15"/>
          <table:table-cell office:value-type="float" office:value="0.579827988079195" calcext:value-type="float">
            <text:p>0.579827988079195</text:p>
          </table:table-cell>
          <table:table-cell table:style-name="ce20"/>
          <table:table-cell table:style-name="ce15"/>
          <table:table-cell office:value-type="float" office:value="0.614526496635465" calcext:value-type="float">
            <text:p>0.61452649663546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32113485265316" calcext:value-type="float">
            <text:p>0.532113485265316</text:p>
          </table:table-cell>
          <table:table-cell table:style-name="ce20"/>
          <table:table-cell table:style-name="ce15"/>
          <table:table-cell office:value-type="float" office:value="0.550868782496916" calcext:value-type="float">
            <text:p>0.550868782496916</text:p>
          </table:table-cell>
          <table:table-cell table:style-name="ce20"/>
          <table:table-cell table:style-name="ce15"/>
          <table:table-cell office:value-type="float" office:value="0.55498201930638" calcext:value-type="float">
            <text:p>0.55498201930638</text:p>
          </table:table-cell>
          <table:table-cell table:style-name="ce20"/>
          <table:table-cell table:style-name="ce15"/>
          <table:table-cell office:value-type="float" office:value="0.592230617426585" calcext:value-type="float">
            <text:p>0.59223061742658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81707207094928" calcext:value-type="float">
            <text:p>0.81707207094928</text:p>
          </table:table-cell>
          <table:table-cell table:style-name="ce20"/>
          <table:table-cell table:style-name="ce15"/>
          <table:table-cell office:value-type="float" office:value="0.83197291761218" calcext:value-type="float">
            <text:p>0.83197291761218</text:p>
          </table:table-cell>
          <table:table-cell table:style-name="ce20"/>
          <table:table-cell table:style-name="ce15"/>
          <table:table-cell office:value-type="float" office:value="0.832837010552097" calcext:value-type="float">
            <text:p>0.832837010552097</text:p>
          </table:table-cell>
          <table:table-cell table:style-name="ce20"/>
          <table:table-cell table:style-name="ce15"/>
          <table:table-cell office:value-type="float" office:value="0.836517658778512" calcext:value-type="float">
            <text:p>0.836517658778512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377284163104623" calcext:value-type="float">
            <text:p>0.377284163104623</text:p>
          </table:table-cell>
          <table:table-cell table:style-name="ce20"/>
          <table:table-cell table:style-name="ce15"/>
          <table:table-cell office:value-type="float" office:value="0.377284163104623" calcext:value-type="float">
            <text:p>0.377284163104623</text:p>
          </table:table-cell>
          <table:table-cell table:style-name="ce20"/>
          <table:table-cell table:style-name="ce15"/>
          <table:table-cell office:value-type="float" office:value="0.407761430687875" calcext:value-type="float">
            <text:p>0.407761430687875</text:p>
          </table:table-cell>
          <table:table-cell table:style-name="ce20"/>
          <table:table-cell table:style-name="ce15"/>
          <table:table-cell office:value-type="float" office:value="0.427608461767471" calcext:value-type="float">
            <text:p>0.427608461767471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279979093660284" calcext:value-type="float">
            <text:p>0.279979093660284</text:p>
          </table:table-cell>
          <table:table-cell table:style-name="ce20"/>
          <table:table-cell table:style-name="ce15"/>
          <table:table-cell office:value-type="float" office:value="0.279979093660284" calcext:value-type="float">
            <text:p>0.279979093660284</text:p>
          </table:table-cell>
          <table:table-cell table:style-name="ce20"/>
          <table:table-cell table:style-name="ce15"/>
          <table:table-cell office:value-type="float" office:value="0.305588272827224" calcext:value-type="float">
            <text:p>0.305588272827224</text:p>
          </table:table-cell>
          <table:table-cell table:style-name="ce20"/>
          <table:table-cell table:style-name="ce15"/>
          <table:table-cell office:value-type="float" office:value="0.305588272827224" calcext:value-type="float">
            <text:p>0.305588272827224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748259690383658" calcext:value-type="float">
            <text:p>0.748259690383658</text:p>
          </table:table-cell>
          <table:table-cell table:style-name="ce20"/>
          <table:table-cell table:style-name="ce15"/>
          <table:table-cell office:value-type="float" office:value="0.770905608543571" calcext:value-type="float">
            <text:p>0.770905608543571</text:p>
          </table:table-cell>
          <table:table-cell table:style-name="ce20"/>
          <table:table-cell table:style-name="ce15"/>
          <table:table-cell office:value-type="float" office:value="0.770905608543571" calcext:value-type="float">
            <text:p>0.770905608543571</text:p>
          </table:table-cell>
          <table:table-cell table:style-name="ce20"/>
          <table:table-cell table:style-name="ce15"/>
          <table:table-cell office:value-type="float" office:value="0.784828517662416" calcext:value-type="float">
            <text:p>0.784828517662416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70778304668912" calcext:value-type="float">
            <text:p>0.570778304668912</text:p>
          </table:table-cell>
          <table:table-cell table:style-name="ce20"/>
          <table:table-cell table:style-name="ce15"/>
          <table:table-cell office:value-type="float" office:value="0.601778951855202" calcext:value-type="float">
            <text:p>0.601778951855202</text:p>
          </table:table-cell>
          <table:table-cell table:style-name="ce20"/>
          <table:table-cell table:style-name="ce15"/>
          <table:table-cell office:value-type="float" office:value="0.612109739012636" calcext:value-type="float">
            <text:p>0.612109739012636</text:p>
          </table:table-cell>
          <table:table-cell table:style-name="ce20"/>
          <table:table-cell table:style-name="ce15"/>
          <table:table-cell office:value-type="float" office:value="0.648677386403671" calcext:value-type="float">
            <text:p>0.648677386403671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67910231914449" calcext:value-type="float">
            <text:p>0.67910231914449</text:p>
          </table:table-cell>
          <table:table-cell table:style-name="ce20"/>
          <table:table-cell table:style-name="ce15"/>
          <table:table-cell office:value-type="float" office:value="0.704582403322259" calcext:value-type="float">
            <text:p>0.704582403322259</text:p>
          </table:table-cell>
          <table:table-cell table:style-name="ce20"/>
          <table:table-cell table:style-name="ce15"/>
          <table:table-cell office:value-type="float" office:value="0.706802105612268" calcext:value-type="float">
            <text:p>0.706802105612268</text:p>
          </table:table-cell>
          <table:table-cell table:style-name="ce20"/>
          <table:table-cell table:style-name="ce15"/>
          <table:table-cell office:value-type="float" office:value="0.730981577887358" calcext:value-type="float">
            <text:p>0.73098157788735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0869202880874237" calcext:value-type="float">
            <text:p>0.0869202880874237</text:p>
          </table:table-cell>
          <table:table-cell table:style-name="ce20"/>
          <table:table-cell table:style-name="ce15"/>
          <table:table-cell office:value-type="float" office:value="0.0869202880874237" calcext:value-type="float">
            <text:p>0.0869202880874237</text:p>
          </table:table-cell>
          <table:table-cell table:style-name="ce20"/>
          <table:table-cell table:style-name="ce15"/>
          <table:table-cell office:value-type="float" office:value="0.17266465444988" calcext:value-type="float">
            <text:p>0.17266465444988</text:p>
          </table:table-cell>
          <table:table-cell table:style-name="ce20"/>
          <table:table-cell table:style-name="ce15"/>
          <table:table-cell office:value-type="float" office:value="0.228935104492583" calcext:value-type="float">
            <text:p>0.228935104492583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627900389490908" calcext:value-type="float">
            <text:p>0.627900389490908</text:p>
          </table:table-cell>
          <table:table-cell table:style-name="ce2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2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2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595638740607844" calcext:value-type="float">
            <text:p>0.595638740607844</text:p>
          </table:table-cell>
          <table:table-cell table:style-name="ce20"/>
          <table:table-cell table:style-name="ce15"/>
          <table:table-cell office:value-type="float" office:value="0.595638740607844" calcext:value-type="float">
            <text:p>0.595638740607844</text:p>
          </table:table-cell>
          <table:table-cell table:style-name="ce20"/>
          <table:table-cell table:style-name="ce15"/>
          <table:table-cell office:value-type="float" office:value="0.628252948760448" calcext:value-type="float">
            <text:p>0.628252948760448</text:p>
          </table:table-cell>
          <table:table-cell table:style-name="ce20"/>
          <table:table-cell table:style-name="ce15"/>
          <table:table-cell office:value-type="float" office:value="0.656234967877898" calcext:value-type="float">
            <text:p>0.65623496787789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0610779598548637" calcext:value-type="float">
            <text:p>0.0610779598548637</text:p>
          </table:table-cell>
          <table:table-cell table:style-name="ce2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2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2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969470433275369" calcext:value-type="float">
            <text:p>0.969470433275369</text:p>
          </table:table-cell>
          <table:table-cell table:style-name="ce20"/>
          <table:table-cell table:style-name="ce15"/>
          <table:table-cell office:value-type="float" office:value="0.969470433275369" calcext:value-type="float">
            <text:p>0.969470433275369</text:p>
          </table:table-cell>
          <table:table-cell table:style-name="ce20"/>
          <table:table-cell table:style-name="ce15"/>
          <table:table-cell office:value-type="float" office:value="0.972003599051418" calcext:value-type="float">
            <text:p>0.972003599051418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896765424626425" calcext:value-type="float">
            <text:p>0.896765424626425</text:p>
          </table:table-cell>
          <table:table-cell table:style-name="ce20"/>
          <table:table-cell table:style-name="ce15"/>
          <table:table-cell office:value-type="float" office:value="0.896765424626425" calcext:value-type="float">
            <text:p>0.89676542462642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5"/>
          <table:table-cell office:value-type="float" office:value="0.356096725897846" calcext:value-type="float">
            <text:p>0.356096725897846</text:p>
          </table:table-cell>
          <table:table-cell table:style-name="ce20"/>
          <table:table-cell table:style-name="ce15"/>
          <table:table-cell office:value-type="float" office:value="0.407792722315493" calcext:value-type="float">
            <text:p>0.407792722315493</text:p>
          </table:table-cell>
          <table:table-cell table:style-name="ce20"/>
          <table:table-cell table:style-name="ce15"/>
          <table:table-cell office:value-type="float" office:value="0.456881699953226" calcext:value-type="float">
            <text:p>0.456881699953226</text:p>
          </table:table-cell>
          <table:table-cell table:style-name="ce20"/>
          <table:table-cell table:style-name="ce15"/>
          <table:table-cell office:value-type="float" office:value="0.486209294101365" calcext:value-type="float">
            <text:p>0.486209294101365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style-name="ce15"/>
          <table:table-cell office:value-type="float" office:value="0" calcext:value-type="float">
            <text:p>0</text:p>
          </table:table-cell>
          <table:table-cell table:style-name="ce20"/>
          <table:table-cell table:number-columns-repeated="2"/>
          <table:table-cell table:style-name="ce20"/>
        </table:table-row>
        <table:table-row table:style-name="ro1" table:visibility="filter">
          <table:table-cell/>
          <table:table-cell table:style-name="ce16"/>
          <table:table-cell office:value-type="float" office:value="0.498442198929057" calcext:value-type="float">
            <text:p>0.498442198929057</text:p>
          </table:table-cell>
          <table:table-cell table:style-name="ce21"/>
          <table:table-cell table:style-name="ce16"/>
          <table:table-cell office:value-type="float" office:value="0.5421842539322" calcext:value-type="float">
            <text:p>0.5421842539322</text:p>
          </table:table-cell>
          <table:table-cell table:style-name="ce21"/>
          <table:table-cell table:style-name="ce16"/>
          <table:table-cell office:value-type="float" office:value="0.548564194434273" calcext:value-type="float">
            <text:p>0.548564194434273</text:p>
          </table:table-cell>
          <table:table-cell table:style-name="ce21"/>
          <table:table-cell table:style-name="ce16"/>
          <table:table-cell office:value-type="float" office:value="0.566451977934504" calcext:value-type="float">
            <text:p>0.566451977934504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table:style-name="ce18"/>
          <table:table-cell table:style-name="ce21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116])" office:value-type="float" office:value="0.478323098315564" calcext:value-type="float">
            <text:p>0.478323098315564</text:p>
          </table:table-cell>
          <table:table-cell table:formula="of:=AVERAGE([.C4:.C116])" office:value-type="float" office:value="0.440995777146422" calcext:value-type="float">
            <text:p>0.440995777146422</text:p>
          </table:table-cell>
          <table:table-cell table:formula="of:=AVERAGE([.D4:.D116])" office:value-type="float" office:value="0.506983540125818" calcext:value-type="float">
            <text:p>0.506983540125818</text:p>
          </table:table-cell>
          <table:table-cell table:formula="of:=AVERAGE([.E4:.E116])" office:value-type="float" office:value="0.460241186494082" calcext:value-type="float">
            <text:p>0.460241186494082</text:p>
          </table:table-cell>
          <table:table-cell table:formula="of:=AVERAGE([.F4:.F116])" office:value-type="float" office:value="0.440851911520333" calcext:value-type="float">
            <text:p>0.440851911520333</text:p>
          </table:table-cell>
          <table:table-cell table:formula="of:=AVERAGE([.G4:.G116])" office:value-type="float" office:value="0.500195846871184" calcext:value-type="float">
            <text:p>0.500195846871184</text:p>
          </table:table-cell>
          <table:table-cell table:formula="of:=AVERAGE([.H4:.H116])" office:value-type="float" office:value="0.397218762762312" calcext:value-type="float">
            <text:p>0.397218762762312</text:p>
          </table:table-cell>
          <table:table-cell table:formula="of:=AVERAGE([.I4:.I116])" office:value-type="float" office:value="0.404042185910035" calcext:value-type="float">
            <text:p>0.404042185910035</text:p>
          </table:table-cell>
          <table:table-cell table:formula="of:=AVERAGE([.J4:.J116])" office:value-type="float" office:value="0.434557447373559" calcext:value-type="float">
            <text:p>0.434557447373559</text:p>
          </table:table-cell>
          <table:table-cell table:formula="of:=AVERAGE([.K4:.K116])" office:value-type="float" office:value="0.324452761559008" calcext:value-type="float">
            <text:p>0.324452761559008</text:p>
          </table:table-cell>
          <table:table-cell table:formula="of:=AVERAGE([.L4:.L116])" office:value-type="float" office:value="0.343824527142875" calcext:value-type="float">
            <text:p>0.343824527142875</text:p>
          </table:table-cell>
          <table:table-cell table:formula="of:=AVERAGE([.M4:.M116])" office:value-type="float" office:value="0.390327890700497" calcext:value-type="float">
            <text:p>0.390327890700497</text:p>
          </table:table-cell>
          <table:table-cell table:formula="of:=AVERAGE([.N4:.N116])" office:value-type="float" office:value="0.236217656865398" calcext:value-type="float">
            <text:p>0.236217656865398</text:p>
          </table:table-cell>
          <table:table-cell table:formula="of:=AVERAGE([.O4:.O116])" office:value-type="float" office:value="0.274297118557905" calcext:value-type="float">
            <text:p>0.274297118557905</text:p>
          </table:table-cell>
          <table:table-cell table:formula="of:=AVERAGE([.P4:.P116])" office:value-type="float" office:value="0.306066315450672" calcext:value-type="float">
            <text:p>0.306066315450672</text:p>
          </table:table-cell>
          <table:table-cell table:formula="of:=AVERAGE([.Q4:.Q116])" office:value-type="float" office:value="0.224048913561685" calcext:value-type="float">
            <text:p>0.224048913561685</text:p>
          </table:table-cell>
          <table:table-cell table:formula="of:=AVERAGE([.R4:.R116])" office:value-type="float" office:value="0.243908820581887" calcext:value-type="float">
            <text:p>0.243908820581887</text:p>
          </table:table-cell>
          <table:table-cell table:formula="of:=AVERAGE([.S4:.S116])" office:value-type="float" office:value="0.286160364908884" calcext:value-type="float">
            <text:p>0.286160364908884</text:p>
          </table:table-cell>
          <table:table-cell table:style-name="Default" table:formula="of:=AVERAGE([.T4:.T116])" office:value-type="string" office:string-value="" calcext:value-type="error">
            <text:p>#DIV/0!</text:p>
          </table:table-cell>
          <table:table-cell table:formula="of:=AVERAGE([.U4:.U116])" office:value-type="string" office:string-value="" calcext:value-type="error">
            <text:p>#DIV/0!</text:p>
          </table:table-cell>
          <table:table-cell table:formula="of:=AVERAGE([.V4:.V116])" office:value-type="float" office:value="0.268252199977898" calcext:value-type="float">
            <text:p>0.268252199977898</text:p>
          </table:table-cell>
        </table:table-row>
        <table:table-row table:style-name="ro1">
          <table:table-cell office:value-type="string" calcext:value-type="string">
            <text:p>Total Waste</text:p>
          </table:table-cell>
          <table:table-cell table:formula="of:=SUM([.B4:.B116])*100" office:value-type="float" office:value="4544.06943399786" calcext:value-type="float">
            <text:p>4544.06943399786</text:p>
          </table:table-cell>
          <table:table-cell table:formula="of:=SUM([.C4:.C116])*100" office:value-type="float" office:value="4895.05312632529" calcext:value-type="float">
            <text:p>4895.05312632529</text:p>
          </table:table-cell>
          <table:table-cell table:formula="of:=SUM([.D4:.D116])*100" office:value-type="float" office:value="4765.64527718269" calcext:value-type="float">
            <text:p>4765.64527718269</text:p>
          </table:table-cell>
          <table:table-cell table:formula="of:=SUM([.E4:.E116])*100" office:value-type="float" office:value="4372.29127169378" calcext:value-type="float">
            <text:p>4372.29127169378</text:p>
          </table:table-cell>
          <table:table-cell table:formula="of:=SUM([.F4:.F116])*100" office:value-type="float" office:value="4893.4562178757" calcext:value-type="float">
            <text:p>4893.4562178757</text:p>
          </table:table-cell>
          <table:table-cell table:formula="of:=SUM([.G4:.G116])*100" office:value-type="float" office:value="4701.84096058913" calcext:value-type="float">
            <text:p>4701.84096058913</text:p>
          </table:table-cell>
          <table:table-cell table:formula="of:=SUM([.H4:.H116])*100" office:value-type="float" office:value="3773.57824624197" calcext:value-type="float">
            <text:p>3773.57824624197</text:p>
          </table:table-cell>
          <table:table-cell table:formula="of:=SUM([.I4:.I116])*100" office:value-type="float" office:value="4484.86826360139" calcext:value-type="float">
            <text:p>4484.86826360139</text:p>
          </table:table-cell>
          <table:table-cell table:formula="of:=SUM([.J4:.J116])*100" office:value-type="float" office:value="4084.84000531146" calcext:value-type="float">
            <text:p>4084.84000531146</text:p>
          </table:table-cell>
          <table:table-cell table:formula="of:=SUM([.K4:.K116])*100" office:value-type="float" office:value="3082.30123481058" calcext:value-type="float">
            <text:p>3082.30123481058</text:p>
          </table:table-cell>
          <table:table-cell table:formula="of:=SUM([.L4:.L116])*100" office:value-type="float" office:value="3816.45225128592" calcext:value-type="float">
            <text:p>3816.45225128592</text:p>
          </table:table-cell>
          <table:table-cell table:formula="of:=SUM([.M4:.M116])*100" office:value-type="float" office:value="3669.08217258467" calcext:value-type="float">
            <text:p>3669.08217258467</text:p>
          </table:table-cell>
          <table:table-cell table:formula="of:=SUM([.N4:.N116])*100" office:value-type="float" office:value="2244.06774022128" calcext:value-type="float">
            <text:p>2244.06774022128</text:p>
          </table:table-cell>
          <table:table-cell table:formula="of:=SUM([.O4:.O116])*100" office:value-type="float" office:value="3044.69801599274" calcext:value-type="float">
            <text:p>3044.69801599274</text:p>
          </table:table-cell>
          <table:table-cell table:formula="of:=SUM([.P4:.P116])*100" office:value-type="float" office:value="2877.02336523632" calcext:value-type="float">
            <text:p>2877.02336523632</text:p>
          </table:table-cell>
          <table:table-cell table:formula="of:=SUM([.Q4:.Q116])*100" office:value-type="float" office:value="2128.46467883601" calcext:value-type="float">
            <text:p>2128.46467883601</text:p>
          </table:table-cell>
          <table:table-cell table:formula="of:=SUM([.R4:.R116])*100" office:value-type="float" office:value="2707.38790845895" calcext:value-type="float">
            <text:p>2707.38790845895</text:p>
          </table:table-cell>
          <table:table-cell table:formula="of:=SUM([.S4:.S116])*100" office:value-type="float" office:value="2689.90743014351" calcext:value-type="float">
            <text:p>2689.90743014351</text:p>
          </table:table-cell>
          <table:table-cell table:style-name="Default" table:formula="of:=SUM([.T4:.T116])*100" office:value-type="float" office:value="0" calcext:value-type="float">
            <text:p>0</text:p>
          </table:table-cell>
          <table:table-cell table:formula="of:=SUM([.U4:.U116])*100" office:value-type="float" office:value="0" calcext:value-type="float">
            <text:p>0</text:p>
          </table:table-cell>
          <table:table-cell table:formula="of:=SUM([.V4:.V116])*100" office:value-type="float" office:value="2521.57067979224" calcext:value-type="float">
            <text:p>2521.570679792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</table:table>
      <table:table table:name="# Filled Bins over time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5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C3]-5" office:value-type="float" office:value="90" calcext:value-type="float">
            <text:p>90</text:p>
          </table:table-cell>
          <table:table-cell table:formula="of:=[.D3]-3" office:value-type="float" office:value="108" calcext:value-type="float">
            <text:p>108</text:p>
          </table:table-cell>
          <table:table-cell table:formula="of:=[.E3]-3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formula="of:=[.C3]-15" office:value-type="float" office:value="80" calcext:value-type="float">
            <text:p>80</text:p>
          </table:table-cell>
          <table:table-cell table:formula="of:=[.D3]-13" office:value-type="float" office:value="98" calcext:value-type="float">
            <text:p>98</text:p>
          </table:table-cell>
          <table:table-cell table:formula="of:=[.E3]-14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formula="of:=[.C3]-27" office:value-type="float" office:value="68" calcext:value-type="float">
            <text:p>68</text:p>
          </table:table-cell>
          <table:table-cell table:formula="of:=[.D3]-25" office:value-type="float" office:value="86" calcext:value-type="float">
            <text:p>86</text:p>
          </table:table-cell>
          <table:table-cell table:formula="of:=[.E3]-22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.C3]-42" office:value-type="float" office:value="53" calcext:value-type="float">
            <text:p>53</text:p>
          </table:table-cell>
          <table:table-cell table:formula="of:=[.D3]-42" office:value-type="float" office:value="69" calcext:value-type="float">
            <text:p>69</text:p>
          </table:table-cell>
          <table:table-cell table:formula="of:=[.E3]-35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.C3]-46" office:value-type="float" office:value="49" calcext:value-type="float">
            <text:p>49</text:p>
          </table:table-cell>
          <table:table-cell table:formula="of:=[.D3]-50" office:value-type="float" office:value="61" calcext:value-type="float">
            <text:p>61</text:p>
          </table:table-cell>
          <table:table-cell table:formula="of:=[.E3]-40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formula="of:=[.E3]-42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29" office:value-type="string" calcext:value-type="string">
            <text:p>Time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9" office:value-type="string" calcext:value-type="string">
            <text:p>Region 1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2" table:style-name="ce29" office:value-type="float" office:value="49" calcext:value-type="float">
            <text:p>49</text:p>
          </table:table-cell>
        </table:table-row>
        <table:table-row table:style-name="ro1">
          <table:table-cell/>
          <table:table-cell table:style-name="ce29" office:value-type="string" calcext:value-type="string">
            <text:p>Region 2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2" table:style-name="ce29" office:value-type="float" office:value="61" calcext:value-type="float">
            <text:p>61</text:p>
          </table:table-cell>
        </table:table-row>
        <table:table-row table:style-name="ro1">
          <table:table-cell/>
          <table:table-cell table:style-name="ce29" office:value-type="string" calcext:value-type="string">
            <text:p>Region 3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2" calcext:value-type="float">
            <text:p>52</text:p>
          </table:table-cell>
        </table:table-row>
      </table:table>
      <table:table table:name="Time VS Average Fill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9.4697in">
            <draw:object draw:notify-on-update-of-ranges="'Time VS Average Fill'.B4:'Time VS Average Fill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8in" svg:y="18.5035in">
            <draw:object draw:notify-on-update-of-ranges="'Time VS Average Fill'.B2:'Time VS Average Fill'.F2 'Time VS Average Fill'.B4:'Time VS Average Fill'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9673in" svg:height="3.7543in" svg:x="0.1953in" svg:y="1.6209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6957in" svg:y="1.6823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.2988in" svg:height="3.5429in" svg:x="0.213in" svg:y="5.4358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323098315564" calcext:value-type="float">
            <text:p>0.478323098315564</text:p>
          </table:table-cell>
          <table:table-cell office:value-type="float" office:value="0.440995777146422" calcext:value-type="float">
            <text:p>0.440995777146422</text:p>
          </table:table-cell>
          <table:table-cell office:value-type="float" office:value="0.506983540125818" calcext:value-type="float">
            <text:p>0.506983540125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241186494082" calcext:value-type="float">
            <text:p>0.460241186494082</text:p>
          </table:table-cell>
          <table:table-cell office:value-type="float" office:value="0.440851911520333" calcext:value-type="float">
            <text:p>0.440851911520333</text:p>
          </table:table-cell>
          <table:table-cell office:value-type="float" office:value="0.500195846871184" calcext:value-type="float">
            <text:p>0.500195846871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7218762762312" calcext:value-type="float">
            <text:p>0.397218762762312</text:p>
          </table:table-cell>
          <table:table-cell office:value-type="float" office:value="0.404042185910035" calcext:value-type="float">
            <text:p>0.404042185910035</text:p>
          </table:table-cell>
          <table:table-cell office:value-type="float" office:value="0.434557447373559" calcext:value-type="float">
            <text:p>0.434557447373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4452761559008" calcext:value-type="float">
            <text:p>0.324452761559008</text:p>
          </table:table-cell>
          <table:table-cell office:value-type="float" office:value="0.343824527142875" calcext:value-type="float">
            <text:p>0.343824527142875</text:p>
          </table:table-cell>
          <table:table-cell office:value-type="float" office:value="0.390327890700497" calcext:value-type="float">
            <text:p>0.390327890700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6217656865398" calcext:value-type="float">
            <text:p>0.236217656865398</text:p>
          </table:table-cell>
          <table:table-cell office:value-type="float" office:value="0.274297118557905" calcext:value-type="float">
            <text:p>0.274297118557905</text:p>
          </table:table-cell>
          <table:table-cell office:value-type="float" office:value="0.306066315450672" calcext:value-type="float">
            <text:p>0.306066315450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4048913561685" calcext:value-type="float">
            <text:p>0.224048913561685</text:p>
          </table:table-cell>
          <table:table-cell office:value-type="float" office:value="0.243908820581887" calcext:value-type="float">
            <text:p>0.243908820581887</text:p>
          </table:table-cell>
          <table:table-cell office:value-type="float" office:value="0.286160364908885" calcext:value-type="float">
            <text:p>0.286160364908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268252199977898" calcext:value-type="float">
            <text:p>0.268252199977898</text:p>
          </table:table-cell>
        </table:table-row>
      </table:table>
      <table:table table:name="Time VS Total Garbage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.7441in">
            <draw:object draw:notify-on-update-of-ranges="'Time VS Total Garbage'.B2:'Time VS Total Garbage'.D2 'Time VS Total Garbage'.A3:'Time VS Total Garbage'.A3 'Time VS Total Garbage'.B3:'Time VS Total Garbage'.D3 'Time VS Total Garbage'.A4:'Time VS Total Garbage'.A4 'Time VS Total Garbage'.B4:'Time VS Total Garbage'.D4 'Time VS Total Garbage'.A5:'Time VS Total Garbage'.A5 'Time VS Total Garbage'.B5:'Time VS Total Garbage'.D5 'Time VS Total Garbage'.A6:'Time VS Total Garbage'.A6 'Time VS Total Garbage'.B6:'Time VS Total Garbage'.D6 'Time VS Total Garbage'.A7:'Time VS Total Garbage'.A7 'Time VS Total Garbage'.B7:'Time VS Total Garbage'.D7 'Time VS Total Garbage'.A8:'Time VS Total Garbage'.A8 'Time VS Total Garbage'.B8:'Time VS Total Garbage'.D8 'Time VS Total Garbage'.A9:'Time VS Total Garbage'.A9 'Time VS Total Garbage'.B9:'Time VS Total Garbage'.D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7823in" svg:y="1.7539in">
            <draw:object draw:notify-on-update-of-ranges="'Time VS Total Garbage'.A3:'Time VS Total Garbage'.A9 'Time VS Total Garbage'.B2:'Time VS Total Garbage'.B2 'Time VS Total Garbage'.B3:'Time VS Total Garbage'.B9 'Time VS Total Garbage'.C2:'Time VS Total Garbage'.C2 'Time VS Total Garbage'.C3:'Time VS Total Garbage'.C9 'Time VS Total Garbage'.D2:'Time VS Total Garbage'.D2 'Time VS Total Garbage'.D3:'Time VS Total Garbage'.D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4.06943399786" calcext:value-type="float">
            <text:p>4544.06943399786</text:p>
          </table:table-cell>
          <table:table-cell office:value-type="float" office:value="4895.05312632529" calcext:value-type="float">
            <text:p>4895.05312632529</text:p>
          </table:table-cell>
          <table:table-cell office:value-type="float" office:value="4765.64527718269" calcext:value-type="float">
            <text:p>4765.64527718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2.29127169378" calcext:value-type="float">
            <text:p>4372.29127169378</text:p>
          </table:table-cell>
          <table:table-cell office:value-type="float" office:value="4893.4562178757" calcext:value-type="float">
            <text:p>4893.4562178757</text:p>
          </table:table-cell>
          <table:table-cell office:value-type="float" office:value="4701.84096058913" calcext:value-type="float">
            <text:p>4701.8409605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3.57824624197" calcext:value-type="float">
            <text:p>3773.57824624197</text:p>
          </table:table-cell>
          <table:table-cell office:value-type="float" office:value="4484.86826360139" calcext:value-type="float">
            <text:p>4484.86826360139</text:p>
          </table:table-cell>
          <table:table-cell office:value-type="float" office:value="4084.84000531146" calcext:value-type="float">
            <text:p>4084.84000531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2.30123481058" calcext:value-type="float">
            <text:p>3082.30123481058</text:p>
          </table:table-cell>
          <table:table-cell office:value-type="float" office:value="3816.45225128592" calcext:value-type="float">
            <text:p>3816.45225128592</text:p>
          </table:table-cell>
          <table:table-cell office:value-type="float" office:value="3669.08217258467" calcext:value-type="float">
            <text:p>3669.08217258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.06774022128" calcext:value-type="float">
            <text:p>2244.06774022128</text:p>
          </table:table-cell>
          <table:table-cell office:value-type="float" office:value="3044.69801599274" calcext:value-type="float">
            <text:p>3044.69801599274</text:p>
          </table:table-cell>
          <table:table-cell office:value-type="float" office:value="2877.02336523632" calcext:value-type="float">
            <text:p>2877.0233652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8.46467883601" calcext:value-type="float">
            <text:p>2128.46467883601</text:p>
          </table:table-cell>
          <table:table-cell office:value-type="float" office:value="2707.38790845895" calcext:value-type="float">
            <text:p>2707.38790845895</text:p>
          </table:table-cell>
          <table:table-cell office:value-type="float" office:value="2689.90743014351" calcext:value-type="float">
            <text:p>2689.90743014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21.57067979224" calcext:value-type="float">
            <text:p>2521.57067979224</text:p>
          </table:table-cell>
        </table:table-row>
      </table:table>
      <table:named-expressions/>
      <table:database-ranges>
        <table:database-range table:name="__Anonymous_Sheet_DB__0" table:target-range-address="'Spread-out'.B3:'Spread-out'.V114" table:display-filter-buttons="true">
          <table:filter>
            <table:filter-and>
              <table:filter-condition table:data-type="number" table:value="" table:operator="=" table:field-number="2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48:38.743815274</meta:creation-date>
    <dc:date>2022-08-03T22:25:04.298872342</dc:date>
    <meta:editing-duration>PT1H18M55S</meta:editing-duration>
    <meta:editing-cycles>10</meta:editing-cycles>
    <meta:generator>LibreOffice/7.3.5.2$Linux_X86_64 LibreOffice_project/30$Build-2</meta:generator>
    <meta:document-statistic meta:table-count="4" meta:cell-count="2113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4.201cm" style:legend-expansion="high" chart:style-name="ch2"/>
        <chart:plot-area chart:style-name="ch3" table:cell-range-address="'Time VS Average Fill'.B4:'Time VS Average Fill'.F4" chart:data-source-has-labels="row" svg:x="0.32cm" svg:y="0.18cm" svg:width="13.30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13cm" svg:y="0.18cm" svg:width="12.235cm" svg:height="7.99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axis chart:dimension="z" chart:name="primary-z" chart:style-name="ch5"/>
          <chart:series chart:attached-axis="primary-y" chart:style-name="ch7" chart:values-cell-range-address="'Time VS Average Fill'.B4:'Time VS Average Fill'.F4" loext:label-string="region_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851911520333">
                <text:p>0.440851911520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4</text:p>
        </chart:title>
        <chart:legend chart:legend-position="end" svg:x="63.373cm" svg:y="3.703cm" style:legend-expansion="high" chart:style-name="ch3"/>
        <chart:plot-area chart:style-name="ch4" table:cell-range-address="'Spread-out'.N3:'Spread-out'.P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N4:'Spread-out'.N114" chart:label-cell-address="'Spread-out'.N3:'Spread-out'.N3" chart:class="chart:bar">
            <chart:data-point chart:repeated="42"/>
          </chart:series>
          <chart:series chart:style-name="ch10" chart:values-cell-range-address="'Spread-out'.O4:'Spread-out'.O114" chart:label-cell-address="'Spread-out'.O3:'Spread-out'.O3" chart:class="chart:bar">
            <chart:data-point chart:repeated="42"/>
          </chart:series>
          <chart:series chart:style-name="ch11" chart:values-cell-range-address="'Spread-out'.P4:'Spread-out'.P114" chart:label-cell-address="'Spread-out'.P3:'Spread-out'.P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N3:'Spread-out'.N3</svg:desc>
                </draw:g>
              </table:table-cell>
              <table:table-cell office:value-type="string">
                <text:p>Region 2</text:p>
                <draw:g>
                  <svg:desc>'Spread-out'.O3:'Spread-out'.O3</svg:desc>
                </draw:g>
              </table:table-cell>
              <table:table-cell office:value-type="string">
                <text:p>Region 3</text:p>
                <draw:g>
                  <svg:desc>'Spread-out'.P3:'Spread-out'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7134083832951">
                <text:p>0.777134083832951</text:p>
                <draw:g>
                  <svg:desc>'Spread-out'.N4:'Spread-out'.N114</svg:desc>
                </draw:g>
              </table:table-cell>
              <table:table-cell office:value-type="float" office:value="0.534403501349895">
                <text:p>0.534403501349895</text:p>
                <draw:g>
                  <svg:desc>'Spread-out'.O4:'Spread-out'.O114</svg:desc>
                </draw:g>
              </table:table-cell>
              <table:table-cell office:value-type="float" office:value="0.926682512922319">
                <text:p>0.926682512922319</text:p>
                <draw:g>
                  <svg:desc>'Spread-out'.P4:'Spread-out'.P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.939327588217578">
                <text:p>0.939327588217578</text:p>
              </table:table-cell>
              <table:table-cell office:value-type="float" office:value="0.730238973774969">
                <text:p>0.730238973774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03140552345018">
                <text:p>0.203140552345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496958090407">
                <text:p>0.39496958090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9101320633205">
                <text:p>0.679101320633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3731216956969">
                <text:p>0.343731216956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257904352359">
                <text:p>0.7262579043523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5</text:p>
        </chart:title>
        <chart:legend chart:legend-position="end" svg:x="63.373cm" svg:y="3.703cm" style:legend-expansion="high" chart:style-name="ch3"/>
        <chart:plot-area chart:style-name="ch4" table:cell-range-address="'Spread-out'.Q3:'Spread-out'.S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Q4:'Spread-out'.Q114" chart:label-cell-address="'Spread-out'.Q3:'Spread-out'.Q3" chart:class="chart:bar">
            <chart:data-point chart:repeated="42"/>
          </chart:series>
          <chart:series chart:style-name="ch10" chart:values-cell-range-address="'Spread-out'.R4:'Spread-out'.R114" chart:label-cell-address="'Spread-out'.R3:'Spread-out'.R3" chart:class="chart:bar">
            <chart:data-point chart:repeated="42"/>
          </chart:series>
          <chart:series chart:style-name="ch11" chart:values-cell-range-address="'Spread-out'.S4:'Spread-out'.S114" chart:label-cell-address="'Spread-out'.S3:'Spread-out'.S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Q3:'Spread-out'.Q3</svg:desc>
                </draw:g>
              </table:table-cell>
              <table:table-cell office:value-type="string">
                <text:p>Region 2</text:p>
                <draw:g>
                  <svg:desc>'Spread-out'.R3:'Spread-out'.R3</svg:desc>
                </draw:g>
              </table:table-cell>
              <table:table-cell office:value-type="string">
                <text:p>Region 3</text:p>
                <draw:g>
                  <svg:desc>'Spread-out'.S3:'Spread-out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ead-out'.Q4:'Spread-out'.Q114</svg:desc>
                </draw:g>
              </table:table-cell>
              <table:table-cell office:value-type="float" office:value="0">
                <text:p>0</text:p>
                <draw:g>
                  <svg:desc>'Spread-out'.R4:'Spread-out'.R114</svg:desc>
                </draw:g>
              </table:table-cell>
              <table:table-cell office:value-type="float" office:value="0.92867637997544">
                <text:p>0.92867637997544</text:p>
                <draw:g>
                  <svg:desc>'Spread-out'.S4:'Spread-out'.S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">
                <text:p>0</text:p>
              </table:table-cell>
              <table:table-cell office:value-type="float" office:value="0.754691123537268">
                <text:p>0.754691123537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04cm" svg:height="9cm" xlink:href=".." xlink:type="simple" chart:class="chart:bar" chart:column-mapping="0 1" chart:style-name="ch1">
        <chart:title svg:x="32.153cm" svg:y="0.316cm" chart:style-name="ch2">
          <text:p>T = 6</text:p>
        </chart:title>
        <chart:legend chart:legend-position="end" svg:x="63.4cm" svg:y="3.703cm" style:legend-expansion="high" chart:style-name="ch3"/>
        <chart:plot-area chart:style-name="ch4" table:cell-range-address="'Spread-out'.T3:'Spread-out'.V114" chart:data-source-has-labels="both" svg:x="2.321cm" svg:y="1.275cm" svg:width="59.769cm" svg:height="6.564cm">
          <chart:coordinate-region svg:x="3.048cm" svg:y="1.474cm" svg:width="59.042cm" svg:height="6.166cm"/>
          <chart:axis chart:dimension="x" chart:name="primary-x" chart:style-name="ch5" chartooo:axis-type="auto">
            <chartooo:date-scale/>
            <chart:title svg:x="31.83cm" svg:y="8.019cm" chart:style-name="ch6">
              <text:p>Bins</text:p>
            </chart:title>
            <chart:categories table:cell-range-address="'Spread-out'.T4:'Spread-out'.T114"/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T4:'Spread-out'.T114" chart:label-cell-address="'Spread-out'.T3:'Spread-out'.T3" chart:class="chart:bar">
            <chart:data-point chart:repeated="42"/>
          </chart:series>
          <chart:series chart:style-name="ch10" chart:values-cell-range-address="'Spread-out'.U4:'Spread-out'.U114" chart:label-cell-address="'Spread-out'.U3:'Spread-out'.U3" chart:class="chart:bar">
            <chart:data-point chart:repeated="42"/>
          </chart:series>
          <chart:series chart:style-name="ch11" chart:values-cell-range-address="'Spread-out'.V4:'Spread-out'.V114" chart:label-cell-address="'Spread-out'.V3:'Spread-out'.V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T3:'Spread-out'.T3</svg:desc>
                </draw:g>
              </table:table-cell>
              <table:table-cell office:value-type="string">
                <text:p>Region 2</text:p>
                <draw:g>
                  <svg:desc>'Spread-out'.U3:'Spread-out'.U3</svg:desc>
                </draw:g>
              </table:table-cell>
              <table:table-cell office:value-type="string">
                <text:p>Region 3</text:p>
                <draw:g>
                  <svg:desc>'Spread-out'.V3:'Spread-out'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U4:'Spread-out'.U114</svg:desc>
                </draw:g>
              </table:table-cell>
              <table:table-cell office:value-type="float" office:value="0">
                <text:p>0</text:p>
                <draw:g>
                  <svg:desc>'Spread-out'.V4:'Spread-out'.V1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2:'Time VS Average Fill'.D9" chart:data-source-has-labels="both" svg:x="1.331cm" svg:y="1.275cm" svg:width="12.245cm" svg:height="6.564cm">
          <chart:coordinate-region svg:x="2.058cm" svg:y="1.475cm" svg:width="11.518cm" svg:height="5.717cm"/>
          <chart:axis chart:dimension="x" chart:name="primary-x" chart:style-name="ch5" chartooo:axis-type="auto">
            <chartooo:date-scale/>
            <chart:title svg:x="6.456cm" svg:y="8.019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0.451cm" svg:y="5.474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2:'Time VS Average Fill'.D9" chart:data-source-has-labels="both" svg:x="1.331cm" svg:y="1.275cm" svg:width="12.245cm" svg:height="6.564cm">
          <chart:coordinate-region svg:x="1.767cm" svg:y="1.275cm" svg:width="11.569cm" svg:height="5.917cm"/>
          <chart:axis chart:dimension="x" chart:name="primary-x" chart:style-name="ch5" chartooo:axis-type="auto">
            <chartooo:date-scale/>
            <chart:title svg:x="0.451cm" svg:y="5.554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6.536cm" svg:y="8.019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Time VS Average Fill'.B2:'Time VS Average Fill'.F2 'Time VS Average Fill'.B4:'Time VS Average Fill'.F4" chart:data-source-has-labels="row" svg:x="0.32cm" svg:y="0.18cm" svg:width="15.36cm" svg:height="8.64cm">
          <chart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'Time VS Average Fill'.B2:'Time VS Average Fill'.F2"/>
          </chart:axis>
          <chart:axis chart:dimension="y" chart:name="primary-y" chart:style-name="ch4"/>
          <chart:series chart:style-name="ch5" chart:values-cell-range-address="'Time VS Average Fill'.B4:'Time VS Average Fill'.F4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F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78cm" svg:height="9.537cm" xlink:href=".." xlink:type="simple" chart:class="chart:line" chart:style-name="ch1">
        <chart:title svg:x="3.031cm" svg:y="0.325cm" chart:style-name="ch2">
          <text:p>Average fill ratio VS 
Time-interval</text:p>
        </chart:title>
        <chart:plot-area chart:style-name="ch3" table:cell-range-address="'Time VS Average Fill'.A2:'Time VS Average Fill'.D9" chart:data-source-has-labels="both" svg:x="1.168cm" svg:y="1.918cm" svg:width="7.846cm" svg:height="6.338cm">
          <chart:coordinate-region svg:x="1.895cm" svg:y="2.118cm" svg:width="7.025cm" svg:height="5.491cm"/>
          <chart:axis chart:dimension="x" chart:name="primary-x" chart:style-name="ch4" chartooo:axis-type="auto">
            <chartooo:date-scale/>
            <chart:title svg:x="3.982cm" svg:y="8.446cm" chart:style-name="ch5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4">
            <chart:title svg:x="0.305cm" svg:y="6.461cm" chart:style-name="ch6">
              <text:p>Average fill ratio</text:p>
            </chart:title>
          </chart:axis>
          <chart:series chart:style-name="ch7" chart:values-cell-range-address="'Time VS Average Fill'.B3:'Time VS Average Fill'.B9" chart:label-cell-address="'Time VS Average Fill'.B2:'Time VS Average Fill'.B2" chart:class="chart:line">
            <chart:data-point chart:repeated="7"/>
          </chart:series>
          <chart:series chart:style-name="ch8" chart:values-cell-range-address="'Time VS Average Fill'.C3:'Time VS Average Fill'.C9" chart:label-cell-address="'Time VS Average Fill'.C2:'Time VS Average Fill'.C2" chart:class="chart:line">
            <chart:data-point chart:repeated="7"/>
          </chart:series>
          <chart:series chart:style-name="ch9" chart:values-cell-range-address="'Time VS Average Fill'.D3:'Time VS Average Fill'.D9" chart:label-cell-address="'Time VS Average Fill'.D2:'Time VS Average Fill'.D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Total Garbage VS Time-interval</text:p>
        </chart:title>
        <chart:legend chart:legend-position="end" svg:x="15.06cm" svg:y="2.707cm" style:legend-expansion="high" chart:style-name="ch3"/>
        <chart:plot-area chart:style-name="ch4" table:cell-range-address="'Time VS Total Garbage'.B2:'Time VS Total Garbage'.D9 'Time VS Total Garbage'.A3:'Time VS Total Garbage'.A9" chart:data-source-has-labels="both" svg:x="1.331cm" svg:y="1.275cm" svg:width="13.409cm" svg:height="6.564cm">
          <chart:coordinate-region svg:x="2.323cm" svg:y="1.474cm" svg:width="12.417cm" svg:height="5.718cm"/>
          <chart:axis chart:dimension="x" chart:name="primary-x" chart:style-name="ch5" chartooo:axis-type="auto">
            <chartooo:date-scale/>
            <chart:title svg:x="7.038cm" svg:y="8.019cm" chart:style-name="ch6">
              <text:p>Time-interval</text:p>
            </chart:title>
            <chart:categories table:cell-range-address="'Time VS Total Garbage'.B2:'Time VS Total Garbage'.D2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'Time VS Total Garbage'.B3:'Time VS Total Garbage'.D3" chart:label-cell-address="'Time VS Total Garbage'.A3:'Time VS Total Garbage'.A3" chart:class="chart:bar">
            <chart:data-point chart:repeated="3"/>
          </chart:series>
          <chart:series chart:style-name="ch10" chart:values-cell-range-address="'Time VS Total Garbage'.B4:'Time VS Total Garbage'.D4" chart:label-cell-address="'Time VS Total Garbage'.A4:'Time VS Total Garbage'.A4" chart:class="chart:bar">
            <chart:data-point chart:repeated="3"/>
          </chart:series>
          <chart:series chart:style-name="ch11" chart:values-cell-range-address="'Time VS Total Garbage'.B5:'Time VS Total Garbage'.D5" chart:label-cell-address="'Time VS Total Garbage'.A5:'Time VS Total Garbage'.A5" chart:class="chart:bar">
            <chart:data-point chart:repeated="3"/>
          </chart:series>
          <chart:series chart:style-name="ch12" chart:values-cell-range-address="'Time VS Total Garbage'.B6:'Time VS Total Garbage'.D6" chart:label-cell-address="'Time VS Total Garbage'.A6:'Time VS Total Garbage'.A6" chart:class="chart:bar">
            <chart:data-point chart:repeated="3"/>
          </chart:series>
          <chart:series chart:style-name="ch13" chart:values-cell-range-address="'Time VS Total Garbage'.B7:'Time VS Total Garbage'.D7" chart:label-cell-address="'Time VS Total Garbage'.A7:'Time VS Total Garbage'.A7" chart:class="chart:bar">
            <chart:data-point chart:repeated="3"/>
          </chart:series>
          <chart:series chart:style-name="ch14" chart:values-cell-range-address="'Time VS Total Garbage'.B8:'Time VS Total Garbage'.D8" chart:label-cell-address="'Time VS Total Garbage'.A8:'Time VS Total Garbage'.A8" chart:class="chart:bar">
            <chart:data-point chart:repeated="3"/>
          </chart:series>
          <chart:series chart:style-name="ch15" chart:values-cell-range-address="'Time VS Total Garbage'.B9:'Time VS Total Garbage'.D9" chart:label-cell-address="'Time VS Total Garbage'.A9:'Time VS Total Garbage'.A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D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Time VS Total Garbage'.A3:'Time VS Total Garbage'.A3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D3</svg:desc>
                </draw:g>
              </table:table-cell>
              <table:table-cell office:value-type="float" office:value="4895.05312632529">
                <text:p>4895.05312632529</text:p>
              </table:table-cell>
              <table:table-cell office:value-type="float" office:value="4765.64527718269">
                <text:p>4765.64527718269</text:p>
              </table:table-cell>
            </table:table-row>
            <table:table-row>
              <table:table-cell office:value-type="string">
                <text:p>1</text:p>
                <draw:g>
                  <svg:desc>'Time VS Total Garbage'.A4:'Time VS Total Garbage'.A4</svg:desc>
                </draw:g>
              </table:table-cell>
              <table:table-cell office:value-type="float" office:value="4372.29127169378">
                <text:p>4372.29127169378</text:p>
                <draw:g>
                  <svg:desc>'Time VS Total Garbage'.B4:'Time VS Total Garbage'.D4</svg:desc>
                </draw:g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string">
                <text:p>2</text:p>
                <draw:g>
                  <svg:desc>'Time VS Total Garbage'.A5:'Time VS Total Garbage'.A5</svg:desc>
                </draw:g>
              </table:table-cell>
              <table:table-cell office:value-type="float" office:value="3773.57824624197">
                <text:p>3773.57824624197</text:p>
                <draw:g>
                  <svg:desc>'Time VS Total Garbage'.B5:'Time VS Total Garbage'.D5</svg:desc>
                </draw:g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string">
                <text:p>3</text:p>
                <draw:g>
                  <svg:desc>'Time VS Total Garbage'.A6:'Time VS Total Garbage'.A6</svg:desc>
                </draw:g>
              </table:table-cell>
              <table:table-cell office:value-type="float" office:value="3082.30123481058">
                <text:p>3082.30123481058</text:p>
                <draw:g>
                  <svg:desc>'Time VS Total Garbage'.B6:'Time VS Total Garbage'.D6</svg:desc>
                </draw:g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string">
                <text:p>4</text:p>
                <draw:g>
                  <svg:desc>'Time VS Total Garbage'.A7:'Time VS Total Garbage'.A7</svg:desc>
                </draw:g>
              </table:table-cell>
              <table:table-cell office:value-type="float" office:value="2244.06774022128">
                <text:p>2244.06774022128</text:p>
                <draw:g>
                  <svg:desc>'Time VS Total Garbage'.B7:'Time VS Total Garbage'.D7</svg:desc>
                </draw:g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string">
                <text:p>5</text:p>
                <draw:g>
                  <svg:desc>'Time VS Total Garbage'.A8:'Time VS Total Garbage'.A8</svg:desc>
                </draw:g>
              </table:table-cell>
              <table:table-cell office:value-type="float" office:value="2128.46467883601">
                <text:p>2128.46467883601</text:p>
                <draw:g>
                  <svg:desc>'Time VS Total Garbage'.B8:'Time VS Total Garbage'.D8</svg:desc>
                </draw:g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string">
                <text:p>6</text:p>
                <draw:g>
                  <svg:desc>'Time VS Total Garbage'.A9:'Time VS Total Garbage'.A9</svg:desc>
                </draw:g>
              </table:table-cell>
              <table:table-cell office:value-type="float" office:value="NaN">
                <text:p>NaN</text:p>
                <draw:g>
                  <svg:desc>'Time VS Total Garbage'.B9:'Time VS Total Garbage'.D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Total Garbage VS Time-interval</text:p>
        </chart:title>
        <chart:legend chart:legend-position="end" svg:x="13.307cm" svg:y="3.703cm" style:legend-expansion="high" chart:style-name="ch3"/>
        <chart:plot-area chart:style-name="ch4" table:cell-range-address="'Time VS Total Garbage'.A3:'Time VS Total Garbage'.D9 'Time VS Total Garbage'.B2:'Time VS Total Garbage'.D2" chart:data-source-has-labels="both" svg:x="1.331cm" svg:y="1.275cm" svg:width="11.656cm" svg:height="6.564cm">
          <chart:coordinate-region svg:x="2.323cm" svg:y="1.474cm" svg:width="10.57cm" svg:height="5.718cm"/>
          <chart:axis chart:dimension="x" chart:name="primary-x" chart:style-name="ch5" chartooo:axis-type="auto">
            <chartooo:date-scale/>
            <chart:title svg:x="6.162cm" svg:y="8.019cm" chart:style-name="ch6">
              <text:p>Time-Interval</text:p>
            </chart:title>
            <chart:categories table:cell-range-address="'Time VS Total Garbage'.A3:'Time VS Total Garbage'.A9"/>
          </chart:axis>
          <chart:axis chart:dimension="y" chart:name="primary-y" chart:style-name="ch5">
            <chart:title svg:x="0.451cm" svg:y="5.99cm" chart:style-name="ch7">
              <text:p>Total Garbage (Kg)</text:p>
            </chart:title>
          </chart:axis>
          <chart:series chart:style-name="ch8" chart:values-cell-range-address="'Time VS Total Garbage'.B3:'Time VS Total Garbage'.B9" chart:label-cell-address="'Time VS Total Garbage'.B2:'Time VS Total Garbage'.B2" chart:class="chart:line">
            <chart:data-point chart:repeated="7"/>
          </chart:series>
          <chart:series chart:style-name="ch9" chart:values-cell-range-address="'Time VS Total Garbage'.C3:'Time VS Total Garbage'.C9" chart:label-cell-address="'Time VS Total Garbage'.C2:'Time VS Total Garbage'.C2" chart:class="chart:line">
            <chart:data-point chart:repeated="7"/>
          </chart:series>
          <chart:series chart:style-name="ch10" chart:values-cell-range-address="'Time VS Total Garbage'.D3:'Time VS Total Garbage'.D9" chart:label-cell-address="'Time VS Total Garbage'.D2:'Time VS Total Garbage'.D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B2</svg:desc>
                </draw:g>
              </table:table-cell>
              <table:table-cell office:value-type="string">
                <text:p>Region 2</text:p>
                <draw:g>
                  <svg:desc>'Time VS Total Garbage'.C2:'Time VS Total Garbage'.C2</svg:desc>
                </draw:g>
              </table:table-cell>
              <table:table-cell office:value-type="string">
                <text:p>Region 3</text:p>
                <draw:g>
                  <svg:desc>'Time VS Total Garbage'.D2:'Time VS Total Garbage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Total Garbage'.A3:'Time VS Total Garbage'.A9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B9</svg:desc>
                </draw:g>
              </table:table-cell>
              <table:table-cell office:value-type="float" office:value="4895.05312632529">
                <text:p>4895.05312632529</text:p>
                <draw:g>
                  <svg:desc>'Time VS Total Garbage'.C3:'Time VS Total Garbage'.C9</svg:desc>
                </draw:g>
              </table:table-cell>
              <table:table-cell office:value-type="float" office:value="4765.64527718269">
                <text:p>4765.64527718269</text:p>
                <draw:g>
                  <svg:desc>'Time VS Total Garbage'.D3:'Time VS Total Garbage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72.29127169378">
                <text:p>4372.29127169378</text:p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73.57824624197">
                <text:p>3773.57824624197</text:p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82.30123481058">
                <text:p>3082.30123481058</text:p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44.06774022128">
                <text:p>2244.06774022128</text:p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28.46467883601">
                <text:p>2128.46467883601</text:p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8cm" svg:height="9cm" xlink:href=".." xlink:type="simple" chart:class="chart:bar" chart:style-name="ch1">
        <chart:title svg:x="32.291cm" svg:y="0.316cm" chart:style-name="ch2">
          <text:p>T = 0</text:p>
        </chart:title>
        <chart:legend chart:legend-position="end" svg:x="63.676cm" svg:y="3.703cm" style:legend-expansion="high" chart:style-name="ch3"/>
        <chart:plot-area chart:style-name="ch4" table:cell-range-address="'Spread-out'.B3:'Spread-out'.D114" chart:data-source-has-labels="row" svg:x="2.326cm" svg:y="1.275cm" svg:width="60.035cm" svg:height="6.564cm">
          <chart:coordinate-region svg:x="3.053cm" svg:y="1.475cm" svg:width="59.308cm" svg:height="6.165cm"/>
          <chart:axis chart:dimension="x" chart:name="primary-x" chart:style-name="ch5">
            <chart:title svg:x="31.968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B4:'Spread-out'.B114" chart:label-cell-address="'Spread-out'.B3:'Spread-out'.B3" chart:class="chart:bar">
            <chart:data-point chart:repeated="42"/>
          </chart:series>
          <chart:series chart:style-name="ch10" chart:values-cell-range-address="'Spread-out'.C4:'Spread-out'.C114" chart:label-cell-address="'Spread-out'.C3:'Spread-out'.C3" chart:class="chart:bar">
            <chart:data-point chart:repeated="42"/>
          </chart:series>
          <chart:series chart:style-name="ch11" chart:values-cell-range-address="'Spread-out'.D4:'Spread-out'.D114" chart:label-cell-address="'Spread-out'.D3:'Spread-out'.D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B3:'Spread-out'.B3</svg:desc>
                </draw:g>
              </table:table-cell>
              <table:table-cell office:value-type="string">
                <text:p>Region 2</text:p>
                <draw:g>
                  <svg:desc>'Spread-out'.C3:'Spread-out'.C3</svg:desc>
                </draw:g>
              </table:table-cell>
              <table:table-cell office:value-type="string">
                <text:p>Region 3</text:p>
                <draw:g>
                  <svg:desc>'Spread-out'.D3:'Spread-out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9606178338064">
                <text:p>0.729606178338064</text:p>
                <draw:g>
                  <svg:desc>'Spread-out'.B4:'Spread-out'.B114</svg:desc>
                </draw:g>
              </table:table-cell>
              <table:table-cell office:value-type="float" office:value="0.460778768032726">
                <text:p>0.460778768032726</text:p>
                <draw:g>
                  <svg:desc>'Spread-out'.C4:'Spread-out'.C114</svg:desc>
                </draw:g>
              </table:table-cell>
              <table:table-cell office:value-type="float" office:value="0.909032520665641">
                <text:p>0.909032520665641</text:p>
                <draw:g>
                  <svg:desc>'Spread-out'.D4:'Spread-out'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0872400531813">
                <text:p>0.920872400531813</text:p>
              </table:table-cell>
              <table:table-cell office:value-type="float" office:value="0.666864257546104">
                <text:p>0.66686425754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1852894722379">
                <text:p>0.611852894722379</text:p>
              </table:table-cell>
              <table:table-cell office:value-type="float" office:value="0.327497352177915">
                <text:p>0.327497352177915</text:p>
              </table:table-cell>
              <table:table-cell office:value-type="float" office:value="0.986630122958847">
                <text:p>0.986630122958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4540118847362">
                <text:p>0.374540118847362</text:p>
              </table:table-cell>
              <table:table-cell office:value-type="float" office:value="0.134414676938974">
                <text:p>0.134414676938974</text:p>
              </table:table-cell>
              <table:table-cell office:value-type="float" office:value="0.951811785423239">
                <text:p>0.95181178542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5175961393014">
                <text:p>0.785175961393014</text:p>
              </table:table-cell>
              <table:table-cell office:value-type="float" office:value="0.173373595294755">
                <text:p>0.173373595294755</text:p>
              </table:table-cell>
              <table:table-cell office:value-type="float" office:value="0.247231074403177">
                <text:p>0.247231074403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982321715662">
                <text:p>0.310982321715662</text:p>
              </table:table-cell>
              <table:table-cell office:value-type="float" office:value="0.20934932333671">
                <text:p>0.20934932333671</text:p>
              </table:table-cell>
              <table:table-cell office:value-type="float" office:value="0.169757905087541">
                <text:p>0.169757905087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9584627764558">
                <text:p>0.969584627764558</text:p>
              </table:table-cell>
              <table:table-cell office:value-type="float" office:value="0.187043748557523">
                <text:p>0.187043748557523</text:p>
              </table:table-cell>
              <table:table-cell office:value-type="float" office:value="0.474630875749814">
                <text:p>0.474630875749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270346685946">
                <text:p>0.771270346685946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5118696436046">
                <text:p>0.965118696436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7544851901438">
                <text:p>0.607544851901438</text:p>
              </table:table-cell>
              <table:table-cell office:value-type="float" office:value="0.211448006996545">
                <text:p>0.211448006996545</text:p>
              </table:table-cell>
              <table:table-cell office:value-type="float" office:value="0.969821045078545">
                <text:p>0.969821045078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36604278193921">
                <text:p>0.336604278193921</text:p>
              </table:table-cell>
              <table:table-cell office:value-type="float" office:value="0.237543324923878">
                <text:p>0.237543324923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393121398410989">
                <text:p>0.0393121398410989</text:p>
              </table:table-cell>
              <table:table-cell office:value-type="float" office:value="0.854385093369579">
                <text:p>0.85438509336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3103425875594">
                <text:p>0.863103425875594</text:p>
              </table:table-cell>
              <table:table-cell office:value-type="float" office:value="0.0633749704727677">
                <text:p>0.0633749704727677</text:p>
              </table:table-cell>
              <table:table-cell office:value-type="float" office:value="0.704680762736647">
                <text:p>0.704680762736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4925020519195">
                <text:p>0.0884925020519195</text:p>
              </table:table-cell>
              <table:table-cell office:value-type="float" office:value="0.119762131819251">
                <text:p>0.119762131819251</text:p>
              </table:table-cell>
              <table:table-cell office:value-type="float" office:value="0.733113022415281">
                <text:p>0.733113022415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397348116461">
                <text:p>0.808397348116461</text:p>
              </table:table-cell>
              <table:table-cell office:value-type="float" office:value="0.101782472620404">
                <text:p>0.101782472620404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15824964682089">
                <text:p>0.715824964682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5461428454834">
                <text:p>0.815461428454834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45305255002666">
                <text:p>0.445305255002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2214925161949">
                <text:p>0.472214925161949</text:p>
              </table:table-cell>
              <table:table-cell office:value-type="float" office:value="0.114836824739204">
                <text:p>0.114836824739204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4233026512157">
                <text:p>0.684233026512157</text:p>
              </table:table-cell>
              <table:table-cell office:value-type="float" office:value="0.668643219924431">
                <text:p>0.668643219924431</text:p>
              </table:table-cell>
              <table:table-cell office:value-type="float" office:value="0.617847240201214">
                <text:p>0.617847240201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9320402078782">
                <text:p>0.90932040207878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3875017527905">
                <text:p>0.933875017527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1711076089411">
                <text:p>0.311711076089411</text:p>
              </table:table-cell>
              <table:table-cell office:value-type="float" office:value="0.581238221422612">
                <text:p>0.581238221422612</text:p>
              </table:table-cell>
              <table:table-cell office:value-type="float" office:value="0.519773948556018">
                <text:p>0.519773948556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2244769296657">
                <text:p>0.772244769296657</text:p>
              </table:table-cell>
              <table:table-cell office:value-type="float" office:value="0.283775905798724">
                <text:p>0.283775905798724</text:p>
              </table:table-cell>
              <table:table-cell office:value-type="float" office:value="0.391081536651761">
                <text:p>0.391081536651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5132823361115">
                <text:p>0.775132823361115</text:p>
              </table:table-cell>
              <table:table-cell office:value-type="float" office:value="0.895206837687199">
                <text:p>0.895206837687199</text:p>
              </table:table-cell>
              <table:table-cell office:value-type="float" office:value="0.592350328593362">
                <text:p>0.592350328593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5632033074559">
                <text:p>0.965632033074559</text:p>
              </table:table-cell>
              <table:table-cell office:value-type="float" office:value="0.447412366823455">
                <text:p>0.447412366823455</text:p>
              </table:table-cell>
              <table:table-cell office:value-type="float" office:value="0.844170448969197">
                <text:p>0.844170448969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1277197569496">
                <text:p>0.561277197569496</text:p>
              </table:table-cell>
              <table:table-cell office:value-type="float" office:value="0.605774819356887">
                <text:p>0.605774819356887</text:p>
              </table:table-cell>
              <table:table-cell office:value-type="float" office:value="0.258133432701128">
                <text:p>0.258133432701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0714306409916">
                <text:p>0.950714306409916</text:p>
              </table:table-cell>
              <table:table-cell office:value-type="float" office:value="0.929375989127586">
                <text:p>0.929375989127586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219698075404">
                <text:p>0.80219698075404</text:p>
              </table:table-cell>
              <table:table-cell office:value-type="float" office:value="0.370472102791382">
                <text:p>0.370472102791382</text:p>
              </table:table-cell>
              <table:table-cell office:value-type="float" office:value="0.585354364396752">
                <text:p>0.585354364396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7212742576327">
                <text:p>0.887212742576327</text:p>
              </table:table-cell>
              <table:table-cell office:value-type="float" office:value="0.809874445854635">
                <text:p>0.809874445854635</text:p>
              </table:table-cell>
              <table:table-cell office:value-type="float" office:value="0.683248028289646">
                <text:p>0.683248028289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6361843293692">
                <text:p>0.366361843293692</text:p>
              </table:table-cell>
              <table:table-cell office:value-type="float" office:value="0.5716126894699">
                <text:p>0.5716126894699</text:p>
              </table:table-cell>
              <table:table-cell office:value-type="float" office:value="0.210662189005667">
                <text:p>0.210662189005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4827350427649">
                <text:p>0.894827350427649</text:p>
              </table:table-cell>
              <table:table-cell office:value-type="float" office:value="0.681502722223929">
                <text:p>0.681502722223929</text:p>
              </table:table-cell>
              <table:table-cell office:value-type="float" office:value="0.97139509404164">
                <text:p>0.971395094041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7899978811085">
                <text:p>0.597899978811085</text:p>
              </table:table-cell>
              <table:table-cell office:value-type="float" office:value="0.806201279793061">
                <text:p>0.806201279793061</text:p>
              </table:table-cell>
              <table:table-cell office:value-type="float" office:value="0.736402015065641">
                <text:p>0.736402015065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9498941564189">
                <text:p>0.939498941564189</text:p>
              </table:table-cell>
              <table:table-cell office:value-type="float" office:value="0.86550712589398">
                <text:p>0.86550712589398</text:p>
              </table:table-cell>
              <table:table-cell office:value-type="float" office:value="0.492277856448035">
                <text:p>0.492277856448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2414568862042">
                <text:p>0.592414568862042</text:p>
              </table:table-cell>
              <table:table-cell office:value-type="float" office:value="0.532589432551586">
                <text:p>0.532589432551586</text:p>
              </table:table-cell>
              <table:table-cell office:value-type="float" office:value="0.969412322335288">
                <text:p>0.969412322335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07234808688392">
                <text:p>0.507234808688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4756431632238">
                <text:p>0.524756431632238</text:p>
              </table:table-cell>
              <table:table-cell office:value-type="float" office:value="0.982378616908606">
                <text:p>0.982378616908606</text:p>
              </table:table-cell>
              <table:table-cell office:value-type="float" office:value="0.31615610497675">
                <text:p>0.31615610497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11840914147269">
                <text:p>0.411840914147269</text:p>
              </table:table-cell>
              <table:table-cell office:value-type="float" office:value="0.61714498660403">
                <text:p>0.6171449866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68142254377505">
                <text:p>0.868142254377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874235023117">
                <text:p>0.921874235023117</text:p>
              </table:table-cell>
              <table:table-cell office:value-type="float" office:value="0.769492933191937">
                <text:p>0.769492933191937</text:p>
              </table:table-cell>
              <table:table-cell office:value-type="float" office:value="0.912363345616691">
                <text:p>0.912363345616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4242242959538">
                <text:p>0.30424224295953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70749901272511">
                <text:p>0.870749901272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9007168040987">
                <text:p>0.729007168040987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68271280513259">
                <text:p>0.868271280513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07610378684455">
                <text:p>0.507610378684455</text:p>
              </table:table-cell>
              <table:table-cell office:value-type="float" office:value="0.805670152950053">
                <text:p>0.805670152950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0967179954561">
                <text:p>0.770967179954561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68904984478718">
                <text:p>0.868904984478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0898024852649">
                <text:p>0.330898024852649</text:p>
              </table:table-cell>
              <table:table-cell office:value-type="float" office:value="0.55676289301393">
                <text:p>0.55676289301393</text:p>
              </table:table-cell>
              <table:table-cell office:value-type="float" office:value="0.672602118225126">
                <text:p>0.672602118225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25cm" svg:height="9cm" xlink:href=".." xlink:type="simple" chart:class="chart:bar" chart:style-name="ch1">
        <chart:title svg:x="32.263cm" svg:y="0.316cm" chart:style-name="ch2">
          <text:p>T = 1</text:p>
        </chart:title>
        <chart:legend chart:legend-position="end" svg:x="63.621cm" svg:y="3.703cm" style:legend-expansion="high" chart:style-name="ch3"/>
        <chart:plot-area chart:style-name="ch4" table:cell-range-address="'Spread-out'.E3:'Spread-out'.G114" chart:data-source-has-labels="row" svg:x="2.325cm" svg:y="1.275cm" svg:width="59.982cm" svg:height="6.564cm">
          <chart:coordinate-region svg:x="3.052cm" svg:y="1.475cm" svg:width="59.255cm" svg:height="6.165cm"/>
          <chart:axis chart:dimension="x" chart:name="primary-x" chart:style-name="ch5">
            <chart:title svg:x="31.941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E4:'Spread-out'.E114" chart:label-cell-address="'Spread-out'.E3:'Spread-out'.E3" chart:class="chart:bar">
            <chart:data-point chart:repeated="42"/>
          </chart:series>
          <chart:series chart:style-name="ch10" chart:values-cell-range-address="'Spread-out'.F4:'Spread-out'.F114" chart:label-cell-address="'Spread-out'.F3:'Spread-out'.F3" chart:class="chart:bar">
            <chart:data-point chart:repeated="42"/>
          </chart:series>
          <chart:series chart:style-name="ch11" chart:values-cell-range-address="'Spread-out'.G4:'Spread-out'.G114" chart:label-cell-address="'Spread-out'.G3:'Spread-out'.G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E3:'Spread-out'.E3</svg:desc>
                </draw:g>
              </table:table-cell>
              <table:table-cell office:value-type="string">
                <text:p>Region 2</text:p>
                <draw:g>
                  <svg:desc>'Spread-out'.F3:'Spread-out'.F3</svg:desc>
                </draw:g>
              </table:table-cell>
              <table:table-cell office:value-type="string">
                <text:p>Region 3</text:p>
                <draw:g>
                  <svg:desc>'Spread-out'.G3:'Spread-out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5792739373716">
                <text:p>0.735792739373716</text:p>
                <draw:g>
                  <svg:desc>'Spread-out'.E4:'Spread-out'.E114</svg:desc>
                </draw:g>
              </table:table-cell>
              <table:table-cell office:value-type="float" office:value="0.49349413150909">
                <text:p>0.49349413150909</text:p>
                <draw:g>
                  <svg:desc>'Spread-out'.F4:'Spread-out'.F114</svg:desc>
                </draw:g>
              </table:table-cell>
              <table:table-cell office:value-type="float" office:value="0.911985196143009">
                <text:p>0.911985196143009</text:p>
                <draw:g>
                  <svg:desc>'Spread-out'.G4:'Spread-out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5418068372307">
                <text:p>0.925418068372307</text:p>
              </table:table-cell>
              <table:table-cell office:value-type="float" office:value="0.673386322007786">
                <text:p>0.673386322007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363637348768285">
                <text:p>0.363637348768285</text:p>
              </table:table-cell>
              <table:table-cell office:value-type="float" office:value="0.987509654042311">
                <text:p>0.987509654042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9945734110189">
                <text:p>0.419945734110189</text:p>
              </table:table-cell>
              <table:table-cell office:value-type="float" office:value="0.191450166252069">
                <text:p>0.191450166252069</text:p>
              </table:table-cell>
              <table:table-cell office:value-type="float" office:value="0.95604519506094">
                <text:p>0.95604519506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8288651552621">
                <text:p>0.788288651552621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24426060874121">
                <text:p>0.224426060874121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04435708150101">
                <text:p>0.504435708150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8155997979103">
                <text:p>0.968155997979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7059625503617">
                <text:p>0.627059625503617</text:p>
              </table:table-cell>
              <table:table-cell office:value-type="float" office:value="0.248672940036299">
                <text:p>0.248672940036299</text:p>
              </table:table-cell>
              <table:table-cell office:value-type="float" office:value="0.969912750049023">
                <text:p>0.969912750049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58728470566498">
                <text:p>0.358728470566498</text:p>
              </table:table-cell>
              <table:table-cell office:value-type="float" office:value="0.244841145099707">
                <text:p>0.244841145099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953242348002668">
                <text:p>0.0953242348002668</text:p>
              </table:table-cell>
              <table:table-cell office:value-type="float" office:value="0.863172204427728">
                <text:p>0.863172204427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740685156208">
                <text:p>0.86740685156208</text:p>
              </table:table-cell>
              <table:table-cell office:value-type="float" office:value="0.0713839134964074">
                <text:p>0.0713839134964074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0117934265387">
                <text:p>0.110117934265387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.742220482547531">
                <text:p>0.742220482547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23624625033105">
                <text:p>0.123624625033105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27158512466785">
                <text:p>0.727158512466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1543237701949">
                <text:p>0.831543237701949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90745230551106">
                <text:p>0.490745230551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7047898074756">
                <text:p>0.507047898074756</text:p>
              </table:table-cell>
              <table:table-cell office:value-type="float" office:value="0.128658877630191">
                <text:p>0.128658877630191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5846403184021">
                <text:p>0.695846403184021</text:p>
              </table:table-cell>
              <table:table-cell office:value-type="float" office:value="0.686319814897718">
                <text:p>0.686319814897718</text:p>
              </table:table-cell>
              <table:table-cell office:value-type="float" office:value="0.621723065150509">
                <text:p>0.621723065150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7550178373022">
                <text:p>0.91755017837302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928294484887">
                <text:p>0.93928294484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2852797981688">
                <text:p>0.312852797981688</text:p>
              </table:table-cell>
              <table:table-cell office:value-type="float" office:value="0.597875094662737">
                <text:p>0.597875094662737</text:p>
              </table:table-cell>
              <table:table-cell office:value-type="float" office:value="0.528487090685457">
                <text:p>0.528487090685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31378035585965">
                <text:p>0.31378035585965</text:p>
              </table:table-cell>
              <table:table-cell office:value-type="float" office:value="0.416109819074468">
                <text:p>0.416109819074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90246945647494">
                <text:p>0.790246945647494</text:p>
              </table:table-cell>
              <table:table-cell office:value-type="float" office:value="0">
                <text:p>0</text:p>
              </table:table-cell>
              <table:table-cell office:value-type="float" office:value="0.605040776720092">
                <text:p>0.605040776720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6395372462973">
                <text:p>0.966395372462973</text:p>
              </table:table-cell>
              <table:table-cell office:value-type="float" office:value="0.466515099908349">
                <text:p>0.466515099908349</text:p>
              </table:table-cell>
              <table:table-cell office:value-type="float" office:value="0.850088633730518">
                <text:p>0.850088633730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4037725114088">
                <text:p>0.584037725114088</text:p>
              </table:table-cell>
              <table:table-cell office:value-type="float" office:value="0">
                <text:p>0</text:p>
              </table:table-cell>
              <table:table-cell office:value-type="float" office:value="0.312799632270568">
                <text:p>0.312799632270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5296385772394">
                <text:p>0.955296385772394</text:p>
              </table:table-cell>
              <table:table-cell office:value-type="float" office:value="0.929845612438534">
                <text:p>0.92984561243853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3215245996466">
                <text:p>0.803215245996466</text:p>
              </table:table-cell>
              <table:table-cell office:value-type="float" office:value="0.428441668193956">
                <text:p>0.428441668193956</text:p>
              </table:table-cell>
              <table:table-cell office:value-type="float" office:value="0.615049239546849">
                <text:p>0.615049239546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1314021133369">
                <text:p>0.891314021133369</text:p>
              </table:table-cell>
              <table:table-cell office:value-type="float" office:value="0.819819256228486">
                <text:p>0.819819256228486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578034961820253">
                <text:p>0.578034961820253</text:p>
              </table:table-cell>
              <table:table-cell office:value-type="float" office:value="0.253815082908466">
                <text:p>0.253815082908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0325070096104">
                <text:p>0.900325070096104</text:p>
              </table:table-cell>
              <table:table-cell office:value-type="float" office:value="0.69216937488195">
                <text:p>0.6921693748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95508853467">
                <text:p>0.6095508853467</text:p>
              </table:table-cell>
              <table:table-cell office:value-type="float" office:value="0.823201314010503">
                <text:p>0.82320131401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867708181706034">
                <text:p>0.867708181706034</text:p>
              </table:table-cell>
              <table:table-cell office:value-type="float" office:value="0.501475210052914">
                <text:p>0.501475210052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575051371788764">
                <text:p>0.575051371788764</text:p>
              </table:table-cell>
              <table:table-cell office:value-type="float" office:value="0.972401271232211">
                <text:p>0.972401271232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54684493277946">
                <text:p>0.554684493277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0965390604567">
                <text:p>0.540965390604567</text:p>
              </table:table-cell>
              <table:table-cell office:value-type="float" office:value="0.983666506485567">
                <text:p>0.983666506485567</text:p>
              </table:table-cell>
              <table:table-cell office:value-type="float" office:value="0.334948547949264">
                <text:p>0.334948547949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55155550987924">
                <text:p>0.455155550987924</text:p>
              </table:table-cell>
              <table:table-cell office:value-type="float" office:value="0.626975806231471">
                <text:p>0.626975806231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71138980447444">
                <text:p>0.871138980447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4511879376488">
                <text:p>0.924511879376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71400418931425">
                <text:p>0.871400418931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36475727183518">
                <text:p>0.536475727183518</text:p>
              </table:table-cell>
              <table:table-cell office:value-type="float" office:value="0.814982087048942">
                <text:p>0.814982087048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6409859639486">
                <text:p>0.776409859639486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7409861099428">
                <text:p>0.87409861099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712754943571">
                <text:p>0.33712754943571</text:p>
              </table:table-cell>
              <table:table-cell office:value-type="float" office:value="0.585180935209034">
                <text:p>0.585180935209034</text:p>
              </table:table-cell>
              <table:table-cell office:value-type="float" office:value="0.703885761629261">
                <text:p>0.7038857616292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669cm" svg:height="9cm" xlink:href=".." xlink:type="simple" chart:class="chart:bar" chart:style-name="ch1">
        <chart:title svg:x="32.235cm" svg:y="0.316cm" chart:style-name="ch2">
          <text:p>T = 2</text:p>
        </chart:title>
        <chart:legend chart:legend-position="end" svg:x="63.565cm" svg:y="3.703cm" style:legend-expansion="high" chart:style-name="ch3"/>
        <chart:plot-area chart:style-name="ch4" table:cell-range-address="'Spread-out'.H3:'Spread-out'.J114" chart:data-source-has-labels="row" svg:x="2.324cm" svg:y="1.275cm" svg:width="59.928cm" svg:height="6.564cm">
          <chart:coordinate-region svg:x="3.051cm" svg:y="1.475cm" svg:width="59.201cm" svg:height="6.165cm"/>
          <chart:axis chart:dimension="x" chart:name="primary-x" chart:style-name="ch5">
            <chart:title svg:x="31.913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H4:'Spread-out'.H114" chart:label-cell-address="'Spread-out'.H3:'Spread-out'.H3" chart:class="chart:bar">
            <chart:data-point chart:repeated="42"/>
          </chart:series>
          <chart:series chart:style-name="ch10" chart:values-cell-range-address="'Spread-out'.I4:'Spread-out'.I114" chart:label-cell-address="'Spread-out'.I3:'Spread-out'.I3" chart:class="chart:bar">
            <chart:data-point chart:repeated="42"/>
          </chart:series>
          <chart:series chart:style-name="ch11" chart:values-cell-range-address="'Spread-out'.J4:'Spread-out'.J114" chart:label-cell-address="'Spread-out'.J3:'Spread-out'.J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H3:'Spread-out'.H3</svg:desc>
                </draw:g>
              </table:table-cell>
              <table:table-cell office:value-type="string">
                <text:p>Region 2</text:p>
                <draw:g>
                  <svg:desc>'Spread-out'.I3:'Spread-out'.I3</svg:desc>
                </draw:g>
              </table:table-cell>
              <table:table-cell office:value-type="string">
                <text:p>Region 3</text:p>
                <draw:g>
                  <svg:desc>'Spread-out'.J3:'Spread-out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H4:'Spread-out'.H114</svg:desc>
                </draw:g>
              </table:table-cell>
              <table:table-cell office:value-type="float" office:value="0.522695029322057">
                <text:p>0.522695029322057</text:p>
                <draw:g>
                  <svg:desc>'Spread-out'.I4:'Spread-out'.I114</svg:desc>
                </draw:g>
              </table:table-cell>
              <table:table-cell office:value-type="float" office:value="0.915154929669546">
                <text:p>0.915154929669546</text:p>
                <draw:g>
                  <svg:desc>'Spread-out'.J4:'Spread-out'.J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8045241205864">
                <text:p>0.488045241205864</text:p>
              </table:table-cell>
              <table:table-cell office:value-type="float" office:value="0.932089811674669">
                <text:p>0.932089811674669</text:p>
              </table:table-cell>
              <table:table-cell office:value-type="float" office:value="0.702062164206114">
                <text:p>0.702062164206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07946565912354">
                <text:p>0.40794656591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462122664256">
                <text:p>0.448462122664256</text:p>
              </table:table-cell>
              <table:table-cell office:value-type="float" office:value="0.214674870146852">
                <text:p>0.214674870146852</text:p>
              </table:table-cell>
              <table:table-cell office:value-type="float" office:value="0.959676159216362">
                <text:p>0.959676159216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8934376456879">
                <text:p>0.788934376456879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81631021981404">
                <text:p>0.281631021981404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39558564574037">
                <text:p>0.539558564574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0689028994994">
                <text:p>0.970689028994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338069434597">
                <text:p>0.63338069434597</text:p>
              </table:table-cell>
              <table:table-cell office:value-type="float" office:value="0.280060888855927">
                <text:p>0.280060888855927</text:p>
              </table:table-cell>
              <table:table-cell office:value-type="float" office:value="0.97043879139697">
                <text:p>0.9704387913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3678049149962">
                <text:p>0.303678049149962</text:p>
              </table:table-cell>
              <table:table-cell office:value-type="float" office:value="0.422723143900056">
                <text:p>0.422723143900056</text:p>
              </table:table-cell>
              <table:table-cell office:value-type="float" office:value="0.272595832447118">
                <text:p>0.27259583244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2598829900222">
                <text:p>0.842598829900222</text:p>
              </table:table-cell>
              <table:table-cell office:value-type="float" office:value="0.116458161894033">
                <text:p>0.116458161894033</text:p>
              </table:table-cell>
              <table:table-cell office:value-type="float" office:value="0.870865987805116">
                <text:p>0.870865987805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7958517116515">
                <text:p>0.877958517116515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3454039000792">
                <text:p>0.143454039000792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42751858314677">
                <text:p>0.14275185831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6324575677577">
                <text:p>0.716324575677577</text:p>
              </table:table-cell>
              <table:table-cell office:value-type="float" office:value="0.0603012776165869">
                <text:p>0.060301277616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1146303604458">
                <text:p>0.841146303604458</text:p>
              </table:table-cell>
              <table:table-cell office:value-type="float" office:value="0.106218532791833">
                <text:p>0.106218532791833</text:p>
              </table:table-cell>
              <table:table-cell office:value-type="float" office:value="0.526140231074228">
                <text:p>0.526140231074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45866409513248">
                <text:p>0.845866409513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698531246924938">
                <text:p>0.698531246924938</text:p>
              </table:table-cell>
              <table:table-cell office:value-type="float" office:value="0.647824358663589">
                <text:p>0.647824358663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5507360926382">
                <text:p>0.45507360926382</text:p>
              </table:table-cell>
              <table:table-cell office:value-type="float" office:value="0.944246258752244">
                <text:p>0.944246258752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602325598033">
                <text:p>0.323602325598033</text:p>
              </table:table-cell>
              <table:table-cell office:value-type="float" office:value="0.608421385061481">
                <text:p>0.608421385061481</text:p>
              </table:table-cell>
              <table:table-cell office:value-type="float" office:value="0.564099066014224">
                <text:p>0.564099066014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6397795606911">
                <text:p>0.806397795606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8121299756956">
                <text:p>0.858121299756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8045690353349">
                <text:p>0.958045690353349</text:p>
              </table:table-cell>
              <table:table-cell office:value-type="float" office:value="0.931075918903304">
                <text:p>0.93107591890330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706823664171614">
                <text:p>0.70682366417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871603722781546">
                <text:p>0.87160372278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600135874394934">
                <text:p>0.60013587439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5892979854754">
                <text:p>0.875892979854754</text:p>
              </table:table-cell>
              <table:table-cell office:value-type="float" office:value="0.65199610884554">
                <text:p>0.65199610884554</text:p>
              </table:table-cell>
              <table:table-cell office:value-type="float" office:value="0.597694051787679">
                <text:p>0.597694051787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30576855458">
                <text:p>0.55730576855458</text:p>
              </table:table-cell>
              <table:table-cell office:value-type="float" office:value="0.984361028687317">
                <text:p>0.984361028687317</text:p>
              </table:table-cell>
              <table:table-cell office:value-type="float" office:value="0.389647737262118">
                <text:p>0.389647737262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2921145537401">
                <text:p>0.352921145537401</text:p>
              </table:table-cell>
              <table:table-cell office:value-type="float" office:value="0.486099731608872">
                <text:p>0.486099731608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2207792965975">
                <text:p>0.952207792965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8297731631288">
                <text:p>0.92829773163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">
                <text:p>0</text:p>
              </table:table-cell>
              <table:table-cell office:value-type="float" office:value="0.876535604880134">
                <text:p>0.876535604880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5506807657632">
                <text:p>0.585506807657632</text:p>
              </table:table-cell>
              <table:table-cell office:value-type="float" office:value="0.562064453989998">
                <text:p>0.562064453989998</text:p>
              </table:table-cell>
              <table:table-cell office:value-type="float" office:value="0.820590504626271">
                <text:p>0.820590504626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461297760549164">
                <text:p>0.461297760549164</text:p>
              </table:table-cell>
              <table:table-cell office:value-type="float" office:value="0.885895040130219">
                <text:p>0.885895040130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1486194121959">
                <text:p>0.371486194121959</text:p>
              </table:table-cell>
              <table:table-cell office:value-type="float" office:value="0">
                <text:p>0</text:p>
              </table:table-cell>
              <table:table-cell office:value-type="float" office:value="0.703885761629261">
                <text:p>0.7038857616292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87cm" svg:height="9cm" xlink:href=".." xlink:type="simple" chart:class="chart:bar" chart:style-name="ch1">
        <chart:title svg:x="32.194cm" svg:y="0.316cm" chart:style-name="ch2">
          <text:p>T = 3</text:p>
        </chart:title>
        <chart:legend chart:legend-position="end" svg:x="63.483cm" svg:y="3.703cm" style:legend-expansion="high" chart:style-name="ch3"/>
        <chart:plot-area chart:style-name="ch4" table:cell-range-address="'Spread-out'.K3:'Spread-out'.M114" chart:data-source-has-labels="row" svg:x="2.322cm" svg:y="1.275cm" svg:width="59.85cm" svg:height="6.564cm">
          <chart:coordinate-region svg:x="3.049cm" svg:y="1.475cm" svg:width="59.123cm" svg:height="6.165cm"/>
          <chart:axis chart:dimension="x" chart:name="primary-x" chart:style-name="ch5">
            <chart:title svg:x="31.872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K4:'Spread-out'.K114" chart:label-cell-address="'Spread-out'.K3:'Spread-out'.K3" chart:class="chart:bar">
            <chart:data-point chart:repeated="42"/>
          </chart:series>
          <chart:series chart:style-name="ch10" chart:values-cell-range-address="'Spread-out'.L4:'Spread-out'.L114" chart:label-cell-address="'Spread-out'.L3:'Spread-out'.L3" chart:class="chart:bar">
            <chart:data-point chart:repeated="42"/>
          </chart:series>
          <chart:series chart:style-name="ch11" chart:values-cell-range-address="'Spread-out'.M4:'Spread-out'.M114" chart:label-cell-address="'Spread-out'.M3:'Spread-out'.M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K3:'Spread-out'.K3</svg:desc>
                </draw:g>
              </table:table-cell>
              <table:table-cell office:value-type="string">
                <text:p>Region 2</text:p>
                <draw:g>
                  <svg:desc>'Spread-out'.L3:'Spread-out'.L3</svg:desc>
                </draw:g>
              </table:table-cell>
              <table:table-cell office:value-type="string">
                <text:p>Region 3</text:p>
                <draw:g>
                  <svg:desc>'Spread-out'.M3:'Spread-out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K4:'Spread-out'.K114</svg:desc>
                </draw:g>
              </table:table-cell>
              <table:table-cell office:value-type="float" office:value="0.528876840892581">
                <text:p>0.528876840892581</text:p>
                <draw:g>
                  <svg:desc>'Spread-out'.L4:'Spread-out'.L114</svg:desc>
                </draw:g>
              </table:table-cell>
              <table:table-cell office:value-type="float" office:value="0.919553366177727">
                <text:p>0.919553366177727</text:p>
                <draw:g>
                  <svg:desc>'Spread-out'.M4:'Spread-out'.M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3931689467693">
                <text:p>0.523931689467693</text:p>
              </table:table-cell>
              <table:table-cell office:value-type="float" office:value="0.933587137672778">
                <text:p>0.933587137672778</text:p>
              </table:table-cell>
              <table:table-cell office:value-type="float" office:value="0.721735080533777">
                <text:p>0.721735080533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462122664256">
                <text:p>0.448462122664256</text:p>
              </table:table-cell>
              <table:table-cell office:value-type="float" office:value="0.277093261354908">
                <text:p>0.277093261354908</text:p>
              </table:table-cell>
              <table:table-cell office:value-type="float" office:value="0.96126683908136">
                <text:p>0.96126683908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10687285259">
                <text:p>0.7910687285259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356634057215191">
                <text:p>0.356634057215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10502324359">
                <text:p>0.38910502324359</text:p>
              </table:table-cell>
              <table:table-cell office:value-type="float" office:value="0.31405726551726">
                <text:p>0.31405726551726</text:p>
              </table:table-cell>
              <table:table-cell office:value-type="float" office:value="0.303337531579086">
                <text:p>0.303337531579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3422733428724">
                <text:p>0.973422733428724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53041304464332">
                <text:p>0.553041304464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966771017223">
                <text:p>0.789966771017223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2084284353773">
                <text:p>0.9720842843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338069434597">
                <text:p>0.63338069434597</text:p>
              </table:table-cell>
              <table:table-cell office:value-type="float" office:value="0.351847781490279">
                <text:p>0.351847781490279</text:p>
              </table:table-cell>
              <table:table-cell office:value-type="float" office:value="0.970681700777323">
                <text:p>0.970681700777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328741246017">
                <text:p>0.335328741246017</text:p>
              </table:table-cell>
              <table:table-cell office:value-type="float" office:value="0.424142489683509">
                <text:p>0.424142489683509</text:p>
              </table:table-cell>
              <table:table-cell office:value-type="float" office:value="0.298291487120951">
                <text:p>0.298291487120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4222011662221">
                <text:p>0.844222011662221</text:p>
              </table:table-cell>
              <table:table-cell office:value-type="float" office:value="0.14060178437043">
                <text:p>0.14060178437043</text:p>
              </table:table-cell>
              <table:table-cell office:value-type="float" office:value="0.879094426132792">
                <text:p>0.87909442613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8887615392743">
                <text:p>0.888887615392743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45463067032891">
                <text:p>0.74546306703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3503245383968">
                <text:p>0.193503245383968</text:p>
              </table:table-cell>
              <table:table-cell office:value-type="float" office:value="0.166585716827801">
                <text:p>0.166585716827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97489376519967">
                <text:p>0.19748937651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6838782511675">
                <text:p>0.726838782511675</text:p>
              </table:table-cell>
              <table:table-cell office:value-type="float" office:value="0.144319665554718">
                <text:p>0.144319665554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.526714003001912">
                <text:p>0.526714003001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50870756148865">
                <text:p>0.850870756148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715137875388912">
                <text:p>0.71513787538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0915381694231">
                <text:p>0.870915381694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5006469479993">
                <text:p>0.355006469479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514692236406504">
                <text:p>0.514692236406504</text:p>
              </table:table-cell>
              <table:table-cell office:value-type="float" office:value="0.892900326835395">
                <text:p>0.892900326835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2448362038851">
                <text:p>0.402448362038851</text:p>
              </table:table-cell>
              <table:table-cell office:value-type="float" office:value="0">
                <text:p>0</text:p>
              </table:table-cell>
              <table:table-cell office:value-type="float" office:value="0.706396573954393">
                <text:p>0.7063965739543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